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ar font-ibm-plex-mono" svg:font-family="'var font-ibm-plex-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3fd" officeooo:paragraph-rsid="000e73fd"/>
    </style:style>
    <style:style style:name="P2" style:family="paragraph" style:parent-style-name="Standard">
      <style:text-properties officeooo:paragraph-rsid="000e73fd"/>
    </style:style>
    <style:style style:name="P3" style:family="paragraph" style:parent-style-name="Standard">
      <style:text-properties officeooo:rsid="000fad2d" officeooo:paragraph-rsid="000fad2d"/>
    </style:style>
    <style:style style:name="P4" style:family="paragraph" style:parent-style-name="Standard">
      <style:text-properties fo:font-size="13pt" fo:font-weight="bold" officeooo:paragraph-rsid="00133bce" style:font-size-asian="13pt" style:font-weight-asian="bold" style:font-size-complex="13pt" style:font-weight-complex="bold"/>
    </style:style>
    <style:style style:name="P5" style:family="paragraph" style:parent-style-name="Standard">
      <style:text-properties fo:font-size="13pt" fo:font-weight="bold" officeooo:rsid="00133bce" officeooo:paragraph-rsid="00133bce" style:font-size-asian="13pt" style:font-weight-asian="bold" style:font-size-complex="13pt" style:font-weight-complex="bold"/>
    </style:style>
    <style:style style:name="P6" style:family="paragraph" style:parent-style-name="Standard">
      <style:paragraph-properties fo:margin-top="0cm" fo:margin-bottom="0.499cm" loext:contextual-spacing="false"/>
    </style:style>
    <style:style style:name="P7" style:family="paragraph" style:parent-style-name="Text_20_body" style:list-style-name="L1"/>
    <style:style style:name="P8" style:family="paragraph" style:parent-style-name="Text_20_body">
      <style:text-properties officeooo:rsid="000e73fd" officeooo:paragraph-rsid="000e73fd"/>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8"/>
    <style:style style:name="P20" style:family="paragraph" style:parent-style-name="Text_20_body">
      <style:text-properties officeooo:rsid="000fad2d" officeooo:paragraph-rsid="000fad2d"/>
    </style:style>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5"/>
    <style:style style:name="P47" style:family="paragraph" style:parent-style-name="Text_20_body" style:list-style-name="L46">
      <style:text-properties officeooo:paragraph-rsid="000fad2d"/>
    </style:style>
    <style:style style:name="P48" style:family="paragraph" style:parent-style-name="Text_20_body">
      <style:text-properties officeooo:rsid="0015e446" officeooo:paragraph-rsid="0015e446"/>
    </style:style>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paragraph-properties fo:margin-top="0cm" fo:margin-bottom="0cm" loext:contextual-spacing="false"/>
    </style:style>
    <style:style style:name="P63" style:family="paragraph" style:parent-style-name="Text_20_body" style:list-style-name="L14">
      <style:paragraph-properties fo:margin-top="0cm" fo:margin-bottom="0cm" loext:contextual-spacing="false"/>
    </style:style>
    <style:style style:name="P64" style:family="paragraph" style:parent-style-name="Text_20_body" style:list-style-name="L15">
      <style:paragraph-properties fo:margin-top="0cm" fo:margin-bottom="0cm" loext:contextual-spacing="false"/>
    </style:style>
    <style:style style:name="P65" style:family="paragraph" style:parent-style-name="Text_20_body" style:list-style-name="L16">
      <style:paragraph-properties fo:margin-top="0cm" fo:margin-bottom="0cm" loext:contextual-spacing="false"/>
    </style:style>
    <style:style style:name="P66" style:family="paragraph" style:parent-style-name="Text_20_body" style:list-style-name="L17">
      <style:paragraph-properties fo:margin-top="0cm" fo:margin-bottom="0cm" loext:contextual-spacing="false"/>
    </style:style>
    <style:style style:name="P67" style:family="paragraph" style:parent-style-name="Text_20_body" style:list-style-name="L19">
      <style:paragraph-properties fo:margin-top="0cm" fo:margin-bottom="0cm" loext:contextual-spacing="false"/>
    </style:style>
    <style:style style:name="P68" style:family="paragraph" style:parent-style-name="Text_20_body" style:list-style-name="L20">
      <style:paragraph-properties fo:margin-top="0cm" fo:margin-bottom="0cm" loext:contextual-spacing="false"/>
    </style:style>
    <style:style style:name="P69" style:family="paragraph" style:parent-style-name="Text_20_body" style:list-style-name="L21">
      <style:paragraph-properties fo:margin-top="0cm" fo:margin-bottom="0cm" loext:contextual-spacing="false"/>
    </style:style>
    <style:style style:name="P70" style:family="paragraph" style:parent-style-name="Text_20_body" style:list-style-name="L22">
      <style:paragraph-properties fo:margin-top="0cm" fo:margin-bottom="0cm" loext:contextual-spacing="false"/>
    </style:style>
    <style:style style:name="P71" style:family="paragraph" style:parent-style-name="Text_20_body" style:list-style-name="L23">
      <style:paragraph-properties fo:margin-top="0cm" fo:margin-bottom="0cm" loext:contextual-spacing="false"/>
    </style:style>
    <style:style style:name="P72" style:family="paragraph" style:parent-style-name="Text_20_body" style:list-style-name="L24">
      <style:paragraph-properties fo:margin-top="0cm" fo:margin-bottom="0cm" loext:contextual-spacing="false"/>
    </style:style>
    <style:style style:name="P73" style:family="paragraph" style:parent-style-name="Text_20_body" style:list-style-name="L25">
      <style:paragraph-properties fo:margin-top="0cm" fo:margin-bottom="0cm" loext:contextual-spacing="false"/>
    </style:style>
    <style:style style:name="P74" style:family="paragraph" style:parent-style-name="Text_20_body" style:list-style-name="L26">
      <style:paragraph-properties fo:margin-top="0cm" fo:margin-bottom="0cm" loext:contextual-spacing="false"/>
    </style:style>
    <style:style style:name="P75" style:family="paragraph" style:parent-style-name="Text_20_body" style:list-style-name="L27">
      <style:paragraph-properties fo:margin-top="0cm" fo:margin-bottom="0cm" loext:contextual-spacing="false"/>
    </style:style>
    <style:style style:name="P76" style:family="paragraph" style:parent-style-name="Text_20_body" style:list-style-name="L28">
      <style:paragraph-properties fo:margin-top="0cm" fo:margin-bottom="0cm" loext:contextual-spacing="false"/>
    </style:style>
    <style:style style:name="P77" style:family="paragraph" style:parent-style-name="Text_20_body" style:list-style-name="L29">
      <style:paragraph-properties fo:margin-top="0cm" fo:margin-bottom="0cm" loext:contextual-spacing="false"/>
    </style:style>
    <style:style style:name="P78" style:family="paragraph" style:parent-style-name="Text_20_body" style:list-style-name="L30">
      <style:paragraph-properties fo:margin-top="0cm" fo:margin-bottom="0cm" loext:contextual-spacing="false"/>
    </style:style>
    <style:style style:name="P79" style:family="paragraph" style:parent-style-name="Text_20_body" style:list-style-name="L31">
      <style:paragraph-properties fo:margin-top="0cm" fo:margin-bottom="0cm" loext:contextual-spacing="false"/>
    </style:style>
    <style:style style:name="P80" style:family="paragraph" style:parent-style-name="Text_20_body" style:list-style-name="L32">
      <style:paragraph-properties fo:margin-top="0cm" fo:margin-bottom="0cm" loext:contextual-spacing="false"/>
    </style:style>
    <style:style style:name="P81" style:family="paragraph" style:parent-style-name="Text_20_body" style:list-style-name="L33">
      <style:paragraph-properties fo:margin-top="0cm" fo:margin-bottom="0cm" loext:contextual-spacing="false"/>
    </style:style>
    <style:style style:name="P82" style:family="paragraph" style:parent-style-name="Text_20_body" style:list-style-name="L34">
      <style:paragraph-properties fo:margin-top="0cm" fo:margin-bottom="0cm" loext:contextual-spacing="false"/>
    </style:style>
    <style:style style:name="P83" style:family="paragraph" style:parent-style-name="Text_20_body" style:list-style-name="L35">
      <style:paragraph-properties fo:margin-top="0cm" fo:margin-bottom="0cm" loext:contextual-spacing="false"/>
    </style:style>
    <style:style style:name="P84" style:family="paragraph" style:parent-style-name="Text_20_body" style:list-style-name="L36">
      <style:paragraph-properties fo:margin-top="0cm" fo:margin-bottom="0cm" loext:contextual-spacing="false"/>
    </style:style>
    <style:style style:name="P85" style:family="paragraph" style:parent-style-name="Text_20_body" style:list-style-name="L37">
      <style:paragraph-properties fo:margin-top="0cm" fo:margin-bottom="0cm" loext:contextual-spacing="false"/>
    </style:style>
    <style:style style:name="P86" style:family="paragraph" style:parent-style-name="Text_20_body" style:list-style-name="L38">
      <style:paragraph-properties fo:margin-top="0cm" fo:margin-bottom="0cm" loext:contextual-spacing="false"/>
    </style:style>
    <style:style style:name="P87" style:family="paragraph" style:parent-style-name="Text_20_body" style:list-style-name="L39">
      <style:paragraph-properties fo:margin-top="0cm" fo:margin-bottom="0cm" loext:contextual-spacing="false"/>
    </style:style>
    <style:style style:name="P88" style:family="paragraph" style:parent-style-name="Text_20_body" style:list-style-name="L40">
      <style:paragraph-properties fo:margin-top="0cm" fo:margin-bottom="0cm" loext:contextual-spacing="false"/>
    </style:style>
    <style:style style:name="P89" style:family="paragraph" style:parent-style-name="Text_20_body" style:list-style-name="L41">
      <style:paragraph-properties fo:margin-top="0cm" fo:margin-bottom="0cm" loext:contextual-spacing="false"/>
    </style:style>
    <style:style style:name="P90" style:family="paragraph" style:parent-style-name="Text_20_body" style:list-style-name="L42">
      <style:paragraph-properties fo:margin-top="0cm" fo:margin-bottom="0cm" loext:contextual-spacing="false"/>
    </style:style>
    <style:style style:name="P91" style:family="paragraph" style:parent-style-name="Text_20_body" style:list-style-name="L43">
      <style:paragraph-properties fo:margin-top="0cm" fo:margin-bottom="0cm" loext:contextual-spacing="false"/>
    </style:style>
    <style:style style:name="P92" style:family="paragraph" style:parent-style-name="Text_20_body" style:list-style-name="L49">
      <style:paragraph-properties fo:margin-top="0cm" fo:margin-bottom="0cm" loext:contextual-spacing="false"/>
    </style:style>
    <style:style style:name="P93" style:family="paragraph" style:parent-style-name="Text_20_body" style:list-style-name="L51">
      <style:paragraph-properties fo:margin-top="0cm" fo:margin-bottom="0cm" loext:contextual-spacing="false"/>
    </style:style>
    <style:style style:name="P94" style:family="paragraph" style:parent-style-name="Text_20_body" style:list-style-name="L53">
      <style:paragraph-properties fo:margin-top="0cm" fo:margin-bottom="0cm" loext:contextual-spacing="false"/>
    </style:style>
    <style:style style:name="P95" style:family="paragraph" style:parent-style-name="Text_20_body">
      <style:paragraph-properties fo:margin-top="0cm" fo:margin-bottom="0.247cm" loext:contextual-spacing="false"/>
    </style:style>
    <style:style style:name="P96" style:family="paragraph" style:parent-style-name="Text_20_body" style:list-style-name="L40">
      <style:paragraph-properties fo:margin-top="0cm" fo:margin-bottom="0.247cm" loext:contextual-spacing="false"/>
    </style:style>
    <style:style style:name="P97" style:family="paragraph" style:parent-style-name="Text_20_body" style:list-style-name="L41">
      <style:paragraph-properties fo:margin-top="0cm" fo:margin-bottom="0.247cm" loext:contextual-spacing="false"/>
    </style:style>
    <style:style style:name="P98" style:family="paragraph" style:parent-style-name="Text_20_body" style:list-style-name="L43">
      <style:paragraph-properties fo:margin-top="0cm" fo:margin-bottom="0.247cm" loext:contextual-spacing="false"/>
    </style:style>
    <style:style style:name="T1" style:family="text">
      <style:text-properties officeooo:rsid="000e73fd"/>
    </style:style>
    <style:style style:name="T2" style:family="text">
      <style:text-properties officeooo:rsid="000fad2d"/>
    </style:style>
    <style:style style:name="T3" style:family="text">
      <style:text-properties style:font-name="var font-ibm-plex-mono" loext:padding="0cm" loext:border="none"/>
    </style:style>
    <style:style style:name="T4" style:family="text">
      <style:text-properties officeooo:rsid="00133bc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text:span text:style-name="T4">Profiling x264- </text:span>To identify the cycle-intensive modules<text:span text:style-name="T4">(mostly used cpu cycle by which model</text:span></text:p>
      <text:p text:style-name="P4"/>
      <text:p text:style-name="P4"><text:s/>the four modules: Intra Prediction, Transform, Entropy Coding, and Motion Estimation.</text:p>
      <text:p text:style-name="P5"/>
      <text:p text:style-name="P1"/>
      <text:p text:style-name="P1"/>
      <text:p text:style-name="P1">Ffmpeg -i input.y4m</text:p>
      <text:p text:style-name="P1"/>
      <text:p text:style-name="P8"><text:span text:style-name="Strong_20_Emphasis">Format</text:span>: <text:span text:style-name="Source_20_Text">yuv4mpegpipe</text:span> — indicates a YUV4MPEG2 format.</text:p>
      <text:list xml:id="list2369580651" text:style-name="L1">
        <text:list-item>
          <text:p text:style-name="P7"><text:span text:style-name="Strong_20_Emphasis">Duration</text:span>: <text:span text:style-name="Source_20_Text">00:00:10.01</text:span> — about 10 seconds.</text:p>
        </text:list-item>
        <text:list-item>
          <text:p text:style-name="P7"><text:span text:style-name="Strong_20_Emphasis">Bitrate</text:span>: <text:span text:style-name="Source_20_Text">36460 kb/s</text:span> — high raw data rate (typical for uncompressed YUV).</text:p>
        </text:list-item>
        <text:list-item>
          <text:p text:style-name="P7"><text:span text:style-name="Strong_20_Emphasis">Codec</text:span>: <text:span text:style-name="Source_20_Text">rawvideo (I420)</text:span> — raw uncompressed video using I420 (YUV 4:2:0).</text:p>
        </text:list-item>
        <text:list-item>
          <text:p text:style-name="P7"><text:span text:style-name="Strong_20_Emphasis">Pixel format</text:span>: <text:span text:style-name="Source_20_Text">yuv420p(progressive)</text:span> — standard 4:2:0 planar format.</text:p>
        </text:list-item>
        <text:list-item>
          <text:p text:style-name="P7"><text:span text:style-name="Strong_20_Emphasis">Resolution</text:span>: <text:span text:style-name="Source_20_Text">352x288</text:span> — standard CIF (Common Intermediate Format).</text:p>
        </text:list-item>
        <text:list-item>
          <text:p text:style-name="P7"><text:span text:style-name="Strong_20_Emphasis">SAR</text:span>: <text:span text:style-name="Source_20_Text">128:117</text:span> — Sample Aspect Ratio (each pixel is slightly taller than wide).</text:p>
        </text:list-item>
        <text:list-item>
          <text:p text:style-name="P7"><text:span text:style-name="Strong_20_Emphasis">DAR</text:span>: <text:span text:style-name="Source_20_Text">1408:1053</text:span> — Display Aspect Ratio, determines overall frame shape.</text:p>
        </text:list-item>
        <text:list-item>
          <text:p text:style-name="P7"><text:span text:style-name="Strong_20_Emphasis">Framerate</text:span>: <text:span text:style-name="Source_20_Text">29.97 fps</text:span> — NTSC-compatible framerate.</text:p>
        </text:list-item>
      </text:list>
      <text:p text:style-name="P1"/>
      <text:p text:style-name="P1"/>
      <text:p text:style-name="P1">./x264 --preset medium --crf 23 --output output.h264 input.y4m</text:p>
      <text:p text:style-name="P1"/>
      <text:p text:style-name="P8"><text:span text:style-name="Source_20_Text">--preset medium</text:span>: A balanced trade-off between speed and compression.</text:p>
      <text:list xml:id="list2582183687" text:style-name="L3">
        <text:list-item>
          <text:p text:style-name="P9"><text:span text:style-name="Source_20_Text">--crf 23</text:span>: Constant Rate Factor for quality control (lower = better quality; 18–28 typical range).</text:p>
        </text:list-item>
      </text:list>
      <text:list xml:id="list555807220" text:style-name="L4">
        <text:list-item>
          <text:p text:style-name="P10"><text:span text:style-name="Source_20_Text">--output output.h264</text:span>: Encoded output file.</text:p>
        </text:list-item>
      </text:list>
      <text:list xml:id="list597496363" text:style-name="L5">
        <text:list-item>
          <text:p text:style-name="P11"><text:span text:style-name="Source_20_Text">input.y4m</text:span>: YUV4MPEG2 raw video input file.</text:p>
        </text:list-item>
      </text:list>
      <text:p text:style-name="P1">----------------------------------------------------------------------------------------------------------------------------</text:p>
      <text:p text:style-name="P1">encoded</text:p>
      <text:p text:style-name="P1">mirafra@mirafra:~/x264$ ./x264 --preset medium --crf 23 --output output.h264 input.y4m</text:p>
      <text:p text:style-name="P1">y4m [info]: 352x288p 128:117 @ 30000/1001 fps (cfr)</text:p>
      <text:p text:style-name="P1">x264 [info]: using SAR=128/117</text:p>
      <text:p text:style-name="P1">x264 [info]: using cpu capabilities: MMX2 SSE2Fast SSSE3 SSE4.2 AVX FMA3 BMI2 AVX2 AVX512</text:p>
      <text:p text:style-name="P1">x264 [info]: profile High, level 1.3, 4:2:0, 8-bit</text:p>
      <text:p text:style-name="P1">x264 [info]: frame I:2 <text:s text:c="4"/>Avg QP:18.16 <text:s/>size: 13905 <text:s text:c="26"/></text:p>
      <text:p text:style-name="P1">x264 [info]: frame P:76 <text:s text:c="3"/>Avg QP:22.34 <text:s/>size: <text:s/>1108</text:p>
      <text:p text:style-name="P1">x264 [info]: frame B:222 <text:s text:c="2"/>Avg QP:29.15 <text:s/>size: <text:s text:c="2"/>107</text:p>
      <text:p text:style-name="P1"><text:soft-page-break/>x264 [info]: consecutive B-frames: <text:s/>1.0% <text:s/>0.7% <text:s/>1.0% 97.3%</text:p>
      <text:p text:style-name="P1">x264 [info]: mb I <text:s/>I16..4: <text:s/>6.6% 65.0% 28.4%</text:p>
      <text:p text:style-name="P1">x264 [info]: mb P <text:s/>I16..4: <text:s/>0.0% <text:s/>0.1% <text:s/>0.0% <text:s/>P16..4: 15.7% <text:s/>9.9% <text:s/>7.2% <text:s/>0.0% <text:s/>0.0% <text:s text:c="3"/>skip:67.0%</text:p>
      <text:p text:style-name="P1">x264 [info]: mb B <text:s/>I16..4: <text:s/>0.0% <text:s/>0.0% <text:s/>0.0% <text:s/>B16..8: 12.9% <text:s/>1.1% <text:s/>0.2% <text:s/>direct: 0.2% <text:s/>skip:85.7% <text:s/>L0:35.0% L1:57.7% BI: 7.3%</text:p>
      <text:p text:style-name="P1">x264 [info]: 8x8 transform intra:65.0% inter:51.2%</text:p>
      <text:p text:style-name="P1">x264 [info]: coded y,uvDC,uvAC intra: 91.8% 91.3% 77.2% inter: 3.1% 2.3% 0.4%</text:p>
      <text:p text:style-name="P1">x264 [info]: i16 v,h,dc,p: 63% 12% <text:s/>4% 21%</text:p>
      <text:p text:style-name="P1">x264 [info]: i8 v,h,dc,ddl,ddr,vr,hd,vl,hu: 24% 27% 16% <text:s/>4% <text:s/>5% <text:s/>7% <text:s/>5% <text:s/>6% <text:s/>6%</text:p>
      <text:p text:style-name="P1">x264 [info]: i4 v,h,dc,ddl,ddr,vr,hd,vl,hu: 31% 10% 10% <text:s/>6% <text:s/>7% 12% <text:s/>6% 12% <text:s/>6%</text:p>
      <text:p text:style-name="P1">x264 [info]: i8c dc,h,v,p: 40% 24% 27% <text:s/>9%</text:p>
      <text:p text:style-name="P1">x264 [info]: Weighted P-Frames: Y:0.0% UV:0.0%</text:p>
      <text:p text:style-name="P1">x264 [info]: ref P L0: 62.2% 16.1% 14.3% <text:s/>7.5%</text:p>
      <text:p text:style-name="P1">x264 [info]: ref B L0: 91.8% <text:s/>6.2% <text:s/>2.0%</text:p>
      <text:p text:style-name="P1">x264 [info]: ref B L1: 95.9% <text:s/>4.1%</text:p>
      <text:p text:style-name="P1">x264 [info]: kb/s:108.45</text:p>
      <text:p text:style-name="P1"/>
      <text:p text:style-name="P1"/>
      <text:p text:style-name="P2"><text:span text:style-name="T1">---------------------------------------------------------------------------------------------------<text:line-break/></text:span><text:span text:style-name="Strong_20_Emphasis">Output Analysis</text:span></text:p>
      <text:h text:style-name="Heading_20_4" text:outline-level="4">🔹 <text:span text:style-name="Strong_20_Emphasis">General Info</text:span></text:h>
      <text:list xml:id="list2969411688" text:style-name="L6">
        <text:list-item>
          <text:p text:style-name="P12"><text:span text:style-name="Strong_20_Emphasis">Resolution</text:span>: 352x288</text:p>
        </text:list-item>
        <text:list-item>
          <text:p text:style-name="P12"><text:span text:style-name="Strong_20_Emphasis">SAR (Sample Aspect Ratio)</text:span>: 128:117</text:p>
        </text:list-item>
        <text:list-item>
          <text:p text:style-name="P12"><text:span text:style-name="Strong_20_Emphasis">Frame Rate</text:span>: 30000/1001 ≈ 29.97 fps</text:p>
        </text:list-item>
        <text:list-item>
          <text:p text:style-name="P12"><text:span text:style-name="Strong_20_Emphasis">Profile</text:span>: High (better compression &amp; quality than baseline/main)</text:p>
        </text:list-item>
        <text:list-item>
          <text:p text:style-name="P12"><text:span text:style-name="Strong_20_Emphasis">Level</text:span>: 1.3 (suitable for low-res, low-bitrate content)</text:p>
        </text:list-item>
        <text:list-item>
          <text:p text:style-name="P12"><text:span text:style-name="Strong_20_Emphasis">Chroma Subsampling</text:span>: 4:2:0</text:p>
        </text:list-item>
        <text:list-item>
          <text:p text:style-name="P12"><text:span text:style-name="Strong_20_Emphasis">Bit Depth</text:span>: 8-bit</text:p>
        </text:list-item>
        <text:list-item>
          <text:p text:style-name="P12"><text:span text:style-name="Strong_20_Emphasis">CPU Features Used</text:span>: AVX, AVX2, AVX512, etc.</text:p>
        </text:list-item>
      </text:list>
      <text:h text:style-name="Heading_20_4" text:outline-level="4">🔹 <text:span text:style-name="Strong_20_Emphasis">Frame Stats</text:span></text:h>
      <text:list xml:id="list2926570762" text:style-name="L7">
        <text:list-item>
          <text:p text:style-name="P13"><text:span text:style-name="Strong_20_Emphasis">I-Frames</text:span>: 2 (Intra-coded, highest quality) — large size</text:p>
        </text:list-item>
        <text:list-item>
          <text:p text:style-name="P13"><text:span text:style-name="Strong_20_Emphasis">P-Frames</text:span>: 76 (Predicted) — moderate size</text:p>
        </text:list-item>
        <text:list-item>
          <text:p text:style-name="P13"><text:span text:style-name="Strong_20_Emphasis">B-Frames</text:span>: 222 (Bidirectional) — smallest size, most frequent</text:p>
        </text:list-item>
        <text:list-item>
          <text:p text:style-name="P13"><text:span text:style-name="Strong_20_Emphasis">Consecutive B-frames</text:span>: Mostly 3 in a row (97.3%)</text:p>
        </text:list-item>
      </text:list>
      <text:h text:style-name="Heading_20_4" text:outline-level="4">🔹 <text:span text:style-name="Strong_20_Emphasis">Macroblock (mb) Usage</text:span></text:h>
      <text:p text:style-name="Text_20_body">Shows how different prediction and transform modes are used, e.g.:</text:p>
      <text:list xml:id="list3516095103" text:style-name="L8">
        <text:list-item>
          <text:p text:style-name="P14"><text:span text:style-name="Source_20_Text">skip</text:span>: 67% in P-frames — indicates efficient compression</text:p>
        </text:list-item>
        <text:list-item>
          <text:p text:style-name="P14"><text:span text:style-name="Source_20_Text">i16, i4, i8</text:span>: intra prediction types</text:p>
        </text:list-item>
      </text:list>
      <text:h text:style-name="Heading_20_4" text:outline-level="4"><text:soft-page-break/>🔹 <text:span text:style-name="Strong_20_Emphasis">Transform Analysis</text:span></text:h>
      <text:list xml:id="list1823169999" text:style-name="L9">
        <text:list-item>
          <text:p text:style-name="P15">8x8 transform usage: intra 65.0%, inter 51.2% — more efficient for compression.</text:p>
        </text:list-item>
      </text:list>
      <text:h text:style-name="Heading_20_4" text:outline-level="4">🔹 <text:span text:style-name="Strong_20_Emphasis">Reference Frames</text:span></text:h>
      <text:list xml:id="list4009456829" text:style-name="L10">
        <text:list-item>
          <text:p text:style-name="P16">Ref P L0: Shows how often previous frames were used for prediction in P-frames.</text:p>
        </text:list-item>
        <text:list-item>
          <text:p text:style-name="P16">Ref B L0/L1: Similar stats for B-frames.</text:p>
        </text:list-item>
      </text:list>
      <text:h text:style-name="Heading_20_4" text:outline-level="4">🔹 <text:span text:style-name="Strong_20_Emphasis">Final Bitrate</text:span></text:h>
      <text:list xml:id="list298947243" text:style-name="L11">
        <text:list-item>
          <text:p text:style-name="P17"><text:span text:style-name="Strong_20_Emphasis">kb/s: 108.45</text:span> — relatively low bitrate (low-resolution test clip).</text:p>
        </text:list-item>
      </text:list>
      <text:h text:style-name="Heading_20_4" text:outline-level="4">🔹 <text:span text:style-name="Strong_20_Emphasis">Encoding Speed</text:span></text:h>
      <text:list xml:id="list2494451321" text:style-name="L12">
        <text:list-item>
          <text:p text:style-name="P18"><text:span text:style-name="Source_20_Text">1505.83 fps</text:span> — very fast encoding, likely due to low resolution and powerful CPU.</text:p>
        </text:list-item>
      </text:list>
      <text:p text:style-name="P1"/>
      <text:p text:style-name="P1">------------------------------------------------------------------------------------------------------------------------<text:span text:style-name="T2">Frame by frame encoding <text:line-break/>10 sec video =29 fps=299 frames </text:span></text:p>
      <text:p text:style-name="P3">each frame encoded how </text:p>
      <text:p text:style-name="P3">----------------------------------------------------------------------------------------------------------------</text:p>
      <text:p text:style-name="P3"/>
      <text:list xml:id="list2629881481" text:style-name="L46">
        <text:list-item>
          <text:p text:style-name="P47"><text:span text:style-name="Strong_20_Emphasis"><text:span text:style-name="T2">Lower QP values</text:span></text:span><text:span text:style-name="T2"> (e.g., 0–20) result in less quantization, preserving more detail and yielding higher quality but larger file sizes. </text:span></text:p>
        </text:list-item>
      </text:list>
      <text:list xml:id="list3663644918" text:style-name="L45">
        <text:list-item>
          <text:p text:style-name="P46"><text:span text:style-name="Strong_20_Emphasis">Higher QP values</text:span> (e.g., 30–51) result in more aggressive quantization, discarding more detail, leading to lower quality but smaller file sizes.</text:p>
        </text:list-item>
      </text:list>
      <text:p text:style-name="P48">NAL Units:</text:p>
      <text:p text:style-name="P48">The <text:span text:style-name="Strong_20_Emphasis">Network Abstraction Layer (NAL)</text:span> is a key component of the H.264 standard designed to structure and package compressed video data for storage or transmission. The NAL separates the video coding layer (VCL), which handles the core compression of video frames, from the transport layer, which ensures the data can be efficiently delivered over various networks or stored in files.</text:p>
      <text:list xml:id="list3387066028" text:style-name="L48">
        <text:list-item>
          <text:p text:style-name="P49"><text:span text:style-name="Strong_20_Emphasis">Purpose of NAL</text:span>: </text:p>
        </text:list-item>
      </text:list>
      <text:list xml:id="list2747334377" text:style-name="L49">
        <text:list-item>
          <text:p text:style-name="P92"><text:span text:style-name="Strong_20_Emphasis">Modularity</text:span>: NAL units encapsulate different types of data (e.g., video frames, metadata, or configuration) into self-contained packets, making it easier to handle the bitstream in diverse environments (e.g., streaming, broadcasting, or file storage). </text:p>
        </text:list-item>
        <text:list-item>
          <text:p text:style-name="P92"><text:span text:style-name="Strong_20_Emphasis">Network Friendliness</text:span>: NAL units are designed to be transmitted over packet-based networks (e.g., IP networks) or stored in formats like MP4 or MKV, with each unit being independently decodable to some extent. </text:p>
        </text:list-item>
        <text:list-item>
          <text:p text:style-name="P50"><text:span text:style-name="Strong_20_Emphasis">Flexibility</text:span>: NAL units allow the encoder to include both video data (e.g., encoded frames) and non-video data (e.g., sequence parameters) in the same bitstream. </text:p>
        </text:list-item>
      </text:list>
      <text:list xml:id="list4136241073" text:style-name="L50">
        <text:list-item>
          <text:p text:style-name="P51"><text:span text:style-name="Strong_20_Emphasis">NAL Unit Structure</text:span>: </text:p>
        </text:list-item>
      </text:list>
      <text:list xml:id="list3168578834" text:style-name="L51">
        <text:list-item>
          <text:p text:style-name="P93">Each NAL unit consists of a <text:span text:style-name="Strong_20_Emphasis">header</text:span> and a <text:span text:style-name="Strong_20_Emphasis">payload</text:span>. </text:p>
        </text:list-item>
        <text:list-item>
          <text:p text:style-name="P93">The <text:span text:style-name="Strong_20_Emphasis">NAL unit header</text:span> is typically 1 byte (or more in some cases) and contains: </text:p>
          <text:list>
            <text:list-item>
              <text:p text:style-name="P93"><text:span text:style-name="Strong_20_Emphasis">Forbidden Zero Bit</text:span> (1 bit): Must be 0; used to detect bitstream errors. </text:p>
            </text:list-item>
            <text:list-item>
              <text:p text:style-name="P93"><text:soft-page-break/><text:span text:style-name="Strong_20_Emphasis">NAL Reference IDC (nal_ref_idc)</text:span> (2 bits): Indicates the importance of the NAL unit (e.g., whether it’s a reference frame or disposable). </text:p>
            </text:list-item>
            <text:list-item>
              <text:p text:style-name="P93"><text:span text:style-name="Strong_20_Emphasis">NAL Unit Type (nal_unit_type)</text:span> (5 bits): Specifies the type of data in the payload (e.g., a slice of a frame, parameter set, etc.). </text:p>
            </text:list-item>
          </text:list>
        </text:list-item>
        <text:list-item>
          <text:p text:style-name="P52">The <text:span text:style-name="Strong_20_Emphasis">payload</text:span> contains the actual data, such as encoded video slices, sequence parameter sets (SPS), or picture parameter sets (PPS). </text:p>
        </text:list-item>
      </text:list>
      <text:list xml:id="list2103516649" text:style-name="L52">
        <text:list-item>
          <text:p text:style-name="P53"><text:span text:style-name="Strong_20_Emphasis">NAL Unit Types</text:span>: The H.264 standard defines various NAL unit types, each serving a specific purpose. The nal_unit_type is a 5-bit value (0–31), with common types including: </text:p>
        </text:list-item>
      </text:list>
      <text:list xml:id="list593395893" text:style-name="L53">
        <text:list-item>
          <text:p text:style-name="P94"><text:span text:style-name="Strong_20_Emphasis">1</text:span>: Coded slice of a non-IDR picture (e.g., P or B frame). </text:p>
        </text:list-item>
        <text:list-item>
          <text:p text:style-name="P94"><text:span text:style-name="Strong_20_Emphasis">2</text:span>: Coded slice data partition A (used in data partitioning, rare). Contains the slice header and critical data like macroblock types, motion vectors, and intra-prediction modes.</text:p>
        </text:list-item>
        <text:list-item>
          <text:p text:style-name="P94"><text:span text:style-name="Strong_20_Emphasis">3</text:span>: Coded slice data partition B (rare). Contains intra-coded macroblock residual data.</text:p>
        </text:list-item>
        <text:list-item>
          <text:p text:style-name="P94"><text:span text:style-name="Strong_20_Emphasis">4</text:span>: Coded slice data partition C (rare). Contains inter-coded macroblock residual data.(a keyframe that resets the decoder state).</text:p>
        </text:list-item>
        <text:list-item>
          <text:p text:style-name="P94"><text:span text:style-name="Strong_20_Emphasis">5</text:span>: Coded slice of an IDR picture (keyframe). </text:p>
        </text:list-item>
        <text:list-item>
          <text:p text:style-name="P94"><text:span text:style-name="Strong_20_Emphasis">6</text:span>: Supplemental Enhancement Information (SEI). </text:p>
        </text:list-item>
        <text:list-item>
          <text:p text:style-name="P94"><text:span text:style-name="Strong_20_Emphasis">7</text:span>: Sequence Parameter Set (SPS). </text:p>
        </text:list-item>
        <text:list-item>
          <text:p text:style-name="P94"><text:span text:style-name="Strong_20_Emphasis">8</text:span>: Picture Parameter Set (PPS). </text:p>
        </text:list-item>
        <text:list-item>
          <text:p text:style-name="P94"><text:span text:style-name="Strong_20_Emphasis">9</text:span>: Access Unit Delimiter (AUD). </text:p>
        </text:list-item>
        <text:list-item>
          <text:p text:style-name="P54">... and others for specific purposes.</text:p>
        </text:list-item>
      </text:list>
      <text:p text:style-name="P6"><text:span text:style-name="Strong_20_Emphasis">Poc:4</text:span>: </text:p>
      <text:list xml:id="list3362287557" text:style-name="L54">
        <text:list-item>
          <text:p text:style-name="P55"><text:span text:style-name="Strong_20_Emphasis">PoC</text:span> stands for Picture Order Count. It represents the display order of the frame in the video sequence. Here, PoC=4 means this frame is intended to be displayed as the fourth frame in the output, which may differ from the encoding order due to B-frames (which can be encoded out of order).</text:p>
        </text:list-item>
      </text:list>
      <text:list xml:id="list2460048392" text:style-name="L55">
        <text:list-item>
          <text:p text:style-name="P56"><text:span text:style-name="Strong_20_Emphasis">I:0</text:span>: </text:p>
        </text:list-item>
      </text:list>
      <text:list xml:id="list1296256172" text:style-name="L56">
        <text:list-item>
          <text:p text:style-name="P57">Indicates the number of <text:span text:style-name="Strong_20_Emphasis">I-macroblocks</text:span> (Intra-coded macroblocks) in the frame. I-macroblocks are encoded without reference to other frames. Here, I:0 means there are no Intra-coded macroblocks in this B-frame, which is typical since B-frames rely on prediction. </text:p>
        </text:list-item>
      </text:list>
      <text:list xml:id="list1833803387" text:style-name="L57">
        <text:list-item>
          <text:p text:style-name="P58"><text:span text:style-name="Strong_20_Emphasis">P:47</text:span>: </text:p>
        </text:list-item>
      </text:list>
      <text:list xml:id="list1583070404" text:style-name="L58">
        <text:list-item>
          <text:p text:style-name="P59">Indicates the number of <text:span text:style-name="Strong_20_Emphasis">P-macroblocks</text:span> (Predicted macroblocks) in the frame. P-macroblocks are predicted from previous frames. Here, P:47 means 47 macroblocks in this frame are predicted using motion compensation from reference frames. </text:p>
        </text:list-item>
      </text:list>
      <text:list xml:id="list3046545763" text:style-name="L59">
        <text:list-item>
          <text:p text:style-name="P60"><text:span text:style-name="Strong_20_Emphasis">SKIP:349</text:span>: </text:p>
        </text:list-item>
      </text:list>
      <text:list xml:id="list4093453357" text:style-name="L60">
        <text:list-item>
          <text:p text:style-name="P61">Indicates the number of <text:span text:style-name="Strong_20_Emphasis">skipped macroblocks</text:span>. Skipped macroblocks are not encoded explicitly because they are deemed similar enough to their reference (from other frames) that no additional data is needed. Here, SKIP:349 means 349 macroblocks were skipped, which is common in B-frames for areas with little or no change, improving compression efficiency. </text:p>
        </text:list-item>
      </text:list>
      <text:p text:style-name="Text_20_body"/>
      <text:p text:style-name="P48"/>
      <text:p text:style-name="P3"><text:soft-page-break/>-----------------------------------------------------------------------------------------------------------------------<text:line-break/>mirafra@mirafra:~/x264$ ./x264 --log-level debug --preset medium --crf 23 --output output.h264 input.y4m</text:p>
      <text:p text:style-name="P3">y4m [info]: 352x288p 128:117 @ 30000/1001 fps (cfr)</text:p>
      <text:p text:style-name="P3">x264 [debug]: using mv_range_thread = 24</text:p>
      <text:p text:style-name="P3">x264 [info]: using SAR=128/117</text:p>
      <text:p text:style-name="P3">x264 [info]: using cpu capabilities: MMX2 SSE2Fast SSSE3 SSE4.2 AVX FMA3 BMI2 AVX2 AVX512</text:p>
      <text:p text:style-name="P3">x264 [info]: profile High, level 1.3, 4:2:0, 8-bit</text:p>
      <text:p text:style-name="P3">x264 [debug]: frame= <text:s text:c="2"/>0 QP=19.57 NAL=3 Slice:I Poc:0 <text:s text:c="2"/>I:396 <text:s/>P:0 <text:s text:c="3"/>SKIP:0 <text:s text:c="3"/>size=11924 bytes</text:p>
      <text:p text:style-name="P3">x264 [debug]: frame= <text:s text:c="2"/>1 QP=20.79 NAL=2 Slice:P Poc:8 <text:s text:c="2"/>I:0 <text:s text:c="3"/>P:93 <text:s text:c="2"/>SKIP:303 <text:s/>size=485 bytes</text:p>
      <text:p text:style-name="P3">x264 [debug]: frame= <text:s text:c="2"/>2 QP=27.00 NAL=2 Slice:B Poc:4 <text:s text:c="2"/>I:0 <text:s text:c="3"/>P:47 <text:s text:c="2"/>SKIP:349 <text:s/>size=52 bytes</text:p>
      <text:p text:style-name="P3">x264 [debug]: frame= <text:s text:c="2"/>3 QP=28.00 NAL=0 Slice:B Poc:2 <text:s text:c="2"/>I:0 <text:s text:c="3"/>P:25 <text:s text:c="2"/>SKIP:371 <text:s/>size=39 bytes</text:p>
      <text:p text:style-name="P3">x264 [debug]: frame= <text:s text:c="2"/>4 QP=30.55 NAL=0 Slice:B Poc:6 <text:s text:c="2"/>I:0 <text:s text:c="3"/>P:12 <text:s text:c="2"/>SKIP:384 <text:s/>size=32 bytes</text:p>
      <text:p text:style-name="P3">x264 [debug]: frame= <text:s text:c="2"/>5 QP=21.37 NAL=2 Slice:P Poc:16 <text:s/>I:0 <text:s text:c="3"/>P:89 <text:s text:c="2"/>SKIP:307 <text:s/>size=416 bytes</text:p>
      <text:p text:style-name="P3">x264 [debug]: frame= <text:s text:c="2"/>6 QP=28.77 NAL=2 Slice:B Poc:12 <text:s/>I:0 <text:s text:c="3"/>P:38 <text:s text:c="2"/>SKIP:358 <text:s/>size=121 bytes</text:p>
      <text:p text:style-name="P3">x264 [debug]: frame= <text:s text:c="2"/>7 QP=28.00 NAL=0 Slice:B Poc:10 <text:s/>I:0 <text:s text:c="3"/>P:25 <text:s text:c="2"/>SKIP:371 <text:s/>size=41 bytes</text:p>
      <text:p text:style-name="P3">x264 [debug]: frame= <text:s text:c="2"/>8 QP=30.94 NAL=0 Slice:B Poc:14 <text:s/>I:0 <text:s text:c="3"/>P:14 <text:s text:c="2"/>SKIP:382 <text:s/>size=55 bytes</text:p>
      <text:p text:style-name="P3">x264 [debug]: frame= <text:s text:c="2"/>9 QP=21.48 NAL=2 Slice:P Poc:24 <text:s/>I:1 <text:s text:c="3"/>P:111 <text:s/>SKIP:284 <text:s/>size=862 bytes</text:p>
      <text:p text:style-name="P3">x264 [debug]: frame= <text:s/>10 QP=28.91 NAL=2 Slice:B Poc:20 <text:s/>I:0 <text:s text:c="3"/>P:44 <text:s text:c="2"/>SKIP:352 <text:s/>size=109 bytes</text:p>
      <text:p text:style-name="P3">x264 [debug]: frame= <text:s/>11 QP=28.00 NAL=0 Slice:B Poc:18 <text:s/>I:0 <text:s text:c="3"/>P:25 <text:s text:c="2"/>SKIP:371 <text:s/>size=45 bytes</text:p>
      <text:p text:style-name="P3">x264 [debug]: frame= <text:s/>12 QP=29.90 NAL=0 Slice:B Poc:22 <text:s/>I:0 <text:s text:c="3"/>P:20 <text:s text:c="2"/>SKIP:376 <text:s/>size=47 bytes</text:p>
      <text:p text:style-name="P3">x264 [debug]: frame= <text:s/>13 QP=21.76 NAL=2 Slice:P Poc:32 <text:s/>I:0 <text:s text:c="3"/>P:156 <text:s/>SKIP:240 <text:s/>size=1106 bytes</text:p>
      <text:p text:style-name="P3">x264 [debug]: frame= <text:s/>14 QP=28.91 NAL=2 Slice:B Poc:28 <text:s/>I:0 <text:s text:c="3"/>P:98 <text:s text:c="2"/>SKIP:298 <text:s/>size=165 bytes</text:p>
      <text:p text:style-name="P3">x264 [debug]: frame= <text:s/>15 QP=28.00 NAL=0 Slice:B Poc:26 <text:s/>I:0 <text:s text:c="3"/>P:54 <text:s text:c="2"/>SKIP:342 <text:s/>size=59 bytes</text:p>
      <text:p text:style-name="P3">x264 [debug]: frame= <text:s/>16 QP=29.90 NAL=0 Slice:B Poc:30 <text:s/>I:0 <text:s text:c="3"/>P:61 <text:s text:c="2"/>SKIP:335 <text:s/>size=97 bytes</text:p>
      <text:p text:style-name="P3">x264 [debug]: frame= <text:s/>17 QP=21.44 NAL=2 Slice:P Poc:40 <text:s/>I:0 <text:s text:c="3"/>P:180 <text:s/>SKIP:216 <text:s/>size=1740 bytes</text:p>
      <text:p text:style-name="P3">x264 [debug]: frame= <text:s/>18 QP=28.97 NAL=2 Slice:B Poc:36 <text:s/>I:0 <text:s text:c="3"/>P:114 <text:s/>SKIP:282 <text:s/>size=222 bytes</text:p>
      <text:p text:style-name="P3">x264 [debug]: frame= <text:s/>19 QP=28.00 NAL=0 Slice:B Poc:34 <text:s/>I:0 <text:s text:c="3"/>P:79 <text:s text:c="2"/>SKIP:317 <text:s/>size=106 bytes</text:p>
      <text:p text:style-name="P3">x264 [debug]: frame= <text:s/>20 QP=29.90 NAL=0 Slice:B Poc:38 <text:s/>I:0 <text:s text:c="3"/>P:92 <text:s text:c="2"/>SKIP:304 <text:s/>size=104 bytes</text:p>
      <text:p text:style-name="P3">x264 [debug]: frame= <text:s/>21 QP=21.87 NAL=2 Slice:P Poc:48 <text:s/>I:0 <text:s text:c="3"/>P:167 <text:s/>SKIP:229 <text:s/>size=1329 bytes</text:p>
      <text:p text:style-name="P3">x264 [debug]: frame= <text:s/>22 QP=27.69 NAL=2 Slice:B Poc:44 <text:s/>I:0 <text:s text:c="3"/>P:96 <text:s text:c="2"/>SKIP:300 <text:s/>size=128 bytes</text:p>
      <text:p text:style-name="P3">x264 [debug]: frame= <text:s/>23 QP=28.00 NAL=0 Slice:B Poc:42 <text:s/>I:0 <text:s text:c="3"/>P:67 <text:s text:c="2"/>SKIP:329 <text:s/>size=74 bytes</text:p>
      <text:p text:style-name="P3">x264 [debug]: frame= <text:s/>24 QP=30.55 NAL=0 Slice:B Poc:46 <text:s/>I:0 <text:s text:c="3"/>P:70 <text:s text:c="2"/>SKIP:326 <text:s/>size=79 bytes</text:p>
      <text:p text:style-name="P3">x264 [debug]: frame= <text:s/>25 QP=21.15 NAL=2 Slice:P Poc:56 <text:s/>I:0 <text:s text:c="3"/>P:179 <text:s/>SKIP:217 <text:s/>size=1499 bytes</text:p>
      <text:p text:style-name="P3">x264 [debug]: frame= <text:s/>26 QP=29.31 NAL=2 Slice:B Poc:52 <text:s/>I:0 <text:s text:c="3"/>P:75 <text:s text:c="2"/>SKIP:321 <text:s/>size=188 bytes</text:p>
      <text:p text:style-name="P3">x264 [debug]: frame= <text:s/>27 QP=28.00 NAL=0 Slice:B Poc:50 <text:s/>I:0 <text:s text:c="3"/>P:58 <text:s text:c="2"/>SKIP:338 <text:s/>size=80 bytes</text:p>
      <text:p text:style-name="P3">x264 [debug]: frame= <text:s/>28 QP=29.76 NAL=0 Slice:B Poc:54 <text:s/>I:0 <text:s text:c="3"/>P:66 <text:s text:c="2"/>SKIP:330 <text:s/>size=107 bytes</text:p>
      <text:p text:style-name="P3">x264 [debug]: frame= <text:s/>29 QP=22.27 NAL=2 Slice:P Poc:64 <text:s/>I:0 <text:s text:c="3"/>P:169 <text:s/>SKIP:227 <text:s/>size=1542 bytes</text:p>
      <text:p text:style-name="P3">x264 [debug]: frame= <text:s/>30 QP=29.03 NAL=2 Slice:B Poc:60 <text:s/>I:0 <text:s text:c="3"/>P:114 <text:s/>SKIP:282 <text:s/>size=226 bytes</text:p>
      <text:p text:style-name="P3">x264 [debug]: frame= <text:s/>31 QP=28.67 NAL=0 Slice:B Poc:58 <text:s/>I:0 <text:s text:c="3"/>P:65 <text:s text:c="2"/>SKIP:331 <text:s/>size=112 bytes</text:p>
      <text:p text:style-name="P3">x264 [debug]: frame= <text:s/>32 QP=29.68 NAL=0 Slice:B Poc:62 <text:s/>I:0 <text:s text:c="3"/>P:66 <text:s text:c="2"/>SKIP:330 <text:s/>size=92 bytes</text:p>
      <text:p text:style-name="P3">x264 [debug]: frame= <text:s/>33 QP=21.79 NAL=2 Slice:P Poc:72 <text:s/>I:1 <text:s text:c="3"/>P:167 <text:s/>SKIP:228 <text:s/>size=1586 bytes</text:p>
      <text:p text:style-name="P3">x264 [debug]: frame= <text:s/>34 QP=28.88 NAL=2 Slice:B Poc:68 <text:s/>I:0 <text:s text:c="3"/>P:88 <text:s text:c="2"/>SKIP:308 <text:s/>size=209 bytes</text:p>
      <text:p text:style-name="P3">x264 [debug]: frame= <text:s/>35 QP=29.67 NAL=0 Slice:B Poc:66 <text:s/>I:0 <text:s text:c="3"/>P:64 <text:s text:c="2"/>SKIP:332 <text:s/>size=82 bytes</text:p>
      <text:p text:style-name="P3">x264 [debug]: frame= <text:s/>36 QP=30.94 NAL=0 Slice:B Poc:70 <text:s/>I:0 <text:s text:c="3"/>P:80 <text:s text:c="2"/>SKIP:316 <text:s/>size=124 bytes</text:p>
      <text:p text:style-name="P3"><text:soft-page-break/>x264 [debug]: frame= <text:s/>37 QP=20.81 NAL=2 Slice:P Poc:80 <text:s/>I:1 <text:s text:c="3"/>P:166 <text:s/>SKIP:229 <text:s/>size=1953 bytes</text:p>
      <text:p text:style-name="P3">x264 [debug]: frame= <text:s/>38 QP=29.12 NAL=2 Slice:B Poc:76 <text:s/>I:0 <text:s text:c="3"/>P:105 <text:s/>SKIP:291 <text:s/>size=273 bytes</text:p>
      <text:p text:style-name="P3">x264 [debug]: frame= <text:s/>39 QP=31.44 NAL=0 Slice:B Poc:74 <text:s/>I:0 <text:s text:c="3"/>P:75 <text:s text:c="2"/>SKIP:321 <text:s/>size=181 bytes</text:p>
      <text:p text:style-name="P3">x264 [debug]: frame= <text:s/>40 QP=29.68 NAL=0 Slice:B Poc:78 <text:s/>I:0 <text:s text:c="3"/>P:84 <text:s text:c="2"/>SKIP:312 <text:s/>size=104 bytes</text:p>
      <text:p text:style-name="P3">x264 [debug]: frame= <text:s/>41 QP=21.74 NAL=2 Slice:P Poc:88 <text:s/>I:0 <text:s text:c="3"/>P:146 <text:s/>SKIP:250 <text:s/>size=1195 bytes</text:p>
      <text:p text:style-name="P3">x264 [debug]: frame= <text:s/>42 QP=29.14 NAL=2 Slice:B Poc:84 <text:s/>I:0 <text:s text:c="3"/>P:79 <text:s text:c="2"/>SKIP:317 <text:s/>size=120 bytes</text:p>
      <text:p text:style-name="P3">x264 [debug]: frame= <text:s/>43 QP=29.67 NAL=0 Slice:B Poc:82 <text:s/>I:0 <text:s text:c="3"/>P:62 <text:s text:c="2"/>SKIP:334 <text:s/>size=80 bytes</text:p>
      <text:p text:style-name="P3">x264 [debug]: frame= <text:s/>44 QP=28.00 NAL=0 Slice:B Poc:86 <text:s/>I:0 <text:s text:c="3"/>P:48 <text:s text:c="2"/>SKIP:348 <text:s/>size=63 bytes</text:p>
      <text:p text:style-name="P3">x264 [debug]: frame= <text:s/>45 QP=22.19 NAL=2 Slice:P Poc:96 <text:s/>I:0 <text:s text:c="3"/>P:150 <text:s/>SKIP:246 <text:s/>size=1310 bytes</text:p>
      <text:p text:style-name="P3">x264 [debug]: frame= <text:s/>46 QP=29.42 NAL=2 Slice:B Poc:92 <text:s/>I:0 <text:s text:c="3"/>P:76 <text:s text:c="2"/>SKIP:320 <text:s/>size=126 bytes</text:p>
      <text:p text:style-name="P3">x264 [debug]: frame= <text:s/>47 QP=28.00 NAL=0 Slice:B Poc:90 <text:s/>I:0 <text:s text:c="3"/>P:65 <text:s text:c="2"/>SKIP:331 <text:s/>size=74 bytes</text:p>
      <text:p text:style-name="P3">x264 [debug]: frame= <text:s/>48 QP=28.59 NAL=0 Slice:B Poc:94 <text:s/>I:0 <text:s text:c="3"/>P:52 <text:s text:c="2"/>SKIP:344 <text:s/>size=80 bytes</text:p>
      <text:p text:style-name="P3">x264 [debug]: frame= <text:s/>49 QP=22.11 NAL=2 Slice:P Poc:104 I:0 <text:s text:c="3"/>P:116 <text:s/>SKIP:280 <text:s/>size=630 bytes</text:p>
      <text:p text:style-name="P3">x264 [debug]: frame= <text:s/>50 QP=28.44 NAL=2 Slice:B Poc:100 I:0 <text:s text:c="3"/>P:68 <text:s text:c="2"/>SKIP:328 <text:s/>size=98 bytes</text:p>
      <text:p text:style-name="P3">x264 [debug]: frame= <text:s/>51 QP=28.00 NAL=0 Slice:B Poc:98 <text:s/>I:0 <text:s text:c="3"/>P:45 <text:s text:c="2"/>SKIP:351 <text:s/>size=55 bytes</text:p>
      <text:p text:style-name="P3">x264 [debug]: frame= <text:s/>52 QP=28.00 NAL=0 Slice:B Poc:102 I:0 <text:s text:c="3"/>P:31 <text:s text:c="2"/>SKIP:365 <text:s/>size=49 bytes</text:p>
      <text:p text:style-name="P3">x264 [debug]: frame= <text:s/>53 QP=23.04 NAL=2 Slice:P Poc:112 I:1 <text:s text:c="3"/>P:131 <text:s/>SKIP:264 <text:s/>size=962 bytes</text:p>
      <text:p text:style-name="P3">x264 [debug]: frame= <text:s/>54 QP=28.68 NAL=2 Slice:B Poc:108 I:0 <text:s text:c="3"/>P:65 <text:s text:c="2"/>SKIP:331 <text:s/>size=139 bytes</text:p>
      <text:p text:style-name="P3">x264 [debug]: frame= <text:s/>55 QP=29.68 NAL=0 Slice:B Poc:106 I:0 <text:s text:c="3"/>P:48 <text:s text:c="2"/>SKIP:348 <text:s/>size=82 bytes</text:p>
      <text:p text:style-name="P3">x264 [debug]: frame= <text:s/>56 QP=30.61 NAL=0 Slice:B Poc:110 I:0 <text:s text:c="3"/>P:32 <text:s text:c="2"/>SKIP:364 <text:s/>size=57 bytes</text:p>
      <text:p text:style-name="P3">x264 [debug]: frame= <text:s/>57 QP=22.67 NAL=2 Slice:P Poc:120 I:0 <text:s text:c="3"/>P:153 <text:s/>SKIP:243 <text:s/>size=902 bytes</text:p>
      <text:p text:style-name="P3">x264 [debug]: frame= <text:s/>58 QP=29.22 NAL=2 Slice:B Poc:116 I:0 <text:s text:c="3"/>P:82 <text:s text:c="2"/>SKIP:314 <text:s/>size=153 bytes</text:p>
      <text:p text:style-name="P3">x264 [debug]: frame= <text:s/>59 QP=28.00 NAL=0 Slice:B Poc:114 I:0 <text:s text:c="3"/>P:57 <text:s text:c="2"/>SKIP:339 <text:s/>size=66 bytes</text:p>
      <text:p text:style-name="P3">x264 [debug]: frame= <text:s/>60 QP=29.95 NAL=0 Slice:B Poc:118 I:0 <text:s text:c="3"/>P:73 <text:s text:c="2"/>SKIP:323 <text:s/>size=118 bytes</text:p>
      <text:p text:style-name="P3">x264 [debug]: frame= <text:s/>61 QP=22.71 NAL=2 Slice:P Poc:128 I:0 <text:s text:c="3"/>P:152 <text:s/>SKIP:244 <text:s/>size=1346 bytes</text:p>
      <text:p text:style-name="P3">x264 [debug]: frame= <text:s/>62 QP=28.17 NAL=2 Slice:B Poc:124 I:0 <text:s text:c="3"/>P:90 <text:s text:c="2"/>SKIP:306 <text:s/>size=194 bytes</text:p>
      <text:p text:style-name="P3">x264 [debug]: frame= <text:s/>63 QP=30.69 NAL=0 Slice:B Poc:122 I:0 <text:s text:c="3"/>P:48 <text:s text:c="2"/>SKIP:348 <text:s/>size=80 bytes</text:p>
      <text:p text:style-name="P3">x264 [debug]: frame= <text:s/>64 QP=30.66 NAL=0 Slice:B Poc:126 I:0 <text:s text:c="3"/>P:49 <text:s text:c="2"/>SKIP:347 <text:s/>size=69 bytes</text:p>
      <text:p text:style-name="P3">x264 [debug]: frame= <text:s/>65 QP=21.53 NAL=2 Slice:P Poc:136 I:0 <text:s text:c="3"/>P:156 <text:s/>SKIP:240 <text:s/>size=1380 bytes</text:p>
      <text:p text:style-name="P3">x264 [debug]: frame= <text:s/>66 QP=29.27 NAL=2 Slice:B Poc:132 I:0 <text:s text:c="3"/>P:72 <text:s text:c="2"/>SKIP:324 <text:s/>size=238 bytes</text:p>
      <text:p text:style-name="P3">x264 [debug]: frame= <text:s/>67 QP=29.68 NAL=0 Slice:B Poc:130 I:0 <text:s text:c="3"/>P:65 <text:s text:c="2"/>SKIP:331 <text:s/>size=93 bytes</text:p>
      <text:p text:style-name="P3">x264 [debug]: frame= <text:s/>68 QP=30.61 NAL=0 Slice:B Poc:134 I:0 <text:s text:c="3"/>P:63 <text:s text:c="2"/>SKIP:333 <text:s/>size=115 bytes</text:p>
      <text:p text:style-name="P3">x264 [debug]: frame= <text:s/>69 QP=21.99 NAL=2 Slice:P Poc:144 I:1 <text:s text:c="3"/>P:165 <text:s/>SKIP:230 <text:s/>size=1935 bytes</text:p>
      <text:p text:style-name="P3">x264 [debug]: frame= <text:s/>70 QP=27.00 NAL=2 Slice:B Poc:140 I:0 <text:s text:c="3"/>P:87 <text:s text:c="2"/>SKIP:309 <text:s/>size=267 bytes</text:p>
      <text:p text:style-name="P3">x264 [debug]: frame= <text:s/>71 QP=30.32 NAL=0 Slice:B Poc:138 I:0 <text:s text:c="3"/>P:53 <text:s text:c="2"/>SKIP:343 <text:s/>size=103 bytes</text:p>
      <text:p text:style-name="P3">x264 [debug]: frame= <text:s/>72 QP=30.61 NAL=0 Slice:B Poc:142 I:0 <text:s text:c="3"/>P:67 <text:s text:c="2"/>SKIP:329 <text:s/>size=155 bytes</text:p>
      <text:p text:style-name="P3">x264 [debug]: frame= <text:s/>73 QP=21.77 NAL=2 Slice:P Poc:152 I:0 <text:s text:c="3"/>P:139 <text:s/>SKIP:257 <text:s/>size=1018 bytes</text:p>
      <text:p text:style-name="P3">x264 [debug]: frame= <text:s/>74 QP=28.35 NAL=2 Slice:B Poc:148 I:0 <text:s text:c="3"/>P:84 <text:s text:c="2"/>SKIP:312 <text:s/>size=264 bytes</text:p>
      <text:p text:style-name="P3">x264 [debug]: frame= <text:s/>75 QP=30.37 NAL=0 Slice:B Poc:146 I:0 <text:s text:c="3"/>P:54 <text:s text:c="2"/>SKIP:342 <text:s/>size=79 bytes</text:p>
      <text:p text:style-name="P3">x264 [debug]: frame= <text:s/>76 QP=30.37 NAL=0 Slice:B Poc:150 I:0 <text:s text:c="3"/>P:44 <text:s text:c="2"/>SKIP:352 <text:s/>size=81 bytes</text:p>
      <text:p text:style-name="P3">x264 [debug]: frame= <text:s/>77 QP=21.46 NAL=2 Slice:P Poc:160 I:4 <text:s text:c="3"/>P:154 <text:s/>SKIP:238 <text:s/>size=2095 bytes</text:p>
      <text:p text:style-name="P3">x264 [debug]: frame= <text:s/>78 QP=27.57 NAL=2 Slice:B Poc:156 I:0 <text:s text:c="3"/>P:80 <text:s text:c="2"/>SKIP:316 <text:s/>size=311 bytes</text:p>
      <text:p text:style-name="P3">x264 [debug]: frame= <text:s/>79 QP=30.35 NAL=0 Slice:B Poc:154 I:0 <text:s text:c="3"/>P:73 <text:s text:c="2"/>SKIP:323 <text:s/>size=160 bytes</text:p>
      <text:p text:style-name="P3"><text:soft-page-break/>x264 [debug]: frame= <text:s/>80 QP=30.87 NAL=0 Slice:B Poc:158 I:0 <text:s text:c="3"/>P:55 <text:s text:c="2"/>SKIP:341 <text:s/>size=118 bytes</text:p>
      <text:p text:style-name="P3">x264 [debug]: frame= <text:s/>81 QP=21.96 NAL=2 Slice:P Poc:168 I:0 <text:s text:c="3"/>P:148 <text:s/>SKIP:248 <text:s/>size=1366 bytes</text:p>
      <text:p text:style-name="P3">x264 [debug]: frame= <text:s/>82 QP=28.97 NAL=2 Slice:B Poc:164 I:0 <text:s text:c="3"/>P:85 <text:s text:c="2"/>SKIP:311 <text:s/>size=186 bytes</text:p>
      <text:p text:style-name="P3">x264 [debug]: frame= <text:s/>83 QP=29.88 NAL=0 Slice:B Poc:162 I:0 <text:s text:c="3"/>P:50 <text:s text:c="2"/>SKIP:346 <text:s/>size=89 bytes</text:p>
      <text:p text:style-name="P3">x264 [debug]: frame= <text:s/>84 QP=30.12 NAL=0 Slice:B Poc:166 I:0 <text:s text:c="3"/>P:58 <text:s text:c="2"/>SKIP:338 <text:s/>size=81 bytes</text:p>
      <text:p text:style-name="P3">x264 [debug]: frame= <text:s/>85 QP=21.92 NAL=2 Slice:P Poc:176 I:1 <text:s text:c="3"/>P:162 <text:s/>SKIP:233 <text:s/>size=1327 bytes</text:p>
      <text:p text:style-name="P3">x264 [debug]: frame= <text:s/>86 QP=26.24 NAL=2 Slice:B Poc:172 I:0 <text:s text:c="3"/>P:96 <text:s text:c="2"/>SKIP:300 <text:s/>size=160 bytes</text:p>
      <text:p text:style-name="P3">x264 [debug]: frame= <text:s/>87 QP=29.79 NAL=0 Slice:B Poc:170 I:0 <text:s text:c="3"/>P:71 <text:s text:c="2"/>SKIP:325 <text:s/>size=115 bytes</text:p>
      <text:p text:style-name="P3">x264 [debug]: frame= <text:s/>88 QP=28.00 NAL=0 Slice:B Poc:174 I:0 <text:s text:c="3"/>P:60 <text:s text:c="2"/>SKIP:336 <text:s/>size=70 bytes</text:p>
      <text:p text:style-name="P3">x264 [debug]: frame= <text:s/>89 QP=21.28 NAL=2 Slice:P Poc:184 I:0 <text:s text:c="3"/>P:166 <text:s/>SKIP:230 <text:s/>size=1532 bytes</text:p>
      <text:p text:style-name="P3">x264 [debug]: frame= <text:s/>90 QP=29.36 NAL=2 Slice:B Poc:180 I:0 <text:s text:c="3"/>P:100 <text:s/>SKIP:296 <text:s/>size=162 bytes</text:p>
      <text:p text:style-name="P3">x264 [debug]: frame= <text:s/>91 QP=28.00 NAL=0 Slice:B Poc:178 I:0 <text:s text:c="3"/>P:66 <text:s text:c="2"/>SKIP:330 <text:s/>size=79 bytes</text:p>
      <text:p text:style-name="P3">x264 [debug]: frame= <text:s/>92 QP=28.00 NAL=0 Slice:B Poc:182 I:0 <text:s text:c="3"/>P:49 <text:s text:c="2"/>SKIP:347 <text:s/>size=66 bytes</text:p>
      <text:p text:style-name="P3">x264 [debug]: frame= <text:s/>93 QP=21.34 NAL=2 Slice:P Poc:192 I:0 <text:s text:c="3"/>P:169 <text:s/>SKIP:227 <text:s/>size=1525 bytes</text:p>
      <text:p text:style-name="P3">x264 [debug]: frame= <text:s/>94 QP=29.68 NAL=2 Slice:B Poc:188 I:0 <text:s text:c="3"/>P:92 <text:s text:c="2"/>SKIP:304 <text:s/>size=150 bytes</text:p>
      <text:p text:style-name="P3">x264 [debug]: frame= <text:s/>95 QP=28.00 NAL=0 Slice:B Poc:186 I:0 <text:s text:c="3"/>P:54 <text:s text:c="2"/>SKIP:342 <text:s/>size=69 bytes</text:p>
      <text:p text:style-name="P3">x264 [debug]: frame= <text:s/>96 QP=29.16 NAL=0 Slice:B Poc:190 I:0 <text:s text:c="3"/>P:60 <text:s text:c="2"/>SKIP:336 <text:s/>size=75 bytes</text:p>
      <text:p text:style-name="P3">x264 [debug]: frame= <text:s/>97 QP=20.89 NAL=2 Slice:P Poc:200 I:1 <text:s text:c="3"/>P:155 <text:s/>SKIP:240 <text:s/>size=910 bytes</text:p>
      <text:p text:style-name="P3">x264 [debug]: frame= <text:s/>98 QP=28.93 NAL=2 Slice:B Poc:196 I:0 <text:s text:c="3"/>P:77 <text:s text:c="2"/>SKIP:319 <text:s/>size=89 bytes</text:p>
      <text:p text:style-name="P3">x264 [debug]: frame= <text:s/>99 QP=27.05 NAL=0 Slice:B Poc:194 I:0 <text:s text:c="3"/>P:48 <text:s text:c="2"/>SKIP:348 <text:s/>size=61 bytes</text:p>
      <text:p text:style-name="P3">x264 [debug]: frame= 100 QP=28.00 NAL=0 Slice:B Poc:198 I:0 <text:s text:c="3"/>P:44 <text:s text:c="2"/>SKIP:352 <text:s/>size=46 bytes</text:p>
      <text:p text:style-name="P3">x264 [debug]: frame= 101 QP=21.28 NAL=2 Slice:P Poc:208 I:0 <text:s text:c="3"/>P:138 <text:s/>SKIP:258 <text:s/>size=1197 bytes</text:p>
      <text:p text:style-name="P3">x264 [debug]: frame= 102 QP=26.95 NAL=2 Slice:B Poc:204 I:0 <text:s text:c="3"/>P:88 <text:s text:c="2"/>SKIP:308 <text:s/>size=156 bytes</text:p>
      <text:p text:style-name="P3">x264 [debug]: frame= 103 QP=28.00 NAL=0 Slice:B Poc:202 I:0 <text:s text:c="3"/>P:42 <text:s text:c="2"/>SKIP:354 <text:s/>size=56 bytes</text:p>
      <text:p text:style-name="P3">x264 [debug]: frame= 104 QP=29.68 NAL=0 Slice:B Poc:206 I:0 <text:s text:c="3"/>P:43 <text:s text:c="2"/>SKIP:353 <text:s/>size=84 bytes</text:p>
      <text:p text:style-name="P3">x264 [debug]: frame= 105 QP=21.89 NAL=2 Slice:P Poc:216 I:1 <text:s text:c="3"/>P:155 <text:s/>SKIP:240 <text:s/>size=1571 bytes</text:p>
      <text:p text:style-name="P3">x264 [debug]: frame= 106 QP=28.10 NAL=2 Slice:B Poc:212 I:0 <text:s text:c="3"/>P:89 <text:s text:c="2"/>SKIP:307 <text:s/>size=180 bytes</text:p>
      <text:p text:style-name="P3">x264 [debug]: frame= 107 QP=29.68 NAL=0 Slice:B Poc:210 I:0 <text:s text:c="3"/>P:69 <text:s text:c="2"/>SKIP:327 <text:s/>size=120 bytes</text:p>
      <text:p text:style-name="P3">x264 [debug]: frame= 108 QP=28.83 NAL=0 Slice:B Poc:214 I:0 <text:s text:c="3"/>P:75 <text:s text:c="2"/>SKIP:321 <text:s/>size=89 bytes</text:p>
      <text:p text:style-name="P3">x264 [debug]: frame= 109 QP=21.04 NAL=2 Slice:P Poc:224 I:0 <text:s text:c="3"/>P:160 <text:s/>SKIP:236 <text:s/>size=1416 bytes</text:p>
      <text:p text:style-name="P3">x264 [debug]: frame= 110 QP=28.86 NAL=2 Slice:B Poc:220 I:0 <text:s text:c="3"/>P:79 <text:s text:c="2"/>SKIP:317 <text:s/>size=141 bytes</text:p>
      <text:p text:style-name="P3">x264 [debug]: frame= 111 QP=30.61 NAL=0 Slice:B Poc:218 I:0 <text:s text:c="3"/>P:60 <text:s text:c="2"/>SKIP:336 <text:s/>size=77 bytes</text:p>
      <text:p text:style-name="P3">x264 [debug]: frame= 112 QP=28.00 NAL=0 Slice:B Poc:222 I:0 <text:s text:c="3"/>P:55 <text:s text:c="2"/>SKIP:341 <text:s/>size=65 bytes</text:p>
      <text:p text:style-name="P3">x264 [debug]: frame= 113 QP=21.34 NAL=2 Slice:P Poc:232 I:0 <text:s text:c="3"/>P:141 <text:s/>SKIP:255 <text:s/>size=912 bytes</text:p>
      <text:p text:style-name="P3">x264 [debug]: frame= 114 QP=28.37 NAL=2 Slice:B Poc:228 I:0 <text:s text:c="3"/>P:80 <text:s text:c="2"/>SKIP:316 <text:s/>size=109 bytes</text:p>
      <text:p text:style-name="P3">x264 [debug]: frame= 115 QP=28.00 NAL=0 Slice:B Poc:226 I:0 <text:s text:c="3"/>P:47 <text:s text:c="2"/>SKIP:349 <text:s/>size=64 bytes</text:p>
      <text:p text:style-name="P3">x264 [debug]: frame= 116 QP=28.00 NAL=0 Slice:B Poc:230 I:0 <text:s text:c="3"/>P:33 <text:s text:c="2"/>SKIP:363 <text:s/>size=54 bytes</text:p>
      <text:p text:style-name="P3"><text:soft-page-break/>x264 [debug]: frame= 117 QP=20.86 NAL=2 Slice:P Poc:240 I:0 <text:s text:c="3"/>P:110 <text:s/>SKIP:286 <text:s/>size=662 bytes</text:p>
      <text:p text:style-name="P3">x264 [debug]: frame= 118 QP=26.99 NAL=2 Slice:B Poc:236 I:0 <text:s text:c="3"/>P:52 <text:s text:c="2"/>SKIP:344 <text:s/>size=88 bytes</text:p>
      <text:p text:style-name="P3">x264 [debug]: frame= 119 QP=28.00 NAL=0 Slice:B Poc:234 I:0 <text:s text:c="3"/>P:30 <text:s text:c="2"/>SKIP:366 <text:s/>size=45 bytes</text:p>
      <text:p text:style-name="P3">x264 [debug]: frame= 120 QP=28.00 NAL=0 Slice:B Poc:238 I:0 <text:s text:c="3"/>P:15 <text:s text:c="2"/>SKIP:381 <text:s/>size=31 bytes</text:p>
      <text:p text:style-name="P3">x264 [debug]: frame= 121 QP=22.13 NAL=2 Slice:P Poc:248 I:0 <text:s text:c="3"/>P:121 <text:s/>SKIP:275 <text:s/>size=808 bytes</text:p>
      <text:p text:style-name="P3">x264 [debug]: frame= 122 QP=28.68 NAL=2 Slice:B Poc:244 I:0 <text:s text:c="3"/>P:59 <text:s text:c="2"/>SKIP:337 <text:s/>size=99 bytes</text:p>
      <text:p text:style-name="P3">x264 [debug]: frame= 123 QP=29.68 NAL=0 Slice:B Poc:242 I:0 <text:s text:c="3"/>P:37 <text:s text:c="2"/>SKIP:359 <text:s/>size=81 bytes</text:p>
      <text:p text:style-name="P3">x264 [debug]: frame= 124 QP=29.43 NAL=0 Slice:B Poc:246 I:0 <text:s text:c="3"/>P:46 <text:s text:c="2"/>SKIP:350 <text:s/>size=87 bytes</text:p>
      <text:p text:style-name="P3">x264 [debug]: frame= 125 QP=22.47 NAL=2 Slice:P Poc:256 I:0 <text:s text:c="3"/>P:106 <text:s/>SKIP:290 <text:s/>size=628 bytes</text:p>
      <text:p text:style-name="P3">x264 [debug]: frame= 126 QP=28.03 NAL=2 Slice:B Poc:252 I:0 <text:s text:c="3"/>P:59 <text:s text:c="2"/>SKIP:337 <text:s/>size=114 bytes</text:p>
      <text:p text:style-name="P3">x264 [debug]: frame= 127 QP=29.91 NAL=0 Slice:B Poc:250 I:0 <text:s text:c="3"/>P:29 <text:s text:c="2"/>SKIP:367 <text:s/>size=80 bytes</text:p>
      <text:p text:style-name="P3">x264 [debug]: frame= 128 QP=30.10 NAL=0 Slice:B Poc:254 I:0 <text:s text:c="3"/>P:33 <text:s text:c="2"/>SKIP:363 <text:s/>size=54 bytes</text:p>
      <text:p text:style-name="P3">x264 [debug]: frame= 129 QP=22.14 NAL=2 Slice:P Poc:264 I:0 <text:s text:c="3"/>P:137 <text:s/>SKIP:259 <text:s/>size=1008 bytes</text:p>
      <text:p text:style-name="P3">x264 [debug]: frame= 130 QP=28.75 NAL=2 Slice:B Poc:260 I:0 <text:s text:c="3"/>P:67 <text:s text:c="2"/>SKIP:329 <text:s/>size=133 bytes</text:p>
      <text:p text:style-name="P3">x264 [debug]: frame= 131 QP=29.45 NAL=0 Slice:B Poc:258 I:0 <text:s text:c="3"/>P:47 <text:s text:c="2"/>SKIP:349 <text:s/>size=80 bytes</text:p>
      <text:p text:style-name="P3">x264 [debug]: frame= 132 QP=30.26 NAL=0 Slice:B Poc:262 I:0 <text:s text:c="3"/>P:62 <text:s text:c="2"/>SKIP:334 <text:s/>size=74 bytes</text:p>
      <text:p text:style-name="P3">x264 [debug]: frame= 133 QP=22.53 NAL=2 Slice:P Poc:272 I:2 <text:s text:c="3"/>P:142 <text:s/>SKIP:252 <text:s/>size=1646 bytes</text:p>
      <text:p text:style-name="P3">x264 [debug]: frame= 134 QP=28.71 NAL=2 Slice:B Poc:268 I:0 <text:s text:c="3"/>P:109 <text:s/>SKIP:287 <text:s/>size=234 bytes</text:p>
      <text:p text:style-name="P3">x264 [debug]: frame= 135 QP=31.21 NAL=0 Slice:B Poc:266 I:0 <text:s text:c="3"/>P:68 <text:s text:c="2"/>SKIP:328 <text:s/>size=81 bytes</text:p>
      <text:p text:style-name="P3">x264 [debug]: frame= 136 QP=30.86 NAL=0 Slice:B Poc:270 I:0 <text:s text:c="3"/>P:55 <text:s text:c="2"/>SKIP:341 <text:s/>size=133 bytes</text:p>
      <text:p text:style-name="P3">x264 [debug]: frame= 137 QP=21.73 NAL=2 Slice:P Poc:280 I:3 <text:s text:c="3"/>P:115 <text:s/>SKIP:278 <text:s/>size=1559 bytes</text:p>
      <text:p text:style-name="P3">x264 [debug]: frame= 138 QP=29.54 NAL=2 Slice:B Poc:276 I:0 <text:s text:c="3"/>P:75 <text:s text:c="2"/>SKIP:321 <text:s/>size=294 bytes</text:p>
      <text:p text:style-name="P3">x264 [debug]: frame= 139 QP=30.35 NAL=0 Slice:B Poc:274 I:0 <text:s text:c="3"/>P:30 <text:s text:c="2"/>SKIP:366 <text:s/>size=140 bytes</text:p>
      <text:p text:style-name="P3">x264 [debug]: frame= 140 QP=30.94 NAL=0 Slice:B Poc:278 I:0 <text:s text:c="3"/>P:53 <text:s text:c="2"/>SKIP:343 <text:s/>size=104 bytes</text:p>
      <text:p text:style-name="P3">x264 [debug]: frame= 141 QP=21.67 NAL=2 Slice:P Poc:288 I:0 <text:s text:c="3"/>P:138 <text:s/>SKIP:258 <text:s/>size=1033 bytes</text:p>
      <text:p text:style-name="P3">x264 [debug]: frame= 142 QP=28.68 NAL=2 Slice:B Poc:284 I:0 <text:s text:c="3"/>P:76 <text:s text:c="2"/>SKIP:320 <text:s/>size=114 bytes</text:p>
      <text:p text:style-name="P3">x264 [debug]: frame= 143 QP=30.26 NAL=0 Slice:B Poc:282 I:0 <text:s text:c="3"/>P:53 <text:s text:c="2"/>SKIP:343 <text:s/>size=90 bytes</text:p>
      <text:p text:style-name="P3">x264 [debug]: frame= 144 QP=28.00 NAL=0 Slice:B Poc:286 I:0 <text:s text:c="3"/>P:33 <text:s text:c="2"/>SKIP:363 <text:s/>size=52 bytes</text:p>
      <text:p text:style-name="P3">x264 [debug]: frame= 145 QP=22.60 NAL=2 Slice:P Poc:296 I:0 <text:s text:c="3"/>P:125 <text:s/>SKIP:271 <text:s/>size=1013 bytes</text:p>
      <text:p text:style-name="P3">x264 [debug]: frame= 146 QP=28.91 NAL=2 Slice:B Poc:292 I:0 <text:s text:c="3"/>P:62 <text:s text:c="2"/>SKIP:334 <text:s/>size=104 bytes</text:p>
      <text:p text:style-name="P3">x264 [debug]: frame= 147 QP=30.55 NAL=0 Slice:B Poc:290 I:0 <text:s text:c="3"/>P:35 <text:s text:c="2"/>SKIP:361 <text:s/>size=62 bytes</text:p>
      <text:p text:style-name="P3">x264 [debug]: frame= 148 QP=29.62 NAL=0 Slice:B Poc:294 I:0 <text:s text:c="3"/>P:45 <text:s text:c="2"/>SKIP:351 <text:s/>size=60 bytes</text:p>
      <text:p text:style-name="P3">x264 [debug]: frame= 149 QP=21.91 NAL=2 Slice:P Poc:304 I:0 <text:s text:c="3"/>P:120 <text:s/>SKIP:276 <text:s/>size=1030 bytes</text:p>
      <text:p text:style-name="P3"><text:soft-page-break/>x264 [debug]: frame= 150 QP=29.21 NAL=2 Slice:B Poc:300 I:0 <text:s text:c="3"/>P:57 <text:s text:c="2"/>SKIP:339 <text:s/>size=159 bytes</text:p>
      <text:p text:style-name="P3">x264 [debug]: frame= 151 QP=31.21 NAL=0 Slice:B Poc:298 I:0 <text:s text:c="3"/>P:33 <text:s text:c="2"/>SKIP:363 <text:s/>size=56 bytes</text:p>
      <text:p text:style-name="P3">x264 [debug]: frame= 152 QP=29.44 NAL=0 Slice:B Poc:302 I:0 <text:s text:c="3"/>P:34 <text:s text:c="2"/>SKIP:362 <text:s/>size=82 bytes</text:p>
      <text:p text:style-name="P3">x264 [debug]: frame= 153 QP=21.30 NAL=2 Slice:P Poc:308 I:0 <text:s text:c="3"/>P:114 <text:s/>SKIP:282 <text:s/>size=996 bytes</text:p>
      <text:p text:style-name="P3">x264 [debug]: frame= 154 QP=30.35 NAL=0 Slice:B Poc:306 I:0 <text:s text:c="3"/>P:41 <text:s text:c="2"/>SKIP:355 <text:s/>size=101 bytes</text:p>
      <text:p text:style-name="P3">x264 [debug]: frame= 155 QP=21.55 NAL=2 Slice:P Poc:316 I:0 <text:s text:c="3"/>P:138 <text:s/>SKIP:258 <text:s/>size=1715 bytes</text:p>
      <text:p text:style-name="P3">x264 [debug]: frame= 156 QP=30.15 NAL=2 Slice:B Poc:312 I:0 <text:s text:c="3"/>P:73 <text:s text:c="2"/>SKIP:323 <text:s/>size=230 bytes</text:p>
      <text:p text:style-name="P3">x264 [debug]: frame= 157 QP=30.35 NAL=0 Slice:B Poc:310 I:0 <text:s text:c="3"/>P:57 <text:s text:c="2"/>SKIP:339 <text:s/>size=114 bytes</text:p>
      <text:p text:style-name="P3">x264 [debug]: frame= 158 QP=30.33 NAL=0 Slice:B Poc:314 I:0 <text:s text:c="3"/>P:63 <text:s text:c="2"/>SKIP:333 <text:s/>size=108 bytes</text:p>
      <text:p text:style-name="P3">x264 [debug]: frame= 159 QP=20.76 NAL=2 Slice:P Poc:324 I:0 <text:s text:c="3"/>P:146 <text:s/>SKIP:250 <text:s/>size=1474 bytes</text:p>
      <text:p text:style-name="P3">x264 [debug]: frame= 160 QP=29.82 NAL=2 Slice:B Poc:320 I:0 <text:s text:c="3"/>P:70 <text:s text:c="2"/>SKIP:326 <text:s/>size=154 bytes</text:p>
      <text:p text:style-name="P3">x264 [debug]: frame= 161 QP=30.61 NAL=0 Slice:B Poc:318 I:0 <text:s text:c="3"/>P:58 <text:s text:c="2"/>SKIP:338 <text:s/>size=93 bytes</text:p>
      <text:p text:style-name="P3">x264 [debug]: frame= 162 QP=30.61 NAL=0 Slice:B Poc:322 I:0 <text:s text:c="3"/>P:59 <text:s text:c="2"/>SKIP:337 <text:s/>size=80 bytes</text:p>
      <text:p text:style-name="P3">x264 [debug]: frame= 163 QP=21.32 NAL=2 Slice:P Poc:332 I:0 <text:s text:c="3"/>P:145 <text:s/>SKIP:251 <text:s/>size=1094 bytes</text:p>
      <text:p text:style-name="P3">x264 [debug]: frame= 164 QP=29.78 NAL=2 Slice:B Poc:328 I:0 <text:s text:c="3"/>P:77 <text:s text:c="2"/>SKIP:319 <text:s/>size=109 bytes</text:p>
      <text:p text:style-name="P3">x264 [debug]: frame= 165 QP=28.00 NAL=0 Slice:B Poc:326 I:0 <text:s text:c="3"/>P:65 <text:s text:c="2"/>SKIP:331 <text:s/>size=70 bytes</text:p>
      <text:p text:style-name="P3">x264 [debug]: frame= 166 QP=29.68 NAL=0 Slice:B Poc:330 I:0 <text:s text:c="3"/>P:28 <text:s text:c="2"/>SKIP:368 <text:s/>size=56 bytes</text:p>
      <text:p text:style-name="P3">x264 [debug]: frame= 167 QP=21.01 NAL=2 Slice:P Poc:340 I:0 <text:s text:c="3"/>P:146 <text:s/>SKIP:250 <text:s/>size=1017 bytes</text:p>
      <text:p text:style-name="P3">x264 [debug]: frame= 168 QP=25.40 NAL=2 Slice:B Poc:336 I:0 <text:s text:c="3"/>P:55 <text:s text:c="2"/>SKIP:341 <text:s/>size=91 bytes</text:p>
      <text:p text:style-name="P3">x264 [debug]: frame= 169 QP=29.68 NAL=0 Slice:B Poc:334 I:0 <text:s text:c="3"/>P:38 <text:s text:c="2"/>SKIP:358 <text:s/>size=55 bytes</text:p>
      <text:p text:style-name="P3">x264 [debug]: frame= 170 QP=28.00 NAL=0 Slice:B Poc:338 I:0 <text:s text:c="3"/>P:40 <text:s text:c="2"/>SKIP:356 <text:s/>size=46 bytes</text:p>
      <text:p text:style-name="P3">x264 [debug]: frame= 171 QP=22.16 NAL=2 Slice:P Poc:348 I:0 <text:s text:c="3"/>P:76 <text:s text:c="2"/>SKIP:320 <text:s/>size=433 bytes</text:p>
      <text:p text:style-name="P3">x264 [debug]: frame= 172 QP=27.00 NAL=2 Slice:B Poc:344 I:0 <text:s text:c="3"/>P:33 <text:s text:c="2"/>SKIP:363 <text:s/>size=48 bytes</text:p>
      <text:p text:style-name="P3">x264 [debug]: frame= 173 QP=28.00 NAL=0 Slice:B Poc:342 I:0 <text:s text:c="3"/>P:20 <text:s text:c="2"/>SKIP:376 <text:s/>size=36 bytes</text:p>
      <text:p text:style-name="P3">x264 [debug]: frame= 174 QP=28.00 NAL=0 Slice:B Poc:346 I:0 <text:s text:c="3"/>P:17 <text:s text:c="2"/>SKIP:379 <text:s/>size=31 bytes</text:p>
      <text:p text:style-name="P3">x264 [debug]: frame= 175 QP=21.55 NAL=2 Slice:P Poc:356 I:0 <text:s text:c="3"/>P:118 <text:s/>SKIP:278 <text:s/>size=912 bytes</text:p>
      <text:p text:style-name="P3">x264 [debug]: frame= 176 QP=28.68 NAL=2 Slice:B Poc:352 I:0 <text:s text:c="3"/>P:61 <text:s text:c="2"/>SKIP:335 <text:s/>size=112 bytes</text:p>
      <text:p text:style-name="P3">x264 [debug]: frame= 177 QP=29.68 NAL=0 Slice:B Poc:350 I:0 <text:s text:c="3"/>P:40 <text:s text:c="2"/>SKIP:356 <text:s/>size=52 bytes</text:p>
      <text:p text:style-name="P3">x264 [debug]: frame= 178 QP=30.10 NAL=0 Slice:B Poc:354 I:0 <text:s text:c="3"/>P:36 <text:s text:c="2"/>SKIP:360 <text:s/>size=61 bytes</text:p>
      <text:p text:style-name="P3">x264 [debug]: frame= 179 QP=21.70 NAL=2 Slice:P Poc:364 I:2 <text:s text:c="3"/>P:123 <text:s/>SKIP:271 <text:s/>size=965 bytes</text:p>
      <text:p text:style-name="P3">x264 [debug]: frame= 180 QP=29.22 NAL=2 Slice:B Poc:360 I:0 <text:s text:c="3"/>P:61 <text:s text:c="2"/>SKIP:335 <text:s/>size=173 bytes</text:p>
      <text:p text:style-name="P3">x264 [debug]: frame= 181 QP=29.43 NAL=0 Slice:B Poc:358 I:0 <text:s text:c="3"/>P:36 <text:s text:c="2"/>SKIP:360 <text:s/>size=100 bytes</text:p>
      <text:p text:style-name="P3">x264 [debug]: frame= 182 QP=29.68 NAL=0 Slice:B Poc:362 I:0 <text:s text:c="3"/>P:25 <text:s text:c="2"/>SKIP:371 <text:s/>size=51 bytes</text:p>
      <text:p text:style-name="P3"><text:soft-page-break/>x264 [debug]: frame= 183 QP=21.78 NAL=2 Slice:P Poc:372 I:0 <text:s text:c="3"/>P:90 <text:s text:c="2"/>SKIP:306 <text:s/>size=646 bytes</text:p>
      <text:p text:style-name="P3">x264 [debug]: frame= 184 QP=27.94 NAL=2 Slice:B Poc:368 I:0 <text:s text:c="3"/>P:42 <text:s text:c="2"/>SKIP:354 <text:s/>size=76 bytes</text:p>
      <text:p text:style-name="P3">x264 [debug]: frame= 185 QP=30.10 NAL=0 Slice:B Poc:366 I:0 <text:s text:c="3"/>P:33 <text:s text:c="2"/>SKIP:363 <text:s/>size=53 bytes</text:p>
      <text:p text:style-name="P3">x264 [debug]: frame= 186 QP=28.00 NAL=0 Slice:B Poc:370 I:0 <text:s text:c="3"/>P:24 <text:s text:c="2"/>SKIP:372 <text:s/>size=42 bytes</text:p>
      <text:p text:style-name="P3">x264 [debug]: frame= 187 QP=21.35 NAL=2 Slice:P Poc:380 I:0 <text:s text:c="3"/>P:110 <text:s/>SKIP:286 <text:s/>size=688 bytes</text:p>
      <text:p text:style-name="P3">x264 [debug]: frame= 188 QP=28.46 NAL=2 Slice:B Poc:376 I:0 <text:s text:c="3"/>P:60 <text:s text:c="2"/>SKIP:336 <text:s/>size=195 bytes</text:p>
      <text:p text:style-name="P3">x264 [debug]: frame= 189 QP=29.68 NAL=0 Slice:B Poc:374 I:0 <text:s text:c="3"/>P:28 <text:s text:c="2"/>SKIP:368 <text:s/>size=76 bytes</text:p>
      <text:p text:style-name="P3">x264 [debug]: frame= 190 QP=30.37 NAL=0 Slice:B Poc:378 I:0 <text:s text:c="3"/>P:29 <text:s text:c="2"/>SKIP:367 <text:s/>size=81 bytes</text:p>
      <text:p text:style-name="P3">x264 [debug]: frame= 191 QP=21.61 NAL=2 Slice:P Poc:388 I:0 <text:s text:c="3"/>P:88 <text:s text:c="2"/>SKIP:308 <text:s/>size=544 bytes</text:p>
      <text:p text:style-name="P3">x264 [debug]: frame= 192 QP=28.43 NAL=2 Slice:B Poc:384 I:0 <text:s text:c="3"/>P:37 <text:s text:c="2"/>SKIP:359 <text:s/>size=72 bytes</text:p>
      <text:p text:style-name="P3">x264 [debug]: frame= 193 QP=28.00 NAL=0 Slice:B Poc:382 I:0 <text:s text:c="3"/>P:23 <text:s text:c="2"/>SKIP:373 <text:s/>size=40 bytes</text:p>
      <text:p text:style-name="P3">x264 [debug]: frame= 194 QP=28.00 NAL=0 Slice:B Poc:386 I:0 <text:s text:c="3"/>P:5 <text:s text:c="3"/>SKIP:391 <text:s/>size=21 bytes</text:p>
      <text:p text:style-name="P3">x264 [debug]: frame= 195 QP=22.09 NAL=2 Slice:P Poc:396 I:0 <text:s text:c="3"/>P:114 <text:s/>SKIP:282 <text:s/>size=741 bytes</text:p>
      <text:p text:style-name="P3">x264 [debug]: frame= 196 QP=28.78 NAL=2 Slice:B Poc:392 I:0 <text:s text:c="3"/>P:62 <text:s text:c="2"/>SKIP:334 <text:s/>size=95 bytes</text:p>
      <text:p text:style-name="P3">x264 [debug]: frame= 197 QP=28.00 NAL=0 Slice:B Poc:390 I:0 <text:s text:c="3"/>P:34 <text:s text:c="2"/>SKIP:362 <text:s/>size=48 bytes</text:p>
      <text:p text:style-name="P3">x264 [debug]: frame= 198 QP=28.00 NAL=0 Slice:B Poc:394 I:0 <text:s text:c="3"/>P:24 <text:s text:c="2"/>SKIP:372 <text:s/>size=42 bytes</text:p>
      <text:p text:style-name="P3">x264 [debug]: frame= 199 QP=22.33 NAL=2 Slice:P Poc:404 I:0 <text:s text:c="3"/>P:133 <text:s/>SKIP:263 <text:s/>size=910 bytes</text:p>
      <text:p text:style-name="P3">x264 [debug]: frame= 200 QP=30.21 NAL=2 Slice:B Poc:400 I:0 <text:s text:c="3"/>P:65 <text:s text:c="2"/>SKIP:331 <text:s/>size=93 bytes</text:p>
      <text:p text:style-name="P3">x264 [debug]: frame= 201 QP=28.00 NAL=0 Slice:B Poc:398 I:0 <text:s text:c="3"/>P:60 <text:s text:c="2"/>SKIP:336 <text:s/>size=65 bytes</text:p>
      <text:p text:style-name="P3">x264 [debug]: frame= 202 QP=28.00 NAL=0 Slice:B Poc:402 I:0 <text:s text:c="3"/>P:52 <text:s text:c="2"/>SKIP:344 <text:s/>size=57 bytes</text:p>
      <text:p text:style-name="P3">x264 [debug]: frame= 203 QP=22.89 NAL=2 Slice:P Poc:412 I:0 <text:s text:c="3"/>P:97 <text:s text:c="2"/>SKIP:299 <text:s/>size=682 bytes</text:p>
      <text:p text:style-name="P3">x264 [debug]: frame= 204 QP=29.09 NAL=2 Slice:B Poc:408 I:0 <text:s text:c="3"/>P:40 <text:s text:c="2"/>SKIP:356 <text:s/>size=92 bytes</text:p>
      <text:p text:style-name="P3">x264 [debug]: frame= 205 QP=29.68 NAL=0 Slice:B Poc:406 I:0 <text:s text:c="3"/>P:32 <text:s text:c="2"/>SKIP:364 <text:s/>size=56 bytes</text:p>
      <text:p text:style-name="P3">x264 [debug]: frame= 206 QP=28.00 NAL=0 Slice:B Poc:410 I:0 <text:s text:c="3"/>P:32 <text:s text:c="2"/>SKIP:364 <text:s/>size=47 bytes</text:p>
      <text:p text:style-name="P3">x264 [debug]: frame= 207 QP=22.21 NAL=2 Slice:P Poc:420 I:1 <text:s text:c="3"/>P:107 <text:s/>SKIP:288 <text:s/>size=1187 bytes</text:p>
      <text:p text:style-name="P3">x264 [debug]: frame= 208 QP=28.10 NAL=2 Slice:B Poc:416 I:0 <text:s text:c="3"/>P:64 <text:s text:c="2"/>SKIP:332 <text:s/>size=229 bytes</text:p>
      <text:p text:style-name="P3">x264 [debug]: frame= 209 QP=29.96 NAL=0 Slice:B Poc:414 I:0 <text:s text:c="3"/>P:42 <text:s text:c="2"/>SKIP:354 <text:s/>size=108 bytes</text:p>
      <text:p text:style-name="P3">x264 [debug]: frame= 210 QP=30.22 NAL=0 Slice:B Poc:418 I:0 <text:s text:c="3"/>P:40 <text:s text:c="2"/>SKIP:356 <text:s/>size=95 bytes</text:p>
      <text:p text:style-name="P3">x264 [debug]: frame= 211 QP=22.05 NAL=2 Slice:P Poc:428 I:3 <text:s text:c="3"/>P:118 <text:s/>SKIP:275 <text:s/>size=1646 bytes</text:p>
      <text:p text:style-name="P3">x264 [debug]: frame= 212 QP=29.56 NAL=2 Slice:B Poc:424 I:0 <text:s text:c="3"/>P:66 <text:s text:c="2"/>SKIP:330 <text:s/>size=323 bytes</text:p>
      <text:p text:style-name="P3">x264 [debug]: frame= 213 QP=30.99 NAL=0 Slice:B Poc:422 I:0 <text:s text:c="3"/>P:43 <text:s text:c="2"/>SKIP:353 <text:s/>size=93 bytes</text:p>
      <text:p text:style-name="P3">x264 [debug]: frame= 214 QP=30.80 NAL=0 Slice:B Poc:426 I:0 <text:s text:c="3"/>P:45 <text:s text:c="2"/>SKIP:351 <text:s/>size=107 bytes</text:p>
      <text:p text:style-name="P3">x264 [debug]: frame= 215 QP=22.46 NAL=2 Slice:P Poc:436 I:2 <text:s text:c="3"/>P:145 <text:s/>SKIP:249 <text:s/>size=1726 bytes</text:p>
      <text:p text:style-name="P3">x264 [debug]: frame= 216 QP=28.56 NAL=2 Slice:B Poc:432 I:0 <text:s text:c="3"/>P:94 <text:s text:c="2"/>SKIP:302 <text:s/>size=287 bytes</text:p>
      <text:p text:style-name="P3">x264 [debug]: frame= 217 QP=30.35 NAL=0 Slice:B Poc:430 I:0 <text:s text:c="3"/>P:53 <text:s text:c="2"/>SKIP:343 <text:s/>size=138 bytes</text:p>
      <text:p text:style-name="P3"><text:soft-page-break/>x264 [debug]: frame= 218 QP=30.57 NAL=0 Slice:B Poc:434 I:0 <text:s text:c="3"/>P:51 <text:s text:c="2"/>SKIP:345 <text:s/>size=103 bytes</text:p>
      <text:p text:style-name="P3">x264 [debug]: frame= 219 QP=21.98 NAL=2 Slice:P Poc:444 I:0 <text:s text:c="3"/>P:140 <text:s/>SKIP:256 <text:s/>size=1601 bytes</text:p>
      <text:p text:style-name="P3">x264 [debug]: frame= 220 QP=29.42 NAL=2 Slice:B Poc:440 I:0 <text:s text:c="3"/>P:79 <text:s text:c="2"/>SKIP:317 <text:s/>size=219 bytes</text:p>
      <text:p text:style-name="P3">x264 [debug]: frame= 221 QP=29.36 NAL=0 Slice:B Poc:438 I:0 <text:s text:c="3"/>P:49 <text:s text:c="2"/>SKIP:347 <text:s/>size=116 bytes</text:p>
      <text:p text:style-name="P3">x264 [debug]: frame= 222 QP=30.55 NAL=0 Slice:B Poc:442 I:0 <text:s text:c="3"/>P:58 <text:s text:c="2"/>SKIP:338 <text:s/>size=94 bytes</text:p>
      <text:p text:style-name="P3">x264 [debug]: frame= 223 QP=21.57 NAL=2 Slice:P Poc:452 I:0 <text:s text:c="3"/>P:136 <text:s/>SKIP:260 <text:s/>size=1538 bytes</text:p>
      <text:p text:style-name="P3">x264 [debug]: frame= 224 QP=28.06 NAL=2 Slice:B Poc:448 I:0 <text:s text:c="3"/>P:65 <text:s text:c="2"/>SKIP:331 <text:s/>size=187 bytes</text:p>
      <text:p text:style-name="P3">x264 [debug]: frame= 225 QP=32.02 NAL=0 Slice:B Poc:446 I:0 <text:s text:c="3"/>P:57 <text:s text:c="2"/>SKIP:339 <text:s/>size=94 bytes</text:p>
      <text:p text:style-name="P3">x264 [debug]: frame= 226 QP=29.67 NAL=0 Slice:B Poc:450 I:0 <text:s text:c="3"/>P:37 <text:s text:c="2"/>SKIP:359 <text:s/>size=76 bytes</text:p>
      <text:p text:style-name="P3">x264 [debug]: frame= 227 QP=21.71 NAL=2 Slice:P Poc:460 I:0 <text:s text:c="3"/>P:130 <text:s/>SKIP:266 <text:s/>size=882 bytes</text:p>
      <text:p text:style-name="P3">x264 [debug]: frame= 228 QP=28.47 NAL=2 Slice:B Poc:456 I:0 <text:s text:c="3"/>P:56 <text:s text:c="2"/>SKIP:340 <text:s/>size=104 bytes</text:p>
      <text:p text:style-name="P3">x264 [debug]: frame= 229 QP=28.00 NAL=0 Slice:B Poc:454 I:0 <text:s text:c="3"/>P:57 <text:s text:c="2"/>SKIP:339 <text:s/>size=73 bytes</text:p>
      <text:p text:style-name="P3">x264 [debug]: frame= 230 QP=28.00 NAL=0 Slice:B Poc:458 I:0 <text:s text:c="3"/>P:38 <text:s text:c="2"/>SKIP:358 <text:s/>size=49 bytes</text:p>
      <text:p text:style-name="P3">x264 [debug]: frame= 231 QP=21.78 NAL=2 Slice:P Poc:468 I:0 <text:s text:c="3"/>P:136 <text:s/>SKIP:260 <text:s/>size=969 bytes</text:p>
      <text:p text:style-name="P3">x264 [debug]: frame= 232 QP=26.37 NAL=2 Slice:B Poc:464 I:0 <text:s text:c="3"/>P:76 <text:s text:c="2"/>SKIP:320 <text:s/>size=138 bytes</text:p>
      <text:p text:style-name="P3">x264 [debug]: frame= 233 QP=28.00 NAL=0 Slice:B Poc:462 I:0 <text:s text:c="3"/>P:60 <text:s text:c="2"/>SKIP:336 <text:s/>size=65 bytes</text:p>
      <text:p text:style-name="P3">x264 [debug]: frame= 234 QP=29.68 NAL=0 Slice:B Poc:466 I:0 <text:s text:c="3"/>P:38 <text:s text:c="2"/>SKIP:358 <text:s/>size=87 bytes</text:p>
      <text:p text:style-name="P3">x264 [debug]: frame= 235 QP=21.87 NAL=2 Slice:P Poc:476 I:1 <text:s text:c="3"/>P:155 <text:s/>SKIP:240 <text:s/>size=1521 bytes</text:p>
      <text:p text:style-name="P3">x264 [debug]: frame= 236 QP=28.76 NAL=2 Slice:B Poc:472 I:0 <text:s text:c="3"/>P:87 <text:s text:c="2"/>SKIP:309 <text:s/>size=202 bytes</text:p>
      <text:p text:style-name="P3">x264 [debug]: frame= 237 QP=30.57 NAL=0 Slice:B Poc:470 I:0 <text:s text:c="3"/>P:71 <text:s text:c="2"/>SKIP:325 <text:s/>size=101 bytes</text:p>
      <text:p text:style-name="P3">x264 [debug]: frame= 238 QP=30.45 NAL=0 Slice:B Poc:474 I:0 <text:s text:c="3"/>P:48 <text:s text:c="2"/>SKIP:348 <text:s/>size=97 bytes</text:p>
      <text:p text:style-name="P3">x264 [debug]: frame= 239 QP=21.69 NAL=2 Slice:P Poc:484 I:0 <text:s text:c="3"/>P:132 <text:s/>SKIP:264 <text:s/>size=1135 bytes</text:p>
      <text:p text:style-name="P3">x264 [debug]: frame= 240 QP=29.64 NAL=2 Slice:B Poc:480 I:0 <text:s text:c="3"/>P:82 <text:s text:c="2"/>SKIP:314 <text:s/>size=152 bytes</text:p>
      <text:p text:style-name="P3">x264 [debug]: frame= 241 QP=28.62 NAL=0 Slice:B Poc:478 I:0 <text:s text:c="3"/>P:57 <text:s text:c="2"/>SKIP:339 <text:s/>size=83 bytes</text:p>
      <text:p text:style-name="P3">x264 [debug]: frame= 242 QP=29.67 NAL=0 Slice:B Poc:482 I:0 <text:s text:c="3"/>P:63 <text:s text:c="2"/>SKIP:333 <text:s/>size=83 bytes</text:p>
      <text:p text:style-name="P3">x264 [debug]: frame= 243 QP=21.72 NAL=2 Slice:P Poc:492 I:0 <text:s text:c="3"/>P:139 <text:s/>SKIP:257 <text:s/>size=1346 bytes</text:p>
      <text:p text:style-name="P3">x264 [debug]: frame= 244 QP=28.80 NAL=2 Slice:B Poc:488 I:0 <text:s text:c="3"/>P:65 <text:s text:c="2"/>SKIP:331 <text:s/>size=173 bytes</text:p>
      <text:p text:style-name="P3">x264 [debug]: frame= 245 QP=28.00 NAL=0 Slice:B Poc:486 I:0 <text:s text:c="3"/>P:35 <text:s text:c="2"/>SKIP:361 <text:s/>size=63 bytes</text:p>
      <text:p text:style-name="P3">x264 [debug]: frame= 246 QP=29.41 NAL=0 Slice:B Poc:490 I:0 <text:s text:c="3"/>P:53 <text:s text:c="2"/>SKIP:343 <text:s/>size=89 bytes</text:p>
      <text:p text:style-name="P3">x264 [debug]: frame= 247 QP=31.34 NAL=2 Slice:P Poc:498 I:0 <text:s text:c="3"/>P:57 <text:s text:c="2"/>SKIP:339 <text:s/>size=289 bytes</text:p>
      <text:p text:style-name="P3">x264 [debug]: frame= 248 QP=30.08 NAL=2 Slice:B Poc:494 I:0 <text:s text:c="3"/>P:39 <text:s text:c="2"/>SKIP:357 <text:s/>size=92 bytes</text:p>
      <text:p text:style-name="P3">x264 [debug]: frame= 249 QP=31.01 NAL=0 Slice:B Poc:496 I:0 <text:s text:c="3"/>P:44 <text:s text:c="2"/>SKIP:352 <text:s/>size=118 bytes</text:p>
      <text:p text:style-name="P3"><text:soft-page-break/>x264 [debug]: frame= 250 QP=16.74 NAL=3 Slice:I Poc:0 <text:s text:c="2"/>I:396 <text:s/>P:0 <text:s text:c="3"/>SKIP:0 <text:s text:c="3"/>size=15886 bytes</text:p>
      <text:p text:style-name="P3">x264 [debug]: frame= 251 QP=21.51 NAL=2 Slice:P Poc:8 <text:s text:c="2"/>I:2 <text:s text:c="3"/>P:123 <text:s/>SKIP:271 <text:s/>size=1036 bytes</text:p>
      <text:p text:style-name="P3">x264 [debug]: frame= 252 QP=28.92 NAL=2 Slice:B Poc:4 <text:s text:c="2"/>I:0 <text:s text:c="3"/>P:79 <text:s text:c="2"/>SKIP:317 <text:s/>size=166 bytes</text:p>
      <text:p text:style-name="P3">x264 [debug]: frame= 253 QP=30.38 NAL=0 Slice:B Poc:2 <text:s text:c="2"/>I:0 <text:s text:c="3"/>P:41 <text:s text:c="2"/>SKIP:355 <text:s/>size=87 bytes</text:p>
      <text:p text:style-name="P3">x264 [debug]: frame= 254 QP=30.27 NAL=0 Slice:B Poc:6 <text:s text:c="2"/>I:0 <text:s text:c="3"/>P:58 <text:s text:c="2"/>SKIP:338 <text:s/>size=79 bytes</text:p>
      <text:p text:style-name="P3">x264 [debug]: frame= 255 QP=21.94 NAL=2 Slice:P Poc:16 <text:s/>I:0 <text:s text:c="3"/>P:131 <text:s/>SKIP:265 <text:s/>size=830 bytes</text:p>
      <text:p text:style-name="P3">x264 [debug]: frame= 256 QP=27.98 NAL=2 Slice:B Poc:12 <text:s/>I:0 <text:s text:c="3"/>P:72 <text:s text:c="2"/>SKIP:324 <text:s/>size=107 bytes</text:p>
      <text:p text:style-name="P3">x264 [debug]: frame= 257 QP=28.00 NAL=0 Slice:B Poc:10 <text:s/>I:0 <text:s text:c="3"/>P:44 <text:s text:c="2"/>SKIP:352 <text:s/>size=54 bytes</text:p>
      <text:p text:style-name="P3">x264 [debug]: frame= 258 QP=29.09 NAL=0 Slice:B Poc:14 <text:s/>I:0 <text:s text:c="3"/>P:48 <text:s text:c="2"/>SKIP:348 <text:s/>size=65 bytes</text:p>
      <text:p text:style-name="P3">x264 [debug]: frame= 259 QP=22.61 NAL=2 Slice:P Poc:24 <text:s/>I:4 <text:s text:c="3"/>P:138 <text:s/>SKIP:254 <text:s/>size=1466 bytes</text:p>
      <text:p text:style-name="P3">x264 [debug]: frame= 260 QP=29.10 NAL=2 Slice:B Poc:20 <text:s/>I:0 <text:s text:c="3"/>P:74 <text:s text:c="2"/>SKIP:322 <text:s/>size=302 bytes</text:p>
      <text:p text:style-name="P3">x264 [debug]: frame= 261 QP=30.66 NAL=0 Slice:B Poc:18 <text:s/>I:0 <text:s text:c="3"/>P:58 <text:s text:c="2"/>SKIP:338 <text:s/>size=117 bytes</text:p>
      <text:p text:style-name="P3">x264 [debug]: frame= 262 QP=30.15 NAL=0 Slice:B Poc:22 <text:s/>I:0 <text:s text:c="3"/>P:56 <text:s text:c="2"/>SKIP:340 <text:s/>size=159 bytes</text:p>
      <text:p text:style-name="P3">x264 [debug]: frame= 263 QP=22.99 NAL=2 Slice:P Poc:32 <text:s/>I:0 <text:s text:c="3"/>P:100 <text:s/>SKIP:296 <text:s/>size=782 bytes</text:p>
      <text:p text:style-name="P3">x264 [debug]: frame= 264 QP=29.90 NAL=2 Slice:B Poc:28 <text:s/>I:0 <text:s text:c="3"/>P:69 <text:s text:c="2"/>SKIP:327 <text:s/>size=101 bytes</text:p>
      <text:p text:style-name="P3">x264 [debug]: frame= 265 QP=27.47 NAL=0 Slice:B Poc:26 <text:s/>I:0 <text:s text:c="3"/>P:56 <text:s text:c="2"/>SKIP:340 <text:s/>size=70 bytes</text:p>
      <text:p text:style-name="P3">x264 [debug]: frame= 266 QP=28.00 NAL=0 Slice:B Poc:30 <text:s/>I:0 <text:s text:c="3"/>P:35 <text:s text:c="2"/>SKIP:361 <text:s/>size=48 bytes</text:p>
      <text:p text:style-name="P3">x264 [debug]: frame= 267 QP=22.99 NAL=2 Slice:P Poc:40 <text:s/>I:0 <text:s text:c="3"/>P:124 <text:s/>SKIP:272 <text:s/>size=698 bytes</text:p>
      <text:p text:style-name="P3">x264 [debug]: frame= 268 QP=26.95 NAL=2 Slice:B Poc:36 <text:s/>I:0 <text:s text:c="3"/>P:70 <text:s text:c="2"/>SKIP:326 <text:s/>size=90 bytes</text:p>
      <text:p text:style-name="P3">x264 [debug]: frame= 269 QP=28.00 NAL=0 Slice:B Poc:34 <text:s/>I:0 <text:s text:c="3"/>P:39 <text:s text:c="2"/>SKIP:357 <text:s/>size=54 bytes</text:p>
      <text:p text:style-name="P3">x264 [debug]: frame= 270 QP=28.00 NAL=0 Slice:B Poc:38 <text:s/>I:0 <text:s text:c="3"/>P:42 <text:s text:c="2"/>SKIP:354 <text:s/>size=52 bytes</text:p>
      <text:p text:style-name="P3">x264 [debug]: frame= 271 QP=23.44 NAL=2 Slice:P Poc:48 <text:s/>I:0 <text:s text:c="3"/>P:98 <text:s text:c="2"/>SKIP:298 <text:s/>size=686 bytes</text:p>
      <text:p text:style-name="P3">x264 [debug]: frame= 272 QP=24.71 NAL=2 Slice:B Poc:44 <text:s/>I:0 <text:s text:c="3"/>P:57 <text:s text:c="2"/>SKIP:339 <text:s/>size=91 bytes</text:p>
      <text:p text:style-name="P3">x264 [debug]: frame= 273 QP=28.00 NAL=0 Slice:B Poc:42 <text:s/>I:0 <text:s text:c="3"/>P:46 <text:s text:c="2"/>SKIP:350 <text:s/>size=52 bytes</text:p>
      <text:p text:style-name="P3">x264 [debug]: frame= 274 QP=29.67 NAL=0 Slice:B Poc:46 <text:s/>I:0 <text:s text:c="3"/>P:35 <text:s text:c="2"/>SKIP:361 <text:s/>size=68 bytes</text:p>
      <text:p text:style-name="P3">x264 [debug]: frame= 275 QP=24.08 NAL=2 Slice:P Poc:56 <text:s/>I:1 <text:s text:c="3"/>P:134 <text:s/>SKIP:261 <text:s/>size=1444 bytes</text:p>
      <text:p text:style-name="P3">x264 [debug]: frame= 276 QP=29.15 NAL=2 Slice:B Poc:52 <text:s/>I:0 <text:s text:c="3"/>P:95 <text:s text:c="2"/>SKIP:301 <text:s/>size=247 bytes</text:p>
      <text:p text:style-name="P3">x264 [debug]: frame= 277 QP=29.68 NAL=0 Slice:B Poc:50 <text:s/>I:0 <text:s text:c="3"/>P:56 <text:s text:c="2"/>SKIP:340 <text:s/>size=92 bytes</text:p>
      <text:p text:style-name="P3">x264 [debug]: frame= 278 QP=31.68 NAL=0 Slice:B Poc:54 <text:s/>I:0 <text:s text:c="3"/>P:61 <text:s text:c="2"/>SKIP:335 <text:s/>size=127 bytes</text:p>
      <text:p text:style-name="P3">x264 [debug]: frame= 279 QP=23.62 NAL=2 Slice:P Poc:64 <text:s/>I:0 <text:s text:c="3"/>P:138 <text:s/>SKIP:258 <text:s/>size=1447 bytes</text:p>
      <text:p text:style-name="P3">x264 [debug]: frame= 280 QP=29.14 NAL=2 Slice:B Poc:60 <text:s/>I:0 <text:s text:c="3"/>P:89 <text:s text:c="2"/>SKIP:307 <text:s/>size=200 bytes</text:p>
      <text:p text:style-name="P3">x264 [debug]: frame= 281 QP=31.50 NAL=0 Slice:B Poc:58 <text:s/>I:0 <text:s text:c="3"/>P:59 <text:s text:c="2"/>SKIP:337 <text:s/>size=123 bytes</text:p>
      <text:p text:style-name="P3">x264 [debug]: frame= 282 QP=30.61 NAL=0 Slice:B Poc:62 <text:s/>I:0 <text:s text:c="3"/>P:63 <text:s text:c="2"/>SKIP:333 <text:s/>size=85 bytes</text:p>
      <text:p text:style-name="P3">x264 [debug]: frame= 283 QP=23.93 NAL=2 Slice:P Poc:72 <text:s/>I:0 <text:s text:c="3"/>P:132 <text:s/>SKIP:264 <text:s/>size=1012 bytes</text:p>
      <text:p text:style-name="P3">x264 [debug]: frame= 284 QP=29.30 NAL=2 Slice:B Poc:68 <text:s/>I:0 <text:s text:c="3"/>P:79 <text:s text:c="2"/>SKIP:317 <text:s/>size=165 bytes</text:p>
      <text:p text:style-name="P3">x264 [debug]: frame= 285 QP=31.45 NAL=0 Slice:B Poc:66 <text:s/>I:0 <text:s text:c="3"/>P:61 <text:s text:c="2"/>SKIP:335 <text:s/>size=86 bytes</text:p>
      <text:p text:style-name="P3">x264 [debug]: frame= 286 QP=30.34 NAL=0 Slice:B Poc:70 <text:s/>I:0 <text:s text:c="3"/>P:56 <text:s text:c="2"/>SKIP:340 <text:s/>size=90 bytes</text:p>
      <text:p text:style-name="P3">x264 [debug]: frame= 287 QP=25.16 NAL=2 Slice:P Poc:80 <text:s/>I:0 <text:s text:c="3"/>P:106 <text:s/>SKIP:290 <text:s/>size=716 bytes</text:p>
      <text:p text:style-name="P3">x264 [debug]: frame= 288 QP=29.13 NAL=2 Slice:B Poc:76 <text:s/>I:0 <text:s text:c="3"/>P:71 <text:s text:c="2"/>SKIP:325 <text:s/>size=122 bytes</text:p>
      <text:p text:style-name="P3">x264 [debug]: frame= 289 QP=29.32 NAL=0 Slice:B Poc:74 <text:s/>I:0 <text:s text:c="3"/>P:49 <text:s text:c="2"/>SKIP:347 <text:s/>size=78 bytes</text:p>
      <text:p text:style-name="P3">x264 [debug]: frame= 290 QP=28.00 NAL=0 Slice:B Poc:78 <text:s/>I:0 <text:s text:c="3"/>P:63 <text:s text:c="2"/>SKIP:333 <text:s/>size=77 bytes</text:p>
      <text:p text:style-name="P3">x264 [debug]: frame= 291 QP=26.76 NAL=2 Slice:P Poc:88 <text:s/>I:0 <text:s text:c="3"/>P:90 <text:s text:c="2"/>SKIP:306 <text:s/>size=581 bytes</text:p>
      <text:p text:style-name="P3"><text:soft-page-break/>x264 [debug]: frame= 292 QP=29.47 NAL=2 Slice:B Poc:84 <text:s/>I:0 <text:s text:c="3"/>P:81 <text:s text:c="2"/>SKIP:315 <text:s/>size=190 bytes</text:p>
      <text:p text:style-name="P3">x264 [debug]: frame= 293 QP=31.21 NAL=0 Slice:B Poc:82 <text:s/>I:0 <text:s text:c="3"/>P:47 <text:s text:c="2"/>SKIP:349 <text:s/>size=70 bytes</text:p>
      <text:p text:style-name="P3">x264 [debug]: frame= 294 QP=28.00 NAL=0 Slice:B Poc:86 <text:s/>I:0 <text:s text:c="3"/>P:40 <text:s text:c="2"/>SKIP:356 <text:s/>size=67 bytes</text:p>
      <text:p text:style-name="P3">x264 [debug]: frame= 295 QP=28.47 NAL=2 Slice:P Poc:96 <text:s/>I:0 <text:s text:c="3"/>P:71 <text:s text:c="2"/>SKIP:325 <text:s/>size=309 bytes</text:p>
      <text:p text:style-name="P3">x264 [debug]: frame= 296 QP=28.67 NAL=2 Slice:B Poc:92 <text:s/>I:0 <text:s text:c="3"/>P:73 <text:s text:c="2"/>SKIP:323 <text:s/>size=219 bytes</text:p>
      <text:p text:style-name="P3">x264 [debug]: frame= 297 QP=29.77 NAL=0 Slice:B Poc:90 <text:s/>I:0 <text:s text:c="3"/>P:58 <text:s text:c="2"/>SKIP:338 <text:s/>size=105 bytes</text:p>
      <text:p text:style-name="P3">x264 [debug]: frame= 298 QP=29.61 NAL=0 Slice:B Poc:94 <text:s/>I:0 <text:s text:c="3"/>P:48 <text:s text:c="2"/>SKIP:348 <text:s/>size=79 bytes</text:p>
      <text:p text:style-name="P3">x264 [debug]: frame= 299 QP=29.72 NAL=2 Slice:P Poc:98 <text:s/>I:0 <text:s text:c="3"/>P:19 <text:s text:c="2"/>SKIP:377 <text:s/>size=86 bytes</text:p>
      <text:p text:style-name="P3"/>
      <text:p text:style-name="P3">x264 [info]: frame I:2 <text:s text:c="4"/>Avg QP:18.16 <text:s/>size: 13905</text:p>
      <text:p text:style-name="P3">x264 [info]: frame P:76 <text:s text:c="3"/>Avg QP:22.34 <text:s/>size: <text:s/>1108</text:p>
      <text:p text:style-name="P3">x264 [info]: frame B:222 <text:s text:c="2"/>Avg QP:29.15 <text:s/>size: <text:s text:c="2"/>107</text:p>
      <text:p text:style-name="P3">x264 [info]: consecutive B-frames: <text:s/>1.0% <text:s/>0.7% <text:s/>1.0% 97.3%</text:p>
      <text:p text:style-name="P3">x264 [info]: mb I <text:s/>I16..4: <text:s/>6.6% 65.0% 28.4%</text:p>
      <text:p text:style-name="P3">x264 [info]: mb P <text:s/>I16..4: <text:s/>0.0% <text:s/>0.1% <text:s/>0.0% <text:s/>P16..4: 15.7% <text:s/>9.9% <text:s/>7.2% <text:s/>0.0% <text:s/>0.0% <text:s text:c="3"/>skip:67.0%</text:p>
      <text:p text:style-name="P3">x264 [info]: mb B <text:s/>I16..4: <text:s/>0.0% <text:s/>0.0% <text:s/>0.0% <text:s/>B16..8: 12.9% <text:s/>1.1% <text:s/>0.2% <text:s/>direct: 0.2% <text:s/>skip:85.7% <text:s/>L0:35.0% L1:57.7% BI: 7.3%</text:p>
      <text:p text:style-name="P3">x264 [info]: 8x8 transform intra:65.0% inter:51.2%</text:p>
      <text:p text:style-name="P3">x264 [info]: coded y,uvDC,uvAC intra: 91.8% 91.3% 77.2% inter: 3.1% 2.3% 0.4%</text:p>
      <text:p text:style-name="P3">x264 [info]: i16 v,h,dc,p: 63% 12% <text:s/>4% 21%</text:p>
      <text:p text:style-name="P3">x264 [info]: i8 v,h,dc,ddl,ddr,vr,hd,vl,hu: 24% 27% 16% <text:s/>4% <text:s/>5% <text:s/>7% <text:s/>5% <text:s/>6% <text:s/>6%</text:p>
      <text:p text:style-name="P3">x264 [info]: i4 v,h,dc,ddl,ddr,vr,hd,vl,hu: 31% 10% 10% <text:s/>6% <text:s/>7% 12% <text:s/>6% 12% <text:s/>6%</text:p>
      <text:p text:style-name="P3">x264 [info]: i8c dc,h,v,p: 40% 24% 27% <text:s/>9%</text:p>
      <text:p text:style-name="P3">x264 [info]: Weighted P-Frames: Y:0.0% UV:0.0%</text:p>
      <text:p text:style-name="P3">x264 [info]: ref P L0: 62.2% 16.1% 14.3% <text:s/>7.5%</text:p>
      <text:p text:style-name="P3">x264 [info]: ref B L0: 91.8% <text:s/>6.2% <text:s/>2.0%</text:p>
      <text:p text:style-name="P3">x264 [info]: ref B L1: 95.9% <text:s/>4.1%</text:p>
      <text:p text:style-name="P3">x264 [info]: kb/s:108.45</text:p>
      <text:p text:style-name="P3"/>
      <text:p text:style-name="P3">encoded 300 frames, 1362.52 fps, 108.45 kb/s</text:p>
      <text:p text:style-name="P3">mirafra@mirafra:~/x264$ </text:p>
      <text:p text:style-name="P3">------------------------------------------------------------------------------------------------------------------------</text:p>
      <text:p text:style-name="P20"><text:span text:style-name="Strong_20_Emphasis">./x264</text:span>: Invokes the x264 encoder executable. </text:p>
      <text:list xml:id="list4230922337" text:style-name="L14">
        <text:list-item>
          <text:p text:style-name="P63"><text:span text:style-name="Strong_20_Emphasis">--log-level debug</text:span>: Sets the logging level to debug, providing detailed frame-by-frame information (e.g., QP, NAL unit type, slice type, macroblock details). </text:p>
        </text:list-item>
      </text:list>
      <text:list xml:id="list1584301764" text:style-name="L15">
        <text:list-item>
          <text:p text:style-name="P64"><text:span text:style-name="Strong_20_Emphasis">--preset medium</text:span>: Uses the medium preset, which balances encoding speed and compression efficiency. Presets range from ultrafast (fastest, least compression) to veryslow (slowest, best compression). </text:p>
        </text:list-item>
      </text:list>
      <text:list xml:id="list310012099" text:style-name="L16">
        <text:list-item>
          <text:p text:style-name="P65"><text:span text:style-name="Strong_20_Emphasis">--crf 23</text:span>: Specifies Constant Rate Factor (CRF) mode with a value of 23. CRF is a quality-based encoding mode where lower values (e.g., 18) produce higher quality and larger files, and higher values (e.g., 28) produce lower quality and smaller files. CRF 23 is a common choice for good quality with reasonable file sizes. </text:p>
        </text:list-item>
      </text:list>
      <text:list xml:id="list3062483842" text:style-name="L17">
        <text:list-item>
          <text:p text:style-name="P66"><text:span text:style-name="Strong_20_Emphasis">--output output.h264</text:span>: Specifies the output file (output.h264), which will contain the encoded H.264 video stream. </text:p>
        </text:list-item>
      </text:list>
      <text:list xml:id="list3048386681" text:style-name="L18">
        <text:list-item>
          <text:p text:style-name="P19"><text:span text:style-name="Strong_20_Emphasis">input.y4m</text:span>: The input file in YUV4MPEG2 format, a raw video format commonly used for encoding.</text:p>
        </text:list-item>
      </text:list>
      <text:p text:style-name="Text_20_body"/>
      <text:h text:style-name="Heading_20_3" text:outline-level="3"><text:soft-page-break/>Log Output Analysis</text:h>
      <text:h text:style-name="Heading_20_4" text:outline-level="4">Input Video Information</text:h>
      <text:p text:style-name="P62">text</text:p>
      <text:p text:style-name="P62">Copy</text:p>
      <text:p text:style-name="P95"><text:span text:style-name="Source_20_Text"><text:span text:style-name="T3">y4m [info]: 352x288p 128:117 @ 30000/1001 fps (cfr)</text:span></text:span></text:p>
      <text:list xml:id="list2661694021" text:style-name="L19">
        <text:list-item>
          <text:p text:style-name="P67"><text:span text:style-name="Strong_20_Emphasis">Resolution</text:span>: 352x288 pixels (CIF resolution, common for older or low-resolution video). </text:p>
        </text:list-item>
        <text:list-item>
          <text:p text:style-name="P67"><text:span text:style-name="Strong_20_Emphasis">Aspect Ratio</text:span>: Sample Aspect Ratio (SAR) of 128:117, meaning the pixels are not square, and the display aspect ratio (DAR) is adjusted accordingly. </text:p>
        </text:list-item>
        <text:list-item>
          <text:p text:style-name="P21"><text:span text:style-name="Strong_20_Emphasis">Frame Rate</text:span>: 30000/1001 ≈ 29.97 fps (NTSC standard, constant frame rate or CFR). </text:p>
        </text:list-item>
      </text:list>
      <text:h text:style-name="Heading_20_4" text:outline-level="4">Encoder Settings</text:h>
      <text:p text:style-name="P62">text</text:p>
      <text:p text:style-name="P62">Copy</text:p>
      <text:p text:style-name="P95"><text:span text:style-name="Source_20_Text"><text:span text:style-name="T3">x264 [debug]: using mv_range_thread = 24 x264 [info]: using SAR=128/117 x264 [info]: using cpu capabilities: MMX2 SSE2Fast SSSE3 SSE4.2 AVX FMA3 BMI2 AVX2 AVX512 x264 [info]: profile High, level 1.3, 4:2:0, 8-bit</text:span></text:span></text:p>
      <text:list xml:id="list3537133589" text:style-name="L20">
        <text:list-item>
          <text:p text:style-name="P68"><text:span text:style-name="Strong_20_Emphasis">mv_range_thread = 24</text:span>: Limits the motion vector search range for multi-threaded encoding, optimizing performance. </text:p>
        </text:list-item>
        <text:list-item>
          <text:p text:style-name="P68"><text:span text:style-name="Strong_20_Emphasis">SAR=128/117</text:span>: Confirms the aspect ratio from the input. </text:p>
        </text:list-item>
        <text:list-item>
          <text:p text:style-name="P68"><text:span text:style-name="Strong_20_Emphasis">CPU Capabilities</text:span>: Lists the CPU instruction sets used (e.g., AVX, AVX2, AVX512), indicating that x264 is leveraging advanced CPU features for faster encoding. </text:p>
        </text:list-item>
        <text:list-item>
          <text:p text:style-name="P68"><text:span text:style-name="Strong_20_Emphasis">Profile and Level</text:span>: </text:p>
          <text:list>
            <text:list-item>
              <text:p text:style-name="P68"><text:span text:style-name="Strong_20_Emphasis">High Profile</text:span>: Supports advanced features like 8x8 DCT, custom quantization matrices, and more, suitable for high-quality encoding. </text:p>
            </text:list-item>
            <text:list-item>
              <text:p text:style-name="P68"><text:span text:style-name="Strong_20_Emphasis">Level 1.3</text:span>: Restricts parameters (e.g., max bitrate, frame size) to ensure compatibility with low-end devices. For 352x288 at 29.97 fps, Level 1.3 is sufficient. </text:p>
            </text:list-item>
            <text:list-item>
              <text:p text:style-name="P22"><text:span text:style-name="Strong_20_Emphasis">4:2:0, 8-bit</text:span>: Uses 4:2:0 chroma subsampling (common for consumer video) and 8-bit color depth. </text:p>
            </text:list-item>
          </text:list>
        </text:list-item>
      </text:list>
      <text:h text:style-name="Heading_20_4" text:outline-level="4">Frame-by-Frame Debug Output</text:h>
      <text:p text:style-name="Text_20_body">The debug log provides detailed statistics for each frame (e.g., frame 0 to 299). Here’s an example for frame 0:</text:p>
      <text:p text:style-name="P62">text</text:p>
      <text:p text:style-name="P62">Copy</text:p>
      <text:p text:style-name="P95"><text:span text:style-name="Source_20_Text"><text:span text:style-name="T3">x264 [debug]: frame= 0 QP=19.57 NAL=3 Slice:I Poc:0 I:396 P:0 SKIP:0 size=11924 bytes</text:span></text:span></text:p>
      <text:list xml:id="list831402193" text:style-name="L21">
        <text:list-item>
          <text:p text:style-name="P69"><text:span text:style-name="Strong_20_Emphasis">Frame Number</text:span>: 0 (first frame). </text:p>
        </text:list-item>
        <text:list-item>
          <text:p text:style-name="P69"><text:span text:style-name="Strong_20_Emphasis">QP (Quantization Parameter)</text:span>: 19.57. Lower QP values indicate higher quality (less compression); 19.57 is relatively low, suggesting good quality for this I-frame. </text:p>
        </text:list-item>
        <text:list-item>
          <text:p text:style-name="P69"><text:span text:style-name="Strong_20_Emphasis">NAL (Network Abstraction Layer) Unit</text:span>: Type 3 (likely an IDR frame, a type of I-frame that serves as a keyframe for random access). </text:p>
        </text:list-item>
        <text:list-item>
          <text:p text:style-name="P69"><text:span text:style-name="Strong_20_Emphasis">Slice Type</text:span>: I (Intra-coded frame, encoded without reference to other frames). </text:p>
        </text:list-item>
        <text:list-item>
          <text:p text:style-name="P69"><text:span text:style-name="Strong_20_Emphasis">Poc (Picture Order Count)</text:span>: 0 (display order position). </text:p>
        </text:list-item>
        <text:list-item>
          <text:p text:style-name="P69"><text:soft-page-break/><text:span text:style-name="Strong_20_Emphasis">Macroblocks</text:span>: </text:p>
          <text:list>
            <text:list-item>
              <text:p text:style-name="P69"><text:span text:style-name="Strong_20_Emphasis">I:396</text:span>: All 396 macroblocks (352x288 ÷ 16x16 = 396) are intra-coded. </text:p>
            </text:list-item>
            <text:list-item>
              <text:p text:style-name="P69"><text:span text:style-name="Strong_20_Emphasis">P:0, SKIP:0</text:span>: No predicted or skipped macroblocks, as expected for an I-frame. </text:p>
            </text:list-item>
          </text:list>
        </text:list-item>
        <text:list-item>
          <text:p text:style-name="P23"><text:span text:style-name="Strong_20_Emphasis">Size</text:span>: 11924 bytes (relatively large, typical for I-frames due to full intra-coding). </text:p>
        </text:list-item>
      </text:list>
      <text:p text:style-name="Text_20_body">For P-frames (e.g., frame 1):</text:p>
      <text:p text:style-name="P62">text</text:p>
      <text:p text:style-name="P62">Copy</text:p>
      <text:p text:style-name="P95"><text:span text:style-name="Source_20_Text"><text:span text:style-name="T3">x264 [debug]: frame= 1 QP=20.79 NAL=2 Slice:P Poc:8 I:0 P:93 SKIP:303 size=485 bytes</text:span></text:span></text:p>
      <text:list xml:id="list2703504241" text:style-name="L22">
        <text:list-item>
          <text:p text:style-name="P70"><text:span text:style-name="Strong_20_Emphasis">Slice Type</text:span>: P (Predictive frame, uses motion compensation from previous frames). </text:p>
        </text:list-item>
        <text:list-item>
          <text:p text:style-name="P70"><text:span text:style-name="Strong_20_Emphasis">P:93, SKIP:303</text:span>: 93 macroblocks are predicted, and 303 are skipped (no changes from the reference frame, reducing data). </text:p>
        </text:list-item>
        <text:list-item>
          <text:p text:style-name="P24"><text:span text:style-name="Strong_20_Emphasis">Size</text:span>: 485 bytes (much smaller than I-frames due to prediction and skipping). </text:p>
        </text:list-item>
      </text:list>
      <text:p text:style-name="Text_20_body">For B-frames (e.g., frame 2):</text:p>
      <text:p text:style-name="P62">text</text:p>
      <text:p text:style-name="P62">Copy</text:p>
      <text:p text:style-name="P95"><text:span text:style-name="Source_20_Text"><text:span text:style-name="T3">x264 [debug]: frame= 2 QP=27.00 NAL=2 Slice:B Poc:4 I:0 P:47 SKIP:349 size=52 bytes</text:span></text:span></text:p>
      <text:list xml:id="list2547678077" text:style-name="L23">
        <text:list-item>
          <text:p text:style-name="P71"><text:span text:style-name="Strong_20_Emphasis">Slice Type</text:span>: B (Bi-predictive frame, uses references from both past and future frames). </text:p>
        </text:list-item>
        <text:list-item>
          <text:p text:style-name="P71"><text:span text:style-name="Strong_20_Emphasis">QP=27.00</text:span>: Higher QP (more compression, lower quality) than I- or P-frames, as B-frames are less critical. </text:p>
        </text:list-item>
        <text:list-item>
          <text:p text:style-name="P25"><text:span text:style-name="Strong_20_Emphasis">Size</text:span>: 52 bytes (very small, due to high skip rate and bi-prediction efficiency). </text:p>
        </text:list-item>
      </text:list>
      <text:h text:style-name="Heading_20_4" text:outline-level="4">Summary Statistics</text:h>
      <text:p text:style-name="P62">text</text:p>
      <text:p text:style-name="P62">Copy</text:p>
      <text:p text:style-name="P95"><text:span text:style-name="Source_20_Text"><text:span text:style-name="T3">x264 [info]: frame I:2 Avg QP:18.16 size: 13905 x264 [info]: frame P:76 Avg QP:22.34 size: 1108 x264 [info]: frame B:222 Avg QP:29.15 size: 107 x264 [info]: consecutive B-frames: 1.0% 0.7% 1.0% 97.3%</text:span></text:span></text:p>
      <text:list xml:id="list96691826" text:style-name="L24">
        <text:list-item>
          <text:p text:style-name="P72"><text:span text:style-name="Strong_20_Emphasis">Frame Counts</text:span>: </text:p>
          <text:list>
            <text:list-item>
              <text:p text:style-name="P72"><text:span text:style-name="Strong_20_Emphasis">I-frames</text:span>: 2 (keyframes, large size: ~13.9 KB average). </text:p>
            </text:list-item>
            <text:list-item>
              <text:p text:style-name="P72"><text:span text:style-name="Strong_20_Emphasis">P-frames</text:span>: 76 (predictive frames, ~1.1 KB average). </text:p>
            </text:list-item>
            <text:list-item>
              <text:p text:style-name="P72"><text:span text:style-name="Strong_20_Emphasis">B-frames</text:span>: 222 (bi-predictive frames, ~107 bytes average). </text:p>
            </text:list-item>
          </text:list>
        </text:list-item>
        <text:list-item>
          <text:p text:style-name="P72"><text:span text:style-name="Strong_20_Emphasis">Average QP</text:span>: </text:p>
          <text:list>
            <text:list-item>
              <text:p text:style-name="P72">I-frames: 18.16 (high quality). </text:p>
            </text:list-item>
            <text:list-item>
              <text:p text:style-name="P72">P-frames: 22.34 (good quality). </text:p>
            </text:list-item>
            <text:list-item>
              <text:p text:style-name="P72">B-frames: 29.15 (lower quality, more compression). </text:p>
            </text:list-item>
          </text:list>
        </text:list-item>
        <text:list-item>
          <text:p text:style-name="P26"><text:span text:style-name="Strong_20_Emphasis">B-frame Usage</text:span>: 97.3% of frames have 3 consecutive B-frames, indicating heavy use of B-frames for compression efficiency (typical for the medium preset). </text:p>
        </text:list-item>
      </text:list>
      <text:p text:style-name="P62">text</text:p>
      <text:p text:style-name="P62">Copy</text:p>
      <text:p text:style-name="P95"><text:soft-page-break/><text:span text:style-name="Source_20_Text"><text:span text:style-name="T3">x264 [info]: mb I I16..4: 6.6% 65.0% 28.4% x264 [info]: mb P I16..4: 0.0% 0.1% 0.0% P16..4: 15.7% 9.9% 7.2% 0.0% 0.0% skip:67.0% x264 [info]: mb B I16..4: 0.0% 0.0% 0.0% B16..8: 12.9% 1.1% 0.2% direct: 0.2% skip:85.7%</text:span></text:span></text:p>
      <text:list xml:id="list2019896040" text:style-name="L25">
        <text:list-item>
          <text:p text:style-name="P73"><text:span text:style-name="Strong_20_Emphasis">Macroblock Types</text:span>: </text:p>
          <text:list>
            <text:list-item>
              <text:p text:style-name="P73"><text:span text:style-name="Strong_20_Emphasis">I-frames</text:span>: Mostly use 16x16 (65%) and 4x4 (28.4%) intra prediction. </text:p>
            </text:list-item>
            <text:list-item>
              <text:p text:style-name="P73"><text:span text:style-name="Strong_20_Emphasis">P-frames</text:span>: 67% of macroblocks are skipped, with 15.7% using 16x16 prediction. </text:p>
            </text:list-item>
            <text:list-item>
              <text:p text:style-name="P27"><text:span text:style-name="Strong_20_Emphasis">B-frames</text:span>: 85.7% are skipped, with 12.9% using 16x16 bi-prediction. </text:p>
            </text:list-item>
          </text:list>
        </text:list-item>
      </text:list>
      <text:p text:style-name="P62">text</text:p>
      <text:p text:style-name="P62">Copy</text:p>
      <text:p text:style-name="P95"><text:span text:style-name="Source_20_Text"><text:span text:style-name="T3">x264 [info]: 8x8 transform intra:65.0% inter:51.2% x264 [info]: coded y,uvDC,uvAC intra: 91.8% 91.3% 77.2% inter: 3.1% 2.3% 0.4%</text:span></text:span></text:p>
      <text:list xml:id="list1937657796" text:style-name="L26">
        <text:list-item>
          <text:p text:style-name="P74"><text:span text:style-name="Strong_20_Emphasis">8x8 Transform</text:span>: Used for 65% of intra blocks and 51.2% of inter blocks, improving compression for high-profile encoding. </text:p>
        </text:list-item>
        <text:list-item>
          <text:p text:style-name="P28"><text:span text:style-name="Strong_20_Emphasis">Coded Components</text:span>: High percentage of luma (Y) and chroma (UV) coefficients are coded for intra frames, while inter frames have minimal coding (due to skipping). </text:p>
        </text:list-item>
      </text:list>
      <text:p text:style-name="P62">text</text:p>
      <text:p text:style-name="P62">Copy</text:p>
      <text:p text:style-name="P95"><text:span text:style-name="Source_20_Text"><text:span text:style-name="T3">x264 [info]: kb/s:108.45 encoded 300 frames, 1362.52 fps, 108.45 kb/s</text:span></text:span></text:p>
      <text:list xml:id="list440662787" text:style-name="L27">
        <text:list-item>
          <text:p text:style-name="P75"><text:span text:style-name="Strong_20_Emphasis">Bitrate</text:span>: 108.45 kbps (low, due to small resolution and CRF 23). </text:p>
        </text:list-item>
        <text:list-item>
          <text:p text:style-name="P75"><text:span text:style-name="Strong_20_Emphasis">Frame Count</text:span>: 300 frames encoded. </text:p>
        </text:list-item>
        <text:list-item>
          <text:p text:style-name="P75"><text:span text:style-name="Strong_20_Emphasis">Encoding Speed</text:span>: 1362.52 fps (very fast, likely due to small resolution and hardware acceleration). </text:p>
        </text:list-item>
        <text:list-item>
          <text:p text:style-name="P29"><text:span text:style-name="Strong_20_Emphasis">Output Bitrate</text:span>: 108.45 kbps, suitable for low-bandwidth applications.</text:p>
        </text:list-item>
      </text:list>
      <text:p text:style-name="Text_20_body"/>
      <text:p text:style-name="Text_20_body">------------------------------------------------------------------------------------------------------------------------</text:p>
      <text:p text:style-name="Text_20_body">This file provides a detailed breakdown of CPU cycle samples collected during the x264 encoding process, with 5,212 samples and an approximate event count of 3,104,072,026 cycles. The goal is to determine which x264 module—Intra Prediction, Transform, Entropy Coding, or Motion Estimation—consumed the most CPU cycles and rank them accordingly.</text:p>
      <text:p text:style-name="Text_20_body">Below, I’ll analyze the perf_report.txt data, map the listed functions to the four modules, aggregate their cycle usage, and provide a ranking. I’ll also estimate the absolute cycle counts, address the kernel symbol restriction warning, and suggest optimizations for the most cycle-intensive module. The analysis is based on the provided data, your previous x264 log (300 frames, 352x288, medium preset, CRF 23, High Profile with CABAC), and general knowledge of x264’s architecture.</text:p>
      <text:p text:style-name="Horizontal_20_Line"/>
      <text:h text:style-name="Heading_20_3" text:outline-level="3">Step 1: Mapping Functions to Modules</text:h>
      <text:p text:style-name="Text_20_body">To identify the cycle-intensive modules, I’ll map the functions in perf_report.txt to the four modules: Intra Prediction, Transform, Entropy Coding, and Motion Estimation. I’ll focus on functions with significant overhead (e.g., &gt;0.5%) and cross-reference with x264’s source code to <text:soft-page-break/>categorize them. Below are the key functions for each module, followed by the analysis of the report.</text:p>
      <text:h text:style-name="Heading_20_4" text:outline-level="4">Module Function Mappings</text:h>
      <text:list xml:id="list2859692783" text:style-name="L28">
        <text:list-item>
          <text:p text:style-name="P76"><text:span text:style-name="Strong_20_Emphasis">Intra Prediction</text:span>: </text:p>
          <text:list>
            <text:list-item>
              <text:p text:style-name="P76">Functions related to intra mode decision and prediction. </text:p>
            </text:list-item>
            <text:list-item>
              <text:p text:style-name="P76">Examples: x264_8_mb_analyse_intra, x264_8_intra_satd_x9_4x4_avx, x264_8_intra_satd_x3_8x8c_ssse3, x264_8_intra_satd_x3_16x16_ssse3, x264_8_intra_sa8d_x9_8x8_avx. </text:p>
            </text:list-item>
            <text:list-item>
              <text:p text:style-name="P76">Computes SATD (Sum of Absolute Transformed Differences) for intra modes. </text:p>
            </text:list-item>
          </text:list>
        </text:list-item>
        <text:list-item>
          <text:p text:style-name="P76"><text:span text:style-name="Strong_20_Emphasis">Transform</text:span>: </text:p>
          <text:list>
            <text:list-item>
              <text:p text:style-name="P76">Functions for DCT (Discrete Cosine Transform), quantization, and inverse transforms. </text:p>
            </text:list-item>
            <text:list-item>
              <text:p text:style-name="P76">Examples: x264_8_dct4x4x4_internal_avx512, x264_8_quant_4x4x4_avx2, x264_8_quant_4x4_avx2, x264_8_quant_8x8_avx2, x264_8_sub16x16_dct_avx512, x264_8_sub16x16_dct8_avx2, x264_8_sub8x8_dct_avx512, x264_8_sub8x8_dct_dc_avx512, x264_8_add8x8_idct_avx512. </text:p>
            </text:list-item>
            <text:list-item>
              <text:p text:style-name="P76">Includes Hadamard transforms: x264_8_hadamard_ac_8x8_avx2, x264_8_pixel_hadamard_ac_16x16_avx2. </text:p>
            </text:list-item>
          </text:list>
        </text:list-item>
        <text:list-item>
          <text:p text:style-name="P76"><text:span text:style-name="Strong_20_Emphasis">Entropy Coding</text:span>: </text:p>
          <text:list>
            <text:list-item>
              <text:p text:style-name="P76">Functions for CABAC (Context-Adaptive Binary Arithmetic Coding) encoding. </text:p>
            </text:list-item>
            <text:list-item>
              <text:p text:style-name="P76">Examples: x264_8_cabac_block_residual_rd_internal_avx512, x264_8_cabac_block_residual_8x8_rd_internal_avx512, x264_8_cabac_encode_decision_asm, x264_8_cabac_encode_decision_bmi2, x264_8_trellis_cabac_4x4_ssse3, x264_8_trellis_cabac_8x8_ssse3, x264_8_macroblock_write_cabac, cabac_mvd, cabac_cbp_luma, cabac_qp_delta. </text:p>
            </text:list-item>
            <text:list-item>
              <text:p text:style-name="P76">Includes trellis quantization: x264_8_quant_4x4_trellis, x264_8_trellis_coef1, x264_8_trellis_coefn, x264_8_trellis_bnode_0, trellis_dc_shortcut. </text:p>
            </text:list-item>
          </text:list>
        </text:list-item>
        <text:list-item>
          <text:p text:style-name="P76"><text:span text:style-name="Strong_20_Emphasis">Motion Estimation</text:span>: </text:p>
          <text:list>
            <text:list-item>
              <text:p text:style-name="P76">Functions for motion vector search, subpixel refinement, and inter prediction. </text:p>
            </text:list-item>
            <text:list-item>
              <text:p text:style-name="P76">Examples: x264_8_me_search_ref, get_ref_avx2, refine_subpel, x264_8_pixel_satd_8x8_internal_avx512, x264_8_pixel_sad_x4_16x16_avx512, x264_8_mc_chroma_avx2, x264_8_pixel_satd_16x8_internal_avx512, x264_8_pixel_satd_8x8_avx512, x264_8_pixel_avg2_w16_sse2, x264_8_pixel_sad_x3_16x16_avx512, x264_8_pixel_avg2_w8_mmx2, x264_8_mb_predict_mv_ref16x16, x264_8_pixel_sad_16x16_avx512, x264_8_mb_encode_chroma, x264_8_hpel_filter_avx2, x264_8_pixel_sad_x4_8x8_avx512, x264_8_mb_predict_mv, x264_8_pixel_ssd_16x16_avx2, x264_8_pixel_sad_x3_8x8_avx512, x264_8_pixel_satd_4x4_avx512, x264_8_pixel_ssd_8x8_avx, mb_mc_01xywh, x264_8_mb_predict_mv_direct16x16, x264_8_pixel_var2_8x8_avx512, x264_8_pixel_var_16x16_avx512, mb_analyse_inter_b8x8_mixed_ref, mb_analyse_inter_b16x16, mb_analyse_inter_direct, mb_analyse_inter_p8x8_mixed_ref, mb_analyse_inter_p16x16, x264_8_mb_mc, mc_luma_sse2, x264_8_prefetch_fenc_420_mmx2, mb_load_mv_direct8x8, <text:soft-page-break/>x264_8_pixel_avg_weight_w8_avx512, x264_8_mc_offsetsub_w8_mmx2, x264_8_mc_offsetsub_w16_sse2. </text:p>
            </text:list-item>
            <text:list-item>
              <text:p text:style-name="P30">Includes SAD (Sum of Absolute Differences) and SSD (Sum of Squared Differences) calculations. </text:p>
            </text:list-item>
          </text:list>
        </text:list-item>
      </text:list>
      <text:h text:style-name="Heading_20_4" text:outline-level="4">Notes on Function Mapping</text:h>
      <text:list xml:id="list3172685034" text:style-name="L29">
        <text:list-item>
          <text:p text:style-name="P77">Many functions are optimized with SIMD instructions (e.g., AVX2, AVX512, SSE2), as seen in suffixes like _avx512, _avx2, _sse2. These are still part of the respective modules. </text:p>
        </text:list-item>
        <text:list-item>
          <text:p text:style-name="P77">Some functions (e.g., rd_cost_mb, slicetype_mb_cost, x264_8_macroblock_analyse) involve multiple modules. I’ll allocate their contributions based on their primary role or split them proportionally. </text:p>
        </text:list-item>
        <text:list-item>
          <text:p text:style-name="P31">Functions like x264_8_macroblock_cache_load_progressive, x264_8_macroblock_cache_save, and x264_8_mbtree_propagate_list_internal_avx512 are auxiliary (cache management, MB-tree propagation). I’ll exclude them from module-specific counts unless they clearly belong to a module. </text:p>
        </text:list-item>
      </text:list>
      <text:p text:style-name="Horizontal_20_Line"/>
      <text:h text:style-name="Heading_20_3" text:outline-level="3">Step 2: Analyzing perf_report.txt</text:h>
      <text:p text:style-name="Text_20_body">I’ll extract the top functions (overhead &gt;0.5%) from perf_report.txt, categorize them into modules, and sum their overhead percentages. Functions not directly related to the four modules (e.g., kernel functions, libpthread, libc) or with ambiguous roles will be noted separately.</text:p>
      <text:h text:style-name="Heading_20_4" text:outline-level="4">Top Functions (Overhead &gt;0.5%)</text:h>
      <text:p text:style-name="Text_20_body">Here’s the list of functions with overhead &gt;0.5%, along with their module assignments:</text:p>
      <text:list xml:id="list3824852812" text:style-name="L30">
        <text:list-item>
          <text:p text:style-name="P78"><text:span text:style-name="Strong_20_Emphasis">10.38%</text:span> - [unknown] [k] 0000000000000000 (includes rd_cost_mb (0.66%), x264_8_plane_copy_avx512 (0.60%), x264_8_macroblock_cache_save (0.51%)): </text:p>
          <text:list>
            <text:list-item>
              <text:p text:style-name="P78">rd_cost_mb: Rate-distortion cost calculation (involves Motion Estimation and Transform). </text:p>
            </text:list-item>
            <text:list-item>
              <text:p text:style-name="P78">x264_8_plane_copy_avx512: Memory copy (auxiliary, not module-specific). </text:p>
            </text:list-item>
            <text:list-item>
              <text:p text:style-name="P78">x264_8_macroblock_cache_save: Cache management (auxiliary). </text:p>
            </text:list-item>
            <text:list-item>
              <text:p text:style-name="P78"><text:span text:style-name="Strong_20_Emphasis">Assignment</text:span>: Split rd_cost_mb (0.66%) between Motion Estimation (0.33%) and Transform (0.33%). Exclude others. </text:p>
            </text:list-item>
          </text:list>
        </text:list-item>
        <text:list-item>
          <text:p text:style-name="P78"><text:span text:style-name="Strong_20_Emphasis">4.90%</text:span> - x264_8_me_search_ref: </text:p>
          <text:list>
            <text:list-item>
              <text:p text:style-name="P78">Motion vector search. </text:p>
            </text:list-item>
            <text:list-item>
              <text:p text:style-name="P78"><text:span text:style-name="Strong_20_Emphasis">Assignment</text:span>: Motion Estimation. </text:p>
            </text:list-item>
          </text:list>
        </text:list-item>
        <text:list-item>
          <text:p text:style-name="P78"><text:span text:style-name="Strong_20_Emphasis">4.75%</text:span> - get_ref_avx2: </text:p>
          <text:list>
            <text:list-item>
              <text:p text:style-name="P78">Reference frame access for motion estimation. </text:p>
            </text:list-item>
            <text:list-item>
              <text:p text:style-name="P78"><text:span text:style-name="Strong_20_Emphasis">Assignment</text:span>: Motion Estimation. </text:p>
            </text:list-item>
          </text:list>
        </text:list-item>
        <text:list-item>
          <text:p text:style-name="P78"><text:span text:style-name="Strong_20_Emphasis">4.34%</text:span> - refine_subpel: </text:p>
          <text:list>
            <text:list-item>
              <text:p text:style-name="P78">Subpixel motion refinement. </text:p>
            </text:list-item>
            <text:list-item>
              <text:p text:style-name="P78"><text:span text:style-name="Strong_20_Emphasis">Assignment</text:span>: Motion Estimation. </text:p>
            </text:list-item>
          </text:list>
        </text:list-item>
        <text:list-item>
          <text:p text:style-name="P78"><text:span text:style-name="Strong_20_Emphasis">3.70%</text:span> - x264_8_pixel_satd_8x8_internal_avx512: </text:p>
          <text:list>
            <text:list-item>
              <text:p text:style-name="P78">SATD calculation for motion estimation. </text:p>
            </text:list-item>
            <text:list-item>
              <text:p text:style-name="P78"><text:span text:style-name="Strong_20_Emphasis">Assignment</text:span>: Motion Estimation. </text:p>
            </text:list-item>
          </text:list>
        </text:list-item>
        <text:list-item>
          <text:p text:style-name="P78"><text:soft-page-break/><text:span text:style-name="Strong_20_Emphasis">3.69%</text:span> - x264_8_pixel_sad_x4_16x16_avx512: </text:p>
          <text:list>
            <text:list-item>
              <text:p text:style-name="P78">SA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3.66%</text:span> - x264_8_mc_chroma_avx2: </text:p>
          <text:list>
            <text:list-item>
              <text:p text:style-name="P78">Chroma motion compensation. </text:p>
            </text:list-item>
            <text:list-item>
              <text:p text:style-name="P78"><text:span text:style-name="Strong_20_Emphasis">Assignment</text:span>: Motion Estimation. </text:p>
            </text:list-item>
          </text:list>
        </text:list-item>
        <text:list-item>
          <text:p text:style-name="P78"><text:span text:style-name="Strong_20_Emphasis">3.42%</text:span> - x264_8_pixel_satd_16x8_internal_avx512: </text:p>
          <text:list>
            <text:list-item>
              <text:p text:style-name="P78">SAT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3.39%</text:span> - [unknown] [k] 0x0000000000000001 (includes x264_8_mbtree_propagate_list_internal_avx512 (1.09%), cabac_mvd (0.72%)): </text:p>
          <text:list>
            <text:list-item>
              <text:p text:style-name="P78">x264_8_mbtree_propagate_list_internal_avx512: MB-tree propagation (auxiliary). </text:p>
            </text:list-item>
            <text:list-item>
              <text:p text:style-name="P78">cabac_mvd: CABAC encoding of motion vector differences. </text:p>
            </text:list-item>
            <text:list-item>
              <text:p text:style-name="P78"><text:span text:style-name="Strong_20_Emphasis">Assignment</text:span>: cabac_mvd (0.72%) to Entropy Coding. Exclude MB-tree. </text:p>
            </text:list-item>
          </text:list>
        </text:list-item>
        <text:list-item>
          <text:p text:style-name="P78"><text:span text:style-name="Strong_20_Emphasis">3.26%</text:span> - x264_8_pixel_satd_8x8_avx512: </text:p>
          <text:list>
            <text:list-item>
              <text:p text:style-name="P78">SAT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2.99%</text:span> - x264_8_pixel_avg2_w16_sse2: </text:p>
          <text:list>
            <text:list-item>
              <text:p text:style-name="P78">Pixel averaging for motion compensation. </text:p>
            </text:list-item>
            <text:list-item>
              <text:p text:style-name="P78"><text:span text:style-name="Strong_20_Emphasis">Assignment</text:span>: Motion Estimation. </text:p>
            </text:list-item>
          </text:list>
        </text:list-item>
        <text:list-item>
          <text:p text:style-name="P78"><text:span text:style-name="Strong_20_Emphasis">2.52%</text:span> - [unknown] [.] 0xffffffff82600124: </text:p>
          <text:list>
            <text:list-item>
              <text:p text:style-name="P78">Kernel-related (not module-specific). </text:p>
            </text:list-item>
            <text:list-item>
              <text:p text:style-name="P78"><text:span text:style-name="Strong_20_Emphasis">Assignment</text:span>: Exclude. </text:p>
            </text:list-item>
          </text:list>
        </text:list-item>
        <text:list-item>
          <text:p text:style-name="P78"><text:span text:style-name="Strong_20_Emphasis">2.33%</text:span> - [unknown] [.] 0xffffffff8258d894: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2.23%</text:span> - rd_cost_mb: </text:p>
          <text:list>
            <text:list-item>
              <text:p text:style-name="P78">Rate-distortion cost (Motion Estimation and Transform). </text:p>
            </text:list-item>
            <text:list-item>
              <text:p text:style-name="P78"><text:span text:style-name="Strong_20_Emphasis">Assignment</text:span>: Split between Motion Estimation (1.12%) and Transform (1.11%). </text:p>
            </text:list-item>
          </text:list>
        </text:list-item>
        <text:list-item>
          <text:p text:style-name="P78"><text:span text:style-name="Strong_20_Emphasis">1.91%</text:span> - x264_8_hadamard_ac_8x8_avx2: </text:p>
          <text:list>
            <text:list-item>
              <text:p text:style-name="P78">Hadamard transform for transform module. </text:p>
            </text:list-item>
            <text:list-item>
              <text:p text:style-name="P78"><text:span text:style-name="Strong_20_Emphasis">Assignment</text:span>: Transform. </text:p>
            </text:list-item>
          </text:list>
        </text:list-item>
        <text:list-item>
          <text:p text:style-name="P78"><text:span text:style-name="Strong_20_Emphasis">1.78%</text:span> - __pthread_mutex_lock (libpthread): </text:p>
          <text:list>
            <text:list-item>
              <text:p text:style-name="P78">Thread synchronization (not module-specific). </text:p>
            </text:list-item>
            <text:list-item>
              <text:p text:style-name="P78"><text:span text:style-name="Strong_20_Emphasis">Assignment</text:span>: Exclude. </text:p>
            </text:list-item>
          </text:list>
        </text:list-item>
        <text:list-item>
          <text:p text:style-name="P78"><text:span text:style-name="Strong_20_Emphasis">1.74%</text:span> - slicetype_mb_cost: </text:p>
          <text:list>
            <text:list-item>
              <text:p text:style-name="P78">Slice type decision (involves Motion Estimation and Intra Prediction). </text:p>
            </text:list-item>
            <text:list-item>
              <text:p text:style-name="P78"><text:span text:style-name="Strong_20_Emphasis">Assignment</text:span>: Split between Motion Estimation (0.87%) and Intra Prediction (0.87%). </text:p>
            </text:list-item>
          </text:list>
        </text:list-item>
        <text:list-item>
          <text:p text:style-name="P78"><text:span text:style-name="Strong_20_Emphasis">1.70%</text:span> - x264_8_pixel_sad_x3_16x16_avx512: </text:p>
          <text:list>
            <text:list-item>
              <text:p text:style-name="P78">SA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1.60%</text:span> - x264_8_pixel_avg2_w8_mmx2: </text:p>
          <text:list>
            <text:list-item>
              <text:p text:style-name="P78">Pixel averaging for motion compensation. </text:p>
            </text:list-item>
            <text:list-item>
              <text:p text:style-name="P78"><text:span text:style-name="Strong_20_Emphasis">Assignment</text:span>: Motion Estimation. </text:p>
            </text:list-item>
          </text:list>
        </text:list-item>
        <text:list-item>
          <text:p text:style-name="P78"><text:span text:style-name="Strong_20_Emphasis">1.48%</text:span> - [unknown] [k] 0x0000000200000120 (includes x264_8_pixel_ssd_8x8_avx (0.81%)): </text:p>
          <text:list>
            <text:list-item>
              <text:p text:style-name="P78"><text:soft-page-break/>SSD calculation for motion estimation. </text:p>
            </text:list-item>
            <text:list-item>
              <text:p text:style-name="P78"><text:span text:style-name="Strong_20_Emphasis">Assignment</text:span>: Motion Estimation (0.81%). </text:p>
            </text:list-item>
          </text:list>
        </text:list-item>
        <text:list-item>
          <text:p text:style-name="P78"><text:span text:style-name="Strong_20_Emphasis">1.48%</text:span> - x264_8_macroblock_cache_load_progressive: </text:p>
          <text:list>
            <text:list-item>
              <text:p text:style-name="P78">Cache management (auxiliary). </text:p>
            </text:list-item>
            <text:list-item>
              <text:p text:style-name="P78"><text:span text:style-name="Strong_20_Emphasis">Assignment</text:span>: Exclude. </text:p>
            </text:list-item>
          </text:list>
        </text:list-item>
        <text:list-item>
          <text:p text:style-name="P78"><text:span text:style-name="Strong_20_Emphasis">1.44%</text:span> - x264_8_macroblock_encode: </text:p>
          <text:list>
            <text:list-item>
              <text:p text:style-name="P78">General macroblock encoding (involves Transform and Entropy Coding). </text:p>
            </text:list-item>
            <text:list-item>
              <text:p text:style-name="P78"><text:span text:style-name="Strong_20_Emphasis">Assignment</text:span>: Split between Transform (0.72%) and Entropy Coding (0.72%). </text:p>
            </text:list-item>
          </text:list>
        </text:list-item>
        <text:list-item>
          <text:p text:style-name="P78"><text:span text:style-name="Strong_20_Emphasis">1.43%</text:span> - [unknown] [.] 0xffffffff81803602: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1.43%</text:span> - [unknown] [.] 0xffffffff81993e1b: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1.39%</text:span> - analyse_update_cache: </text:p>
          <text:list>
            <text:list-item>
              <text:p text:style-name="P78">Cache update (auxiliary). </text:p>
            </text:list-item>
            <text:list-item>
              <text:p text:style-name="P78"><text:span text:style-name="Strong_20_Emphasis">Assignment</text:span>: Exclude. </text:p>
            </text:list-item>
          </text:list>
        </text:list-item>
        <text:list-item>
          <text:p text:style-name="P78"><text:span text:style-name="Strong_20_Emphasis">1.27%</text:span> - x264_8_mb_predict_mv_ref16x16: </text:p>
          <text:list>
            <text:list-item>
              <text:p text:style-name="P78">Motion vector prediction. </text:p>
            </text:list-item>
            <text:list-item>
              <text:p text:style-name="P78"><text:span text:style-name="Strong_20_Emphasis">Assignment</text:span>: Motion Estimation. </text:p>
            </text:list-item>
          </text:list>
        </text:list-item>
        <text:list-item>
          <text:p text:style-name="P78"><text:span text:style-name="Strong_20_Emphasis">1.26%</text:span> - x264_8_pixel_sad_16x16_avx512: </text:p>
          <text:list>
            <text:list-item>
              <text:p text:style-name="P78">SA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1.22%</text:span> - x264_8_mb_encode_chroma: </text:p>
          <text:list>
            <text:list-item>
              <text:p text:style-name="P78">Chroma encoding (Motion Estimation and Transform). </text:p>
            </text:list-item>
            <text:list-item>
              <text:p text:style-name="P78"><text:span text:style-name="Strong_20_Emphasis">Assignment</text:span>: Motion Estimation (0.61%), Transform (0.61%). </text:p>
            </text:list-item>
          </text:list>
        </text:list-item>
        <text:list-item>
          <text:p text:style-name="P78"><text:span text:style-name="Strong_20_Emphasis">1.20%</text:span> - x264_8_quant_4x4x4_avx2: </text:p>
          <text:list>
            <text:list-item>
              <text:p text:style-name="P78">Quantization. </text:p>
            </text:list-item>
            <text:list-item>
              <text:p text:style-name="P78"><text:span text:style-name="Strong_20_Emphasis">Assignment</text:span>: Transform. </text:p>
            </text:list-item>
          </text:list>
        </text:list-item>
        <text:list-item>
          <text:p text:style-name="P78"><text:span text:style-name="Strong_20_Emphasis">1.16%</text:span> - x264_8_hpel_filter_avx2: </text:p>
          <text:list>
            <text:list-item>
              <text:p text:style-name="P78">Half-pixel filtering for motion estimation. </text:p>
            </text:list-item>
            <text:list-item>
              <text:p text:style-name="P78"><text:span text:style-name="Strong_20_Emphasis">Assignment</text:span>: Motion Estimation. </text:p>
            </text:list-item>
          </text:list>
        </text:list-item>
        <text:list-item>
          <text:p text:style-name="P78"><text:span text:style-name="Strong_20_Emphasis">1.14%</text:span> - x264_8_pixel_sad_x4_8x8_avx512: </text:p>
          <text:list>
            <text:list-item>
              <text:p text:style-name="P78">SA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1.13%</text:span> - __pthread_mutex_unlock (libpthread): </text:p>
          <text:list>
            <text:list-item>
              <text:p text:style-name="P78">Thread synchronization. </text:p>
            </text:list-item>
            <text:list-item>
              <text:p text:style-name="P78"><text:span text:style-name="Strong_20_Emphasis">Assignment</text:span>: Exclude. </text:p>
            </text:list-item>
          </text:list>
        </text:list-item>
        <text:list-item>
          <text:p text:style-name="P78"><text:span text:style-name="Strong_20_Emphasis">1.10%</text:span> - x264_8_mb_predict_mv: </text:p>
          <text:list>
            <text:list-item>
              <text:p text:style-name="P78">Motion vector prediction. </text:p>
            </text:list-item>
            <text:list-item>
              <text:p text:style-name="P78"><text:span text:style-name="Strong_20_Emphasis">Assignment</text:span>: Motion Estimation. </text:p>
            </text:list-item>
          </text:list>
        </text:list-item>
        <text:list-item>
          <text:p text:style-name="P78"><text:span text:style-name="Strong_20_Emphasis">1.09%</text:span> - x264_8_mbtree_propagate_list_internal_avx512: </text:p>
          <text:list>
            <text:list-item>
              <text:p text:style-name="P78">MB-tree propagation (auxiliary). </text:p>
            </text:list-item>
            <text:list-item>
              <text:p text:style-name="P78"><text:span text:style-name="Strong_20_Emphasis">Assignment</text:span>: Exclude. </text:p>
            </text:list-item>
          </text:list>
        </text:list-item>
        <text:list-item>
          <text:p text:style-name="P78"><text:span text:style-name="Strong_20_Emphasis">1.08%</text:span> - x264_8_pixel_ssd_16x16_avx2: </text:p>
          <text:list>
            <text:list-item>
              <text:p text:style-name="P78">SSD calculation for motion estimation. </text:p>
            </text:list-item>
            <text:list-item>
              <text:p text:style-name="P78"><text:soft-page-break/><text:span text:style-name="Strong_20_Emphasis">Assignment</text:span>: Motion Estimation. </text:p>
            </text:list-item>
          </text:list>
        </text:list-item>
        <text:list-item>
          <text:p text:style-name="P78"><text:span text:style-name="Strong_20_Emphasis">1.06%</text:span> - x264_8_pixel_sad_x3_8x8_avx512: </text:p>
          <text:list>
            <text:list-item>
              <text:p text:style-name="P78">SA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1.05%</text:span> - [unknown] [.] 0xffffffff82600c07: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96%</text:span> - [unknown] [.] 0xffffffff82591e57: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93%</text:span> - [unknown] [.] 0xffffffff818a2ba2: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91%</text:span> - x264_8_frame_expand_border_filtered: </text:p>
          <text:list>
            <text:list-item>
              <text:p text:style-name="P78">Frame border expansion (auxiliary). </text:p>
            </text:list-item>
            <text:list-item>
              <text:p text:style-name="P78"><text:span text:style-name="Strong_20_Emphasis">Assignment</text:span>: Exclude. </text:p>
            </text:list-item>
          </text:list>
        </text:list-item>
        <text:list-item>
          <text:p text:style-name="P78"><text:span text:style-name="Strong_20_Emphasis">0.90%</text:span> - x264_8_dct4x4x4_internal_avx512: </text:p>
          <text:list>
            <text:list-item>
              <text:p text:style-name="P78">DCT transform. </text:p>
            </text:list-item>
            <text:list-item>
              <text:p text:style-name="P78"><text:span text:style-name="Strong_20_Emphasis">Assignment</text:span>: Transform. </text:p>
            </text:list-item>
          </text:list>
        </text:list-item>
        <text:list-item>
          <text:p text:style-name="P78"><text:span text:style-name="Strong_20_Emphasis">0.90%</text:span> - x264_8_cabac_block_residual_rd_internal_avx512: </text:p>
          <text:list>
            <text:list-item>
              <text:p text:style-name="P78">CABAC residual encoding. </text:p>
            </text:list-item>
            <text:list-item>
              <text:p text:style-name="P78"><text:span text:style-name="Strong_20_Emphasis">Assignment</text:span>: Entropy Coding. </text:p>
            </text:list-item>
          </text:list>
        </text:list-item>
        <text:list-item>
          <text:p text:style-name="P78"><text:span text:style-name="Strong_20_Emphasis">0.87%</text:span> - [unknown] [.] 0xffffffff81b02328: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87%</text:span> - [unknown] [.] 0xffffffff8199335a: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86%</text:span> - x264_8_pixel_satd_4x4_avx512: </text:p>
          <text:list>
            <text:list-item>
              <text:p text:style-name="P78">SAT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0.85%</text:span> - cabac_mvd: </text:p>
          <text:list>
            <text:list-item>
              <text:p text:style-name="P78">CABAC motion vector encoding. </text:p>
            </text:list-item>
            <text:list-item>
              <text:p text:style-name="P78"><text:span text:style-name="Strong_20_Emphasis">Assignment</text:span>: Entropy Coding. </text:p>
            </text:list-item>
          </text:list>
        </text:list-item>
        <text:list-item>
          <text:p text:style-name="P78"><text:span text:style-name="Strong_20_Emphasis">0.81%</text:span> - x264_8_pixel_ssd_8x8_avx: </text:p>
          <text:list>
            <text:list-item>
              <text:p text:style-name="P78">SS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0.80%</text:span> - mb_mc_01xywh: </text:p>
          <text:list>
            <text:list-item>
              <text:p text:style-name="P78">Motion compensation. </text:p>
            </text:list-item>
            <text:list-item>
              <text:p text:style-name="P78"><text:span text:style-name="Strong_20_Emphasis">Assignment</text:span>: Motion Estimation. </text:p>
            </text:list-item>
          </text:list>
        </text:list-item>
        <text:list-item>
          <text:p text:style-name="P78"><text:span text:style-name="Strong_20_Emphasis">0.79%</text:span> - [unknown] [.] 0xffffffff8259c1d9: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79%</text:span> - pthread_cond_wait@@GLIBC_2.3.2 (libpthread): </text:p>
          <text:list>
            <text:list-item>
              <text:p text:style-name="P78">Thread synchronization. </text:p>
            </text:list-item>
            <text:list-item>
              <text:p text:style-name="P78"><text:span text:style-name="Strong_20_Emphasis">Assignment</text:span>: Exclude. </text:p>
            </text:list-item>
          </text:list>
        </text:list-item>
        <text:list-item>
          <text:p text:style-name="P78"><text:soft-page-break/><text:span text:style-name="Strong_20_Emphasis">0.78%</text:span> - x264_8_frame_init_lowres_core_avx2: </text:p>
          <text:list>
            <text:list-item>
              <text:p text:style-name="P78">Low-resolution frame initialization (auxiliary). </text:p>
            </text:list-item>
            <text:list-item>
              <text:p text:style-name="P78"><text:span text:style-name="Strong_20_Emphasis">Assignment</text:span>: Exclude. </text:p>
            </text:list-item>
          </text:list>
        </text:list-item>
        <text:list-item>
          <text:p text:style-name="P78"><text:span text:style-name="Strong_20_Emphasis">0.73%</text:span> - [unknown] [.] 0xffffffff819914f5: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73%</text:span> - [unknown] [.] 0xffffffff81990648: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70%</text:span> - x264_8_mb_predict_mv_direct16x16: </text:p>
          <text:list>
            <text:list-item>
              <text:p text:style-name="P78">Motion vector prediction for direct mode. </text:p>
            </text:list-item>
            <text:list-item>
              <text:p text:style-name="P78"><text:span text:style-name="Strong_20_Emphasis">Assignment</text:span>: Motion Estimation. </text:p>
            </text:list-item>
          </text:list>
        </text:list-item>
        <text:list-item>
          <text:p text:style-name="P78"><text:span text:style-name="Strong_20_Emphasis">0.70%</text:span> - x264_8_trellis_cabac_4x4_ssse3: </text:p>
          <text:list>
            <text:list-item>
              <text:p text:style-name="P78">Trellis-based CABAC encoding. </text:p>
            </text:list-item>
            <text:list-item>
              <text:p text:style-name="P78"><text:span text:style-name="Strong_20_Emphasis">Assignment</text:span>: Entropy Coding. </text:p>
            </text:list-item>
          </text:list>
        </text:list-item>
        <text:list-item>
          <text:p text:style-name="P78"><text:span text:style-name="Strong_20_Emphasis">0.68%</text:span> - x264_8_macroblock_analyse: </text:p>
          <text:list>
            <text:list-item>
              <text:p text:style-name="P78">Macroblock analysis (involves Motion Estimation and Intra Prediction). </text:p>
            </text:list-item>
            <text:list-item>
              <text:p text:style-name="P78"><text:span text:style-name="Strong_20_Emphasis">Assignment</text:span>: Split between Motion Estimation (0.34%) and Intra Prediction (0.34%). </text:p>
            </text:list-item>
          </text:list>
        </text:list-item>
        <text:list-item>
          <text:p text:style-name="P78"><text:span text:style-name="Strong_20_Emphasis">0.64%</text:span> - x264_8_trellis_cabac_8x8_ssse3: </text:p>
          <text:list>
            <text:list-item>
              <text:p text:style-name="P78">Trellis-based CABAC encoding. </text:p>
            </text:list-item>
            <text:list-item>
              <text:p text:style-name="P78"><text:span text:style-name="Strong_20_Emphasis">Assignment</text:span>: Entropy Coding. </text:p>
            </text:list-item>
          </text:list>
        </text:list-item>
        <text:list-item>
          <text:p text:style-name="P78"><text:span text:style-name="Strong_20_Emphasis">0.62%</text:span> - x264_8_pixel_sad_8x8_avx512: </text:p>
          <text:list>
            <text:list-item>
              <text:p text:style-name="P78">SAD calculation for motion estimation. </text:p>
            </text:list-item>
            <text:list-item>
              <text:p text:style-name="P78"><text:span text:style-name="Strong_20_Emphasis">Assignment</text:span>: Motion Estimation. </text:p>
            </text:list-item>
          </text:list>
        </text:list-item>
        <text:list-item>
          <text:p text:style-name="P78"><text:span text:style-name="Strong_20_Emphasis">0.61%</text:span> - x264_8_plane_copy_interleave_core_sse2: </text:p>
          <text:list>
            <text:list-item>
              <text:p text:style-name="P78">Memory copy (auxiliary). </text:p>
            </text:list-item>
            <text:list-item>
              <text:p text:style-name="P78"><text:span text:style-name="Strong_20_Emphasis">Assignment</text:span>: Exclude. </text:p>
            </text:list-item>
          </text:list>
        </text:list-item>
        <text:list-item>
          <text:p text:style-name="P78"><text:span text:style-name="Strong_20_Emphasis">0.60%</text:span> - x264_8_plane_copy_avx512: </text:p>
          <text:list>
            <text:list-item>
              <text:p text:style-name="P78">Memory copy (auxiliary). </text:p>
            </text:list-item>
            <text:list-item>
              <text:p text:style-name="P78"><text:span text:style-name="Strong_20_Emphasis">Assignment</text:span>: Exclude. </text:p>
            </text:list-item>
          </text:list>
        </text:list-item>
        <text:list-item>
          <text:p text:style-name="P78"><text:span text:style-name="Strong_20_Emphasis">0.59%</text:span> - cabac_cbp_luma: </text:p>
          <text:list>
            <text:list-item>
              <text:p text:style-name="P78">CABAC encoding of luma CBP. </text:p>
            </text:list-item>
            <text:list-item>
              <text:p text:style-name="P78"><text:span text:style-name="Strong_20_Emphasis">Assignment</text:span>: Entropy Coding. </text:p>
            </text:list-item>
          </text:list>
        </text:list-item>
        <text:list-item>
          <text:p text:style-name="P78"><text:span text:style-name="Strong_20_Emphasis">0.59%</text:span> - __memmove_avx_unaligned_erms (libc): </text:p>
          <text:list>
            <text:list-item>
              <text:p text:style-name="P78">Memory copy (auxiliary). </text:p>
            </text:list-item>
            <text:list-item>
              <text:p text:style-name="P78"><text:span text:style-name="Strong_20_Emphasis">Assignment</text:span>: Exclude. </text:p>
            </text:list-item>
          </text:list>
        </text:list-item>
        <text:list-item>
          <text:p text:style-name="P78"><text:span text:style-name="Strong_20_Emphasis">0.58%</text:span> - __munmap (libc): </text:p>
          <text:list>
            <text:list-item>
              <text:p text:style-name="P78">Memory management (auxiliary). </text:p>
            </text:list-item>
            <text:list-item>
              <text:p text:style-name="P78"><text:span text:style-name="Strong_20_Emphasis">Assignment</text:span>: Exclude. </text:p>
            </text:list-item>
          </text:list>
        </text:list-item>
        <text:list-item>
          <text:p text:style-name="P78"><text:span text:style-name="Strong_20_Emphasis">0.56%</text:span> - x264_8_macroblock_cache_save: </text:p>
          <text:list>
            <text:list-item>
              <text:p text:style-name="P78">Cache management (auxiliary). </text:p>
            </text:list-item>
            <text:list-item>
              <text:p text:style-name="P78"><text:span text:style-name="Strong_20_Emphasis">Assignment</text:span>: Exclude. </text:p>
            </text:list-item>
          </text:list>
        </text:list-item>
        <text:list-item>
          <text:p text:style-name="P78"><text:span text:style-name="Strong_20_Emphasis">0.56%</text:span> - [unknown] [.] 0xffffffff819932fb: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56%</text:span> - [unknown] [.] 0xffffffff818043e7: </text:p>
          <text:list>
            <text:list-item>
              <text:p text:style-name="P78"><text:soft-page-break/>Kernel-related. </text:p>
            </text:list-item>
            <text:list-item>
              <text:p text:style-name="P78"><text:span text:style-name="Strong_20_Emphasis">Assignment</text:span>: Exclude. </text:p>
            </text:list-item>
          </text:list>
        </text:list-item>
        <text:list-item>
          <text:p text:style-name="P78"><text:span text:style-name="Strong_20_Emphasis">0.56%</text:span> - [unknown] [.] 0xffffffff81b0915d: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56%</text:span> - [unknown] [.] 0xffffffff81b09059: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55%</text:span> - x264_8_hadamard_load: </text:p>
          <text:list>
            <text:list-item>
              <text:p text:style-name="P78">Hadamard transform loading (Transform). </text:p>
            </text:list-item>
            <text:list-item>
              <text:p text:style-name="P78"><text:span text:style-name="Strong_20_Emphasis">Assignment</text:span>: Transform. </text:p>
            </text:list-item>
          </text:list>
        </text:list-item>
        <text:list-item>
          <text:p text:style-name="P78"><text:span text:style-name="Strong_20_Emphasis">0.55%</text:span> - x264_8_memcpy_aligned_avx512: </text:p>
          <text:list>
            <text:list-item>
              <text:p text:style-name="P78">Memory copy (auxiliary). </text:p>
            </text:list-item>
            <text:list-item>
              <text:p text:style-name="P78"><text:span text:style-name="Strong_20_Emphasis">Assignment</text:span>: Exclude. </text:p>
            </text:list-item>
          </text:list>
        </text:list-item>
        <text:list-item>
          <text:p text:style-name="P78"><text:span text:style-name="Strong_20_Emphasis">0.55%</text:span> - [unknown] [.] 0xffffffffff0bff08: </text:p>
          <text:list>
            <text:list-item>
              <text:p text:style-name="P78">Unknown (likely kernel). </text:p>
            </text:list-item>
            <text:list-item>
              <text:p text:style-name="P78"><text:span text:style-name="Strong_20_Emphasis">Assignment</text:span>: Exclude. </text:p>
            </text:list-item>
          </text:list>
        </text:list-item>
        <text:list-item>
          <text:p text:style-name="P78"><text:span text:style-name="Strong_20_Emphasis">0.55%</text:span> - [unknown] [.] 0xffffffff81b02214: </text:p>
          <text:list>
            <text:list-item>
              <text:p text:style-name="P78">Kernel-related. </text:p>
            </text:list-item>
            <text:list-item>
              <text:p text:style-name="P78"><text:span text:style-name="Strong_20_Emphasis">Assignment</text:span>: Exclude. </text:p>
            </text:list-item>
          </text:list>
        </text:list-item>
        <text:list-item>
          <text:p text:style-name="P78"><text:span text:style-name="Strong_20_Emphasis">0.54%</text:span> - mb_analyse_inter_b8x8_mixed_ref: </text:p>
          <text:list>
            <text:list-item>
              <text:p text:style-name="P78">Inter prediction analysis for B-frames. </text:p>
            </text:list-item>
            <text:list-item>
              <text:p text:style-name="P78"><text:span text:style-name="Strong_20_Emphasis">Assignment</text:span>: Motion Estimation. </text:p>
            </text:list-item>
          </text:list>
        </text:list-item>
        <text:list-item>
          <text:p text:style-name="P78"><text:span text:style-name="Strong_20_Emphasis">0.51%</text:span> - mb_analyse_inter_b16x16: </text:p>
          <text:list>
            <text:list-item>
              <text:p text:style-name="P78">Inter prediction analysis for B-frames. </text:p>
            </text:list-item>
            <text:list-item>
              <text:p text:style-name="P78"><text:span text:style-name="Strong_20_Emphasis">Assignment</text:span>: Motion Estimation. </text:p>
            </text:list-item>
          </text:list>
        </text:list-item>
        <text:list-item>
          <text:p text:style-name="P78"><text:span text:style-name="Strong_20_Emphasis">0.51%</text:span> - [unknown] [.] 0xffffffff81b08cba: </text:p>
          <text:list>
            <text:list-item>
              <text:p text:style-name="P78">Kernel-related. </text:p>
            </text:list-item>
            <text:list-item>
              <text:p text:style-name="P32"><text:span text:style-name="Strong_20_Emphasis">Assignment</text:span>: Exclude. </text:p>
            </text:list-item>
          </text:list>
        </text:list-item>
      </text:list>
      <text:h text:style-name="Heading_20_4" text:outline-level="4">Lower-Overhead Functions (0.1% to 0.5%)</text:h>
      <text:p text:style-name="Text_20_body">To ensure completeness, I’ll include relevant functions with lower overhead that clearly belong to a module:</text:p>
      <text:list xml:id="list1168944787" text:style-name="L31">
        <text:list-item>
          <text:p text:style-name="P79"><text:span text:style-name="Strong_20_Emphasis">Intra Prediction</text:span>: </text:p>
          <text:list>
            <text:list-item>
              <text:p text:style-name="P79">x264_8_intra_satd_x9_4x4_avx (0.26%) </text:p>
            </text:list-item>
            <text:list-item>
              <text:p text:style-name="P79">x264_8_intra_satd_x3_8x8c_ssse3 (0.23%) </text:p>
            </text:list-item>
            <text:list-item>
              <text:p text:style-name="P79">x264_8_intra_sa8d_x9_8x8_avx (0.20%) </text:p>
            </text:list-item>
            <text:list-item>
              <text:p text:style-name="P79">x264_8_intra_satd_x3_16x16_ssse3 (0.16%) </text:p>
            </text:list-item>
            <text:list-item>
              <text:p text:style-name="P79">mb_analyse_intra (0.16%) </text:p>
            </text:list-item>
          </text:list>
        </text:list-item>
        <text:list-item>
          <text:p text:style-name="P79"><text:span text:style-name="Strong_20_Emphasis">Transform</text:span>: </text:p>
          <text:list>
            <text:list-item>
              <text:p text:style-name="P79">x264_8_quant_8x8_avx2 (0.23%) </text:p>
            </text:list-item>
            <text:list-item>
              <text:p text:style-name="P79">x264_8_sub16x16_dct_avx512 (0.28%) </text:p>
            </text:list-item>
            <text:list-item>
              <text:p text:style-name="P79">x264_8_sub16x16_dct8_avx2 (0.22%) </text:p>
            </text:list-item>
            <text:list-item>
              <text:p text:style-name="P79">x264_8_sub8x8_dct_avx512 (0.12%) </text:p>
            </text:list-item>
            <text:list-item>
              <text:p text:style-name="P79">x264_8_sub8x8_dct_dc_avx512 (0.13%) </text:p>
            </text:list-item>
            <text:list-item>
              <text:p text:style-name="P79"><text:soft-page-break/>x264_8_add8x8_idct_avx512 (0.15%) </text:p>
            </text:list-item>
            <text:list-item>
              <text:p text:style-name="P79">x264_8_quant_4x4_avx2 (0.14%) </text:p>
            </text:list-item>
            <text:list-item>
              <text:p text:style-name="P79">x264_8_quant_2x2_dc_ssse3 (0.12%) </text:p>
            </text:list-item>
          </text:list>
        </text:list-item>
        <text:list-item>
          <text:p text:style-name="P79"><text:span text:style-name="Strong_20_Emphasis">Entropy Coding</text:span>: </text:p>
          <text:list>
            <text:list-item>
              <text:p text:style-name="P79">x264_8_cabac_block_residual_8x8_rd_internal_avx512 (0.27%) </text:p>
            </text:list-item>
            <text:list-item>
              <text:p text:style-name="P79">x264_8_cabac_encode_decision_asm (0.35%) </text:p>
            </text:list-item>
            <text:list-item>
              <text:p text:style-name="P79">x264_8_cabac_encode_decision_bmi2 (0.30%) </text:p>
            </text:list-item>
            <text:list-item>
              <text:p text:style-name="P79">x264_8_quant_4x4_trellis (0.26%) </text:p>
            </text:list-item>
            <text:list-item>
              <text:p text:style-name="P79">x264_8_macroblock_write_cabac (0.21%) </text:p>
            </text:list-item>
            <text:list-item>
              <text:p text:style-name="P79">x264_8_trellis_coef1 (0.20%) </text:p>
            </text:list-item>
            <text:list-item>
              <text:p text:style-name="P79">x264_8_trellis_coefn (0.14%) </text:p>
            </text:list-item>
            <text:list-item>
              <text:p text:style-name="P79">x264_8_trellis_bnode_0 (0.12%) </text:p>
            </text:list-item>
            <text:list-item>
              <text:p text:style-name="P79">trellis_dc_shortcut (0.12%) </text:p>
            </text:list-item>
          </text:list>
        </text:list-item>
        <text:list-item>
          <text:p text:style-name="P79"><text:span text:style-name="Strong_20_Emphasis">Motion Estimation</text:span>: </text:p>
          <text:list>
            <text:list-item>
              <text:p text:style-name="P79">x264_8_pixel_satd_16x16_avx512 (0.25%) </text:p>
            </text:list-item>
            <text:list-item>
              <text:p text:style-name="P79">x264_8_pixel_sad_x4_8x16_avx512 (0.23%) </text:p>
            </text:list-item>
            <text:list-item>
              <text:p text:style-name="P79">x264_8_mb_mc (0.26%) </text:p>
            </text:list-item>
            <text:list-item>
              <text:p text:style-name="P79">mc_luma_sse2 (0.24%) </text:p>
            </text:list-item>
            <text:list-item>
              <text:p text:style-name="P79">x264_8_prefetch_fenc_420_mmx2 (0.22%) </text:p>
            </text:list-item>
            <text:list-item>
              <text:p text:style-name="P79">x264_8_pixel_avg_weight_w8_avx512 (0.18%) </text:p>
            </text:list-item>
            <text:list-item>
              <text:p text:style-name="P79">x264_8_mc_offsetsub_w8_mmx2 (0.17%) </text:p>
            </text:list-item>
            <text:list-item>
              <text:p text:style-name="P79">x264_8_mc_offsetsub_w16_sse2 (0.17%) </text:p>
            </text:list-item>
            <text:list-item>
              <text:p text:style-name="P79">x264_8_pixel_satd_4x8_avx512 (0.12%) </text:p>
            </text:list-item>
            <text:list-item>
              <text:p text:style-name="P79">x264_8_pixel_sad_8x16_avx512 (0.14%) </text:p>
            </text:list-item>
            <text:list-item>
              <text:p text:style-name="P79">mb_analyse_inter_direct (0.37%) </text:p>
            </text:list-item>
            <text:list-item>
              <text:p text:style-name="P79">mb_analyse_inter_p8x8_mixed_ref (0.34%) </text:p>
            </text:list-item>
            <text:list-item>
              <text:p text:style-name="P79">mb_analyse_inter_p16x16 (0.16%) </text:p>
            </text:list-item>
            <text:list-item>
              <text:p text:style-name="P79">mb_load_mv_direct8x8 (0.19%) </text:p>
            </text:list-item>
            <text:list-item>
              <text:p text:style-name="P79">x264_8_mb_predict_mv_16x16 (0.30%) </text:p>
            </text:list-item>
            <text:list-item>
              <text:p text:style-name="P33">mb_mc_0xywh (0.30%) </text:p>
            </text:list-item>
          </text:list>
        </text:list-item>
      </text:list>
      <text:p text:style-name="Horizontal_20_Line"/>
      <text:h text:style-name="Heading_20_3" text:outline-level="3">Step 3: Aggregating Cycle Usage by Module</text:h>
      <text:p text:style-name="Text_20_body">I’ll sum the overhead percentages for each module, including both high-overhead (&gt;0.5%) and relevant lower-overhead (0.1% to 0.5%) functions. For functions that span multiple modules (e.g., rd_cost_mb), I’ve split their contributions as noted.</text:p>
      <text:h text:style-name="Heading_20_4" text:outline-level="4">Intra Prediction</text:h>
      <text:list xml:id="list4193270707" text:style-name="L32">
        <text:list-item>
          <text:p text:style-name="P80">slicetype_mb_cost (0.87%, split from 1.74%) </text:p>
        </text:list-item>
        <text:list-item>
          <text:p text:style-name="P80">x264_8_macroblock_analyse (0.34%, split from 0.68%) </text:p>
        </text:list-item>
        <text:list-item>
          <text:p text:style-name="P80">x264_8_intra_satd_x9_4x4_avx (0.26%) </text:p>
        </text:list-item>
        <text:list-item>
          <text:p text:style-name="P80">x264_8_intra_satd_x3_8x8c_ssse3 (0.23%) </text:p>
        </text:list-item>
        <text:list-item>
          <text:p text:style-name="P80">x264_8_intra_sa8d_x9_8x8_avx (0.20%) </text:p>
        </text:list-item>
        <text:list-item>
          <text:p text:style-name="P80">x264_8_intra_satd_x3_16x16_ssse3 (0.16%) </text:p>
        </text:list-item>
        <text:list-item>
          <text:p text:style-name="P80">mb_analyse_intra (0.16%) </text:p>
        </text:list-item>
        <text:list-item>
          <text:p text:style-name="P34"><text:soft-page-break/><text:span text:style-name="Strong_20_Emphasis">Total</text:span>: 0.87 + 0.34 + 0.26 + 0.23 + 0.20 + 0.16 + 0.16 = <text:span text:style-name="Strong_20_Emphasis">2.22%</text:span> </text:p>
        </text:list-item>
      </text:list>
      <text:h text:style-name="Heading_20_4" text:outline-level="4">Transform</text:h>
      <text:list xml:id="list2664190973" text:style-name="L33">
        <text:list-item>
          <text:p text:style-name="P81">rd_cost_mb (0.33%, split from 0.66%) </text:p>
        </text:list-item>
        <text:list-item>
          <text:p text:style-name="P81">rd_cost_mb (1.11%, split from 2.23%) </text:p>
        </text:list-item>
        <text:list-item>
          <text:p text:style-name="P81">x264_8_hadamard_ac_8x8_avx2 (1.91%) </text:p>
        </text:list-item>
        <text:list-item>
          <text:p text:style-name="P81">x264_8_macroblock_encode (0.72%, split from 1.44%) </text:p>
        </text:list-item>
        <text:list-item>
          <text:p text:style-name="P81">x264_8_mb_encode_chroma (0.61%, split from 1.22%) </text:p>
        </text:list-item>
        <text:list-item>
          <text:p text:style-name="P81">x264_8_quant_4x4x4_avx2 (1.20%) </text:p>
        </text:list-item>
        <text:list-item>
          <text:p text:style-name="P81">x264_8_dct4x4x4_internal_avx512 (0.90%) </text:p>
        </text:list-item>
        <text:list-item>
          <text:p text:style-name="P81">x264_8_hadamard_load (0.55%) </text:p>
        </text:list-item>
        <text:list-item>
          <text:p text:style-name="P81">x264_8_quant_8x8_avx2 (0.23%) </text:p>
        </text:list-item>
        <text:list-item>
          <text:p text:style-name="P81">x264_8_sub16x16_dct_avx512 (0.28%) </text:p>
        </text:list-item>
        <text:list-item>
          <text:p text:style-name="P81">x264_8_sub16x16_dct8_avx2 (0.22%) </text:p>
        </text:list-item>
        <text:list-item>
          <text:p text:style-name="P81">x264_8_sub8x8_dct_avx512 (0.12%) </text:p>
        </text:list-item>
        <text:list-item>
          <text:p text:style-name="P81">x264_8_sub8x8_dct_dc_avx512 (0.13%) </text:p>
        </text:list-item>
        <text:list-item>
          <text:p text:style-name="P81">x264_8_add8x8_idct_avx512 (0.15%) </text:p>
        </text:list-item>
        <text:list-item>
          <text:p text:style-name="P81">x264_8_quant_4x4_avx2 (0.14%) </text:p>
        </text:list-item>
        <text:list-item>
          <text:p text:style-name="P81">x264_8_quant_2x2_dc_ssse3 (0.12%) </text:p>
        </text:list-item>
        <text:list-item>
          <text:p text:style-name="P35"><text:span text:style-name="Strong_20_Emphasis">Total</text:span>: 0.33 + 1.11 + 1.91 + 0.72 + 0.61 + 1.20 + 0.90 + 0.55 + 0.23 + 0.28 + 0.22 + 0.12 + 0.13 + 0.15 + 0.14 + 0.12 = <text:span text:style-name="Strong_20_Emphasis">8.62%</text:span> </text:p>
        </text:list-item>
      </text:list>
      <text:h text:style-name="Heading_20_4" text:outline-level="4">Entropy Coding</text:h>
      <text:list xml:id="list4179656259" text:style-name="L34">
        <text:list-item>
          <text:p text:style-name="P82">cabac_mvd (0.72%, from [unknown] [k] 0x0000000000000001) </text:p>
        </text:list-item>
        <text:list-item>
          <text:p text:style-name="P82">x264_8_macroblock_encode (0.72%, split from 1.44%) </text:p>
        </text:list-item>
        <text:list-item>
          <text:p text:style-name="P82">x264_8_cabac_block_residual_rd_internal_avx512 (0.90%) </text:p>
        </text:list-item>
        <text:list-item>
          <text:p text:style-name="P82">cabac_mvd (0.85%) </text:p>
        </text:list-item>
        <text:list-item>
          <text:p text:style-name="P82">x264_8_trellis_cabac_4x4_ssse3 (0.70%) </text:p>
        </text:list-item>
        <text:list-item>
          <text:p text:style-name="P82">x264_8_trellis_cabac_8x8_ssse3 (0.64%) </text:p>
        </text:list-item>
        <text:list-item>
          <text:p text:style-name="P82">cabac_cbp_luma (0.59%) </text:p>
        </text:list-item>
        <text:list-item>
          <text:p text:style-name="P82">x264_8_cabac_block_residual_8x8_rd_internal_avx512 (0.27%) </text:p>
        </text:list-item>
        <text:list-item>
          <text:p text:style-name="P82">x264_8_cabac_encode_decision_asm (0.35%) </text:p>
        </text:list-item>
        <text:list-item>
          <text:p text:style-name="P82">x264_8_cabac_encode_decision_bmi2 (0.30%) </text:p>
        </text:list-item>
        <text:list-item>
          <text:p text:style-name="P82">x264_8_quant_4x4_trellis (0.26%) </text:p>
        </text:list-item>
        <text:list-item>
          <text:p text:style-name="P82">x264_8_macroblock_write_cabac (0.21%) </text:p>
        </text:list-item>
        <text:list-item>
          <text:p text:style-name="P82">x264_8_trellis_coef1 (0.20%) </text:p>
        </text:list-item>
        <text:list-item>
          <text:p text:style-name="P82">x264_8_trellis_coefn (0.14%) </text:p>
        </text:list-item>
        <text:list-item>
          <text:p text:style-name="P82">x264_8_trellis_bnode_0 (0.12%) </text:p>
        </text:list-item>
        <text:list-item>
          <text:p text:style-name="P82">trellis_dc_shortcut (0.12%) </text:p>
        </text:list-item>
        <text:list-item>
          <text:p text:style-name="P82">cabac_qp_delta (0.17%) </text:p>
        </text:list-item>
        <text:list-item>
          <text:p text:style-name="P36"><text:span text:style-name="Strong_20_Emphasis">Total</text:span>: 0.72 + 0.72 + 0.90 + 0.85 + 0.70 + 0.64 + 0.59 + 0.27 + 0.35 + 0.30 + 0.26 + 0.21 + 0.20 + 0.14 + 0.12 + 0.12 + 0.17 = <text:span text:style-name="Strong_20_Emphasis">6.76%</text:span> </text:p>
        </text:list-item>
      </text:list>
      <text:h text:style-name="Heading_20_4" text:outline-level="4">Motion Estimation</text:h>
      <text:list xml:id="list1204219547" text:style-name="L35">
        <text:list-item>
          <text:p text:style-name="P83">rd_cost_mb (0.33%, split from 0.66%) </text:p>
        </text:list-item>
        <text:list-item>
          <text:p text:style-name="P83"><text:soft-page-break/>x264_8_me_search_ref (4.90%) </text:p>
        </text:list-item>
        <text:list-item>
          <text:p text:style-name="P83">get_ref_avx2 (4.75%) </text:p>
        </text:list-item>
        <text:list-item>
          <text:p text:style-name="P83">refine_subpel (4.34%) </text:p>
        </text:list-item>
        <text:list-item>
          <text:p text:style-name="P83">x264_8_pixel_satd_8x8_internal_avx512 (3.70%) </text:p>
        </text:list-item>
        <text:list-item>
          <text:p text:style-name="P83">x264_8_pixel_sad_x4_16x16_avx512 (3.69%) </text:p>
        </text:list-item>
        <text:list-item>
          <text:p text:style-name="P83">x264_8_mc_chroma_avx2 (3.66%) </text:p>
        </text:list-item>
        <text:list-item>
          <text:p text:style-name="P83">x264_8_pixel_satd_16x8_internal_avx512 (3.42%) </text:p>
        </text:list-item>
        <text:list-item>
          <text:p text:style-name="P83">x264_8_pixel_satd_8x8_avx512 (3.26%) </text:p>
        </text:list-item>
        <text:list-item>
          <text:p text:style-name="P83">x264_8_pixel_avg2_w16_sse2 (2.99%) </text:p>
        </text:list-item>
        <text:list-item>
          <text:p text:style-name="P83">rd_cost_mb (1.12%, split from 2.23%) </text:p>
        </text:list-item>
        <text:list-item>
          <text:p text:style-name="P83">slicetype_mb_cost (0.87%, split from 1.74%) </text:p>
        </text:list-item>
        <text:list-item>
          <text:p text:style-name="P83">x264_8_pixel_sad_x3_16x16_avx512 (1.70%) </text:p>
        </text:list-item>
        <text:list-item>
          <text:p text:style-name="P83">x264_8_pixel_avg2_w8_mmx2 (1.60%) </text:p>
        </text:list-item>
        <text:list-item>
          <text:p text:style-name="P83">x264_8_pixel_ssd_8x8_avx (0.81%, from [unknown] [k] 0x0000000200000120) </text:p>
        </text:list-item>
        <text:list-item>
          <text:p text:style-name="P83">x264_8_macroblock_analyse (0.34%, split from 0.68%) </text:p>
        </text:list-item>
        <text:list-item>
          <text:p text:style-name="P83">x264_8_mb_predict_mv_ref16x16 (1.27%) </text:p>
        </text:list-item>
        <text:list-item>
          <text:p text:style-name="P83">x264_8_pixel_sad_16x16_avx512 (1.26%) </text:p>
        </text:list-item>
        <text:list-item>
          <text:p text:style-name="P83">x264_8_mb_encode_chroma (0.61%, split from 1.22%) </text:p>
        </text:list-item>
        <text:list-item>
          <text:p text:style-name="P83">x264_8_hpel_filter_avx2 (1.16%) </text:p>
        </text:list-item>
        <text:list-item>
          <text:p text:style-name="P83">x264_8_pixel_sad_x4_8x8_avx512 (1.14%) </text:p>
        </text:list-item>
        <text:list-item>
          <text:p text:style-name="P83">x264_8_mb_predict_mv (1.10%) </text:p>
        </text:list-item>
        <text:list-item>
          <text:p text:style-name="P83">x264_8_pixel_ssd_16x16_avx2 (1.08%) </text:p>
        </text:list-item>
        <text:list-item>
          <text:p text:style-name="P83">x264_8_pixel_sad_x3_8x8_avx512 (1.06%) </text:p>
        </text:list-item>
        <text:list-item>
          <text:p text:style-name="P83">x264_8_pixel_satd_4x4_avx512 (0.86%) </text:p>
        </text:list-item>
        <text:list-item>
          <text:p text:style-name="P83">x264_8_pixel_ssd_8x8_avx (0.81%) </text:p>
        </text:list-item>
        <text:list-item>
          <text:p text:style-name="P83">mb_mc_01xywh (0.80%) </text:p>
        </text:list-item>
        <text:list-item>
          <text:p text:style-name="P83">x264_8_mb_predict_mv_direct16x16 (0.70%) </text:p>
        </text:list-item>
        <text:list-item>
          <text:p text:style-name="P83">x264_8_pixel_sad_8x8_avx512 (0.62%) </text:p>
        </text:list-item>
        <text:list-item>
          <text:p text:style-name="P83">mb_analyse_inter_b8x8_mixed_ref (0.54%) </text:p>
        </text:list-item>
        <text:list-item>
          <text:p text:style-name="P83">mb_analyse_inter_b16x16 (0.51%) </text:p>
        </text:list-item>
        <text:list-item>
          <text:p text:style-name="P83">x264_8_pixel_satd_16x16_avx512 (0.25%) </text:p>
        </text:list-item>
        <text:list-item>
          <text:p text:style-name="P83">x264_8_pixel_sad_x4_8x16_avx512 (0.23%) </text:p>
        </text:list-item>
        <text:list-item>
          <text:p text:style-name="P83">x264_8_mb_mc (0.26%) </text:p>
        </text:list-item>
        <text:list-item>
          <text:p text:style-name="P83">mc_luma_sse2 (0.24%) </text:p>
        </text:list-item>
        <text:list-item>
          <text:p text:style-name="P83">x264_8_prefetch_fenc_420_mmx2 (0.22%) </text:p>
        </text:list-item>
        <text:list-item>
          <text:p text:style-name="P83">x264_8_pixel_avg_weight_w8_avx512 (0.18%) </text:p>
        </text:list-item>
        <text:list-item>
          <text:p text:style-name="P83">x264_8_mc_offsetsub_w8_mmx2 (0.17%) </text:p>
        </text:list-item>
        <text:list-item>
          <text:p text:style-name="P83">x264_8_mc_offsetsub_w16_sse2 (0.17%) </text:p>
        </text:list-item>
        <text:list-item>
          <text:p text:style-name="P83">x264_8_pixel_satd_4x8_avx512 (0.12%) </text:p>
        </text:list-item>
        <text:list-item>
          <text:p text:style-name="P83">x264_8_pixel_sad_8x16_avx512 (0.14%) </text:p>
        </text:list-item>
        <text:list-item>
          <text:p text:style-name="P83">mb_analyse_inter_direct (0.37%) </text:p>
        </text:list-item>
        <text:list-item>
          <text:p text:style-name="P83">mb_analyse_inter_p8x8_mixed_ref (0.34%) </text:p>
        </text:list-item>
        <text:list-item>
          <text:p text:style-name="P83">mb_analyse_inter_p16x16 (0.16%) </text:p>
        </text:list-item>
        <text:list-item>
          <text:p text:style-name="P83">mb_load_mv_direct8x8 (0.19%) </text:p>
        </text:list-item>
        <text:list-item>
          <text:p text:style-name="P83">x264_8_mb_predict_mv_16x16 (0.30%) </text:p>
        </text:list-item>
        <text:list-item>
          <text:p text:style-name="P83">mb_mc_0xywh (0.30%) </text:p>
        </text:list-item>
        <text:list-item>
          <text:p text:style-name="P37"><text:soft-page-break/><text:span text:style-name="Strong_20_Emphasis">Total</text:span>: 0.33 + 4.90 + 4.75 + 4.34 + 3.70 + 3.69 + 3.66 + 3.42 + 3.26 + 2.99 + 1.12 + 0.87 + 1.70 + 1.60 + 0.81 + 0.34 + 1.27 + 1.26 + 0.61 + 1.16 + 1.14 + 1.10 + 1.08 + 1.06 + 0.86 + 0.81 + 0.80 + 0.70 + 0.62 + 0.54 + 0.51 + 0.25 + 0.23 + 0.26 + 0.24 + 0.22 + 0.18 + 0.17 + 0.17 + 0.12 + 0.14 + 0.37 + 0.34 + 0.16 + 0.19 + 0.30 + 0.30 = <text:span text:style-name="Strong_20_Emphasis">56.95%</text:span> </text:p>
        </text:list-item>
      </text:list>
      <text:p text:style-name="Horizontal_20_Line"/>
      <text:h text:style-name="Heading_20_3" text:outline-level="3">Step 4: Ranking the Modules</text:h>
      <text:p text:style-name="Text_20_body">Based on the aggregated overhead percentages, here is the ranking of the modules by CPU cycle usage:</text:p>
      <text:list xml:id="list2802237995" text:style-name="L36">
        <text:list-item>
          <text:p text:style-name="P84"><text:span text:style-name="Strong_20_Emphasis">Motion Estimation</text:span>: <text:span text:style-name="Strong_20_Emphasis">56.95%</text:span> </text:p>
          <text:list>
            <text:list-item>
              <text:p text:style-name="P84">Dominant due to extensive motion vector search, subpixel refinement, and SAD/SATD calculations for 76 P-frames and 222 B-frames (298/300 frames). </text:p>
            </text:list-item>
            <text:list-item>
              <text:p text:style-name="P84">Key functions: x264_8_me_search_ref (4.90%), get_ref_avx2 (4.75%), refine_subpel (4.34%), x264_8_pixel_satd_8x8_internal_avx512 (3.70%), x264_8_pixel_sad_x4_16x16_avx512 (3.69%). </text:p>
            </text:list-item>
          </text:list>
        </text:list-item>
        <text:list-item>
          <text:p text:style-name="P84"><text:span text:style-name="Strong_20_Emphasis">Transform</text:span>: <text:span text:style-name="Strong_20_Emphasis">8.62%</text:span> </text:p>
          <text:list>
            <text:list-item>
              <text:p text:style-name="P84">Significant due to DCT, quantization, and Hadamard transforms for non-skipped macroblocks (~9,955 in P-frames, ~12,573 in B-frames, 792 in I-frames). </text:p>
            </text:list-item>
            <text:list-item>
              <text:p text:style-name="P84">Key functions: x264_8_hadamard_ac_8x8_avx2 (1.91%), x264_8_quant_4x4x4_avx2 (1.20%), x264_8_dct4x4x4_internal_avx512 (0.90%). </text:p>
            </text:list-item>
          </text:list>
        </text:list-item>
        <text:list-item>
          <text:p text:style-name="P84"><text:span text:style-name="Strong_20_Emphasis">Entropy Coding</text:span>: <text:span text:style-name="Strong_20_Emphasis">6.76%</text:span> </text:p>
          <text:list>
            <text:list-item>
              <text:p text:style-name="P84">Moderate due to CABAC encoding, especially for I-frames (13.9 KB) and trellis quantization. </text:p>
            </text:list-item>
            <text:list-item>
              <text:p text:style-name="P84">Key functions: x264_8_cabac_block_residual_rd_internal_avx512 (0.90%), cabac_mvd (0.85% + 0.72%), x264_8_trellis_cabac_4x4_ssse3 (0.70%). </text:p>
            </text:list-item>
          </text:list>
        </text:list-item>
        <text:list-item>
          <text:p text:style-name="P84"><text:span text:style-name="Strong_20_Emphasis">Intra Prediction</text:span>: <text:span text:style-name="Strong_20_Emphasis">2.22%</text:span> </text:p>
          <text:list>
            <text:list-item>
              <text:p text:style-name="P84">Lowest due to minimal I-frame usage (2 I-frames, 792 macroblocks total). </text:p>
            </text:list-item>
            <text:list-item>
              <text:p text:style-name="P38">Key functions: slicetype_mb_cost (0.87%, shared), x264_8_intra_satd_x9_4x4_avx (0.26%), x264_8_intra_satd_x3_8x8c_ssse3 (0.23%). </text:p>
            </text:list-item>
          </text:list>
        </text:list-item>
      </text:list>
      <text:p text:style-name="Horizontal_20_Line"/>
      <text:h text:style-name="Heading_20_3" text:outline-level="3">Step 5: Estimating Absolute Cycle Counts</text:h>
      <text:p text:style-name="Text_20_body">The perf_report.txt indicates an approximate total of 3,104,072,026 cycles over ~0.213 seconds (from your x264 log, 300 frames encoded at 1410.88 fps). Using the percentages, we can estimate the cycles per module:</text:p>
      <text:list xml:id="list3395429827" text:style-name="L37">
        <text:list-item>
          <text:p text:style-name="P85"><text:span text:style-name="Strong_20_Emphasis">Total Cycles</text:span>: 3,104,072,026 </text:p>
        </text:list-item>
        <text:list-item>
          <text:p text:style-name="P85"><text:span text:style-name="Strong_20_Emphasis">Motion Estimation</text:span>: 56.95% × 3,104,072,026 ≈ 1,767,769,039 cycles </text:p>
        </text:list-item>
        <text:list-item>
          <text:p text:style-name="P85"><text:span text:style-name="Strong_20_Emphasis">Transform</text:span>: 8.62% × 3,104,072,026 ≈ 267,571,009 cycles </text:p>
        </text:list-item>
        <text:list-item>
          <text:p text:style-name="P85"><text:span text:style-name="Strong_20_Emphasis">Entropy Coding</text:span>: 6.76% × 3,104,072,026 ≈ 209,835,269 cycles </text:p>
        </text:list-item>
        <text:list-item>
          <text:p text:style-name="P39"><text:span text:style-name="Strong_20_Emphasis">Intra Prediction</text:span>: 2.22% × 3,104,072,026 ≈ 68,910,398 cycles </text:p>
        </text:list-item>
      </text:list>
      <text:p text:style-name="Text_20_body">To verify the total cycles, we can estimate based on CPU frequency:</text:p>
      <text:list xml:id="list1796605313" text:style-name="L38">
        <text:list-item>
          <text:p text:style-name="P86"><text:span text:style-name="Strong_20_Emphasis">Command</text:span>: Run lscpu | grep "CPU MHz" to get the CPU frequency. </text:p>
        </text:list-item>
        <text:list-item>
          <text:p text:style-name="P40"><text:soft-page-break/><text:span text:style-name="Strong_20_Emphasis">Example</text:span>: If the CPU is 3 GHz (3×10^9 cycles/second), cycles ≈ 0.213 seconds × 3×10^9 = 639,000,000 cycles. This is lower than the reported 3.1 billion, suggesting a higher effective frequency (e.g., turbo boost) or multi-core execution. Please share the CPU frequency for a precise calculation. </text:p>
        </text:list-item>
      </text:list>
      <text:p text:style-name="Horizontal_20_Line"/>
      <text:h text:style-name="Heading_20_3" text:outline-level="3">Step 6: Validation with x264 Log</text:h>
      <text:p text:style-name="Text_20_body">The ranking aligns with the x264 log:</text:p>
      <text:list xml:id="list1628468939" text:style-name="L39">
        <text:list-item>
          <text:p text:style-name="P87"><text:span text:style-name="Strong_20_Emphasis">Motion Estimation</text:span>: Dominant due to 298 P/B-frames, with medium preset settings (--me hex, --subme 7, multiple reference frames) and non-skipped macroblocks (~9,955 in P-frames, ~12,573 in B-frames). The high cycle count (56.95%) reflects the computational complexity of motion search and subpixel refinement. </text:p>
        </text:list-item>
        <text:list-item>
          <text:p text:style-name="P87"><text:span text:style-name="Strong_20_Emphasis">Transform</text:span>: Moderate usage (8.62%) due to 8x8 transforms (51.2% inter, 65% intra) and non-skipped macroblocks. </text:p>
        </text:list-item>
        <text:list-item>
          <text:p text:style-name="P87"><text:span text:style-name="Strong_20_Emphasis">Entropy Coding</text:span>: Moderate (6.76%) due to CABAC, with peaks for I-frames (13.9 KB) but lower impact for small P/B-frames (1.1 KB, 107 bytes). </text:p>
        </text:list-item>
        <text:list-item>
          <text:p text:style-name="P41"><text:span text:style-name="Strong_20_Emphasis">Intra Prediction</text:span>: Low (2.22%) due to only 2 I-frames and minimal intra macroblocks in P-frames (0.1%). </text:p>
        </text:list-item>
      </text:list>
      <text:p text:style-name="Horizontal_20_Line"/>
      <text:h text:style-name="Heading_20_3" text:outline-level="3">Step 7: Addressing Kernel Symbol Restriction Warning</text:h>
      <text:p text:style-name="Text_20_body">The [unknown] [k] entries (e.g., 0xffffffff82600124, 0xffffffff8258d894) indicate restricted kernel symbol resolution due to /proc/sys/kernel/kptr_restrict. These don’t affect user-space x264 profiling, as most cycles are attributed to x264 functions. To resolve for completeness:</text:p>
      <text:list xml:id="list342170110" text:style-name="L40">
        <text:list-item>
          <text:p text:style-name="P88"><text:span text:style-name="Strong_20_Emphasis">Check Settings</text:span>: </text:p>
          <text:p text:style-name="P88">bash</text:p>
          <text:p text:style-name="P88">Copy</text:p>
          <text:p text:style-name="P96"><text:span text:style-name="Source_20_Text"><text:span text:style-name="T3">cat /proc/sys/kernel/kptr_restrict cat /proc/sys/kernel/perf_event_paranoid</text:span></text:span></text:p>
        </text:list-item>
        <text:list-item>
          <text:p text:style-name="P88"><text:span text:style-name="Strong_20_Emphasis">Run as Root</text:span>: </text:p>
          <text:p text:style-name="P88">bash</text:p>
          <text:p text:style-name="P88">Copy</text:p>
          <text:p text:style-name="P96"><text:span text:style-name="Source_20_Text"><text:span text:style-name="T3">sudo perf record -e cycles -g ./x264 --log-level debug --preset medium --crf 23 --output output.h264 input.y4m sudo perf report -n --stdio &gt; perf_report_root.txt</text:span></text:span></text:p>
        </text:list-item>
        <text:list-item>
          <text:p text:style-name="P88"><text:span text:style-name="Strong_20_Emphasis">Adjust Settings</text:span>: </text:p>
          <text:p text:style-name="P88">bash</text:p>
          <text:p text:style-name="P88">Copy</text:p>
          <text:p text:style-name="P96"><text:span text:style-name="Source_20_Text"><text:span text:style-name="T3">sudo sysctl -w kernel.kptr_restrict=0 sudo sysctl -w kernel.perf_event_paranoid=1</text:span></text:span></text:p>
          <text:p text:style-name="P42">Then rerun perf record. </text:p>
        </text:list-item>
      </text:list>
      <text:p text:style-name="Text_20_body">Since Motion Estimation dominates, the user-space data is sufficient, and rerunning isn’t necessary unless you need kernel details.</text:p>
      <text:p text:style-name="Horizontal_20_Line"><text:soft-page-break/></text:p>
      <text:h text:style-name="Heading_20_3" text:outline-level="3">Step 8: Optimizing the Most Cycle-Intensive Module</text:h>
      <text:p text:style-name="Text_20_body"><text:span text:style-name="Strong_20_Emphasis">Motion Estimation</text:span> (56.95%) is the most cycle-intensive module. To reduce its cycle usage, consider the following optimizations (trade-offs may affect quality or bitrate):</text:p>
      <text:list xml:id="list1763139929" text:style-name="L41">
        <text:list-item>
          <text:p text:style-name="P89"><text:span text:style-name="Strong_20_Emphasis">Simplify Motion Search</text:span>: </text:p>
          <text:list>
            <text:list-item>
              <text:p text:style-name="P89">Use a faster search algorithm: --me dia (diamond search) instead of --me hex (hexagonal). </text:p>
            </text:list-item>
            <text:list-item>
              <text:p text:style-name="P89">Command: </text:p>
              <text:p text:style-name="P89">bash</text:p>
              <text:p text:style-name="P89">Copy</text:p>
              <text:p text:style-name="P97"><text:span text:style-name="Source_20_Text"><text:span text:style-name="T3">./x264 --log-level debug --preset medium --me dia --crf 23 --output output.h264 input.y4m</text:span></text:span></text:p>
            </text:list-item>
          </text:list>
        </text:list-item>
        <text:list-item>
          <text:p text:style-name="P89"><text:span text:style-name="Strong_20_Emphasis">Reduce Subpixel Refinement</text:span>: </text:p>
          <text:list>
            <text:list-item>
              <text:p text:style-name="P89">Lower subpixel motion estimation: --subme 1 (faster) instead of --subme 7. </text:p>
            </text:list-item>
            <text:list-item>
              <text:p text:style-name="P89">Command: </text:p>
              <text:p text:style-name="P89">bash</text:p>
              <text:p text:style-name="P89">Copy</text:p>
              <text:p text:style-name="P97"><text:span text:style-name="Source_20_Text"><text:span text:style-name="T3">./x264 --log-level debug --preset medium --subme 1 --crf 23 --output output.h264 input.y4m</text:span></text:span></text:p>
            </text:list-item>
          </text:list>
        </text:list-item>
        <text:list-item>
          <text:p text:style-name="P89"><text:span text:style-name="Strong_20_Emphasis">Limit Reference Frames</text:span>: </text:p>
          <text:list>
            <text:list-item>
              <text:p text:style-name="P89">Reduce the number of reference frames: --ref 1 instead of the default (likely 3-5 in medium preset). </text:p>
            </text:list-item>
            <text:list-item>
              <text:p text:style-name="P89">Command: </text:p>
              <text:p text:style-name="P89">bash</text:p>
              <text:p text:style-name="P89">Copy</text:p>
              <text:p text:style-name="P97"><text:span text:style-name="Source_20_Text"><text:span text:style-name="T3">./x264 --log-level debug --preset medium --ref 1 --crf 23 --output output.h264 input.y4m</text:span></text:span></text:p>
            </text:list-item>
          </text:list>
        </text:list-item>
        <text:list-item>
          <text:p text:style-name="P89"><text:span text:style-name="Strong_20_Emphasis">Combined Optimization</text:span>: </text:p>
          <text:p text:style-name="P89">bash</text:p>
          <text:p text:style-name="P89">Copy</text:p>
          <text:p text:style-name="P97"><text:span text:style-name="Source_20_Text"><text:span text:style-name="T3">./x264 --log-level debug --preset medium --me dia --subme 1 --ref 1 --crf 23 --output output.h264 input.y4m</text:span></text:span></text:p>
          <text:list>
            <text:list-item>
              <text:p text:style-name="P43">Monitor the impact on bitrate (may increase) and quality (may decrease slightly). </text:p>
            </text:list-item>
          </text:list>
        </text:list-item>
      </text:list>
      <text:p text:style-name="Horizontal_20_Line"/>
      <text:h text:style-name="Heading_20_3" text:outline-level="3">Step 9: Final Answer</text:h>
      <text:p text:style-name="Text_20_body">Based on the perf_report.txt analysis, the x264 modules rank as follows by CPU cycle usage:</text:p>
      <text:list xml:id="list1466655243" text:style-name="L42">
        <text:list-item>
          <text:p text:style-name="P90"><text:span text:style-name="Strong_20_Emphasis">Motion Estimation</text:span>: 56.95% (~1,767,769,039 cycles) </text:p>
        </text:list-item>
        <text:list-item>
          <text:p text:style-name="P90"><text:span text:style-name="Strong_20_Emphasis">Transform</text:span>: 8.62% (~267,571,009 cycles) </text:p>
        </text:list-item>
        <text:list-item>
          <text:p text:style-name="P90"><text:span text:style-name="Strong_20_Emphasis">Entropy Coding</text:span>: 6.76% (~209,835,269 cycles) </text:p>
        </text:list-item>
        <text:list-item>
          <text:p text:style-name="P44"><text:span text:style-name="Strong_20_Emphasis">Intra Prediction</text:span>: 2.22% (~68,910,398 cycles) </text:p>
        </text:list-item>
      </text:list>
      <text:p text:style-name="Text_20_body"><text:soft-page-break/><text:span text:style-name="Strong_20_Emphasis">Most Cycle-Intensive Module</text:span>: Motion Estimation, consuming 56.95% of CPU cycles, primarily due to motion vector search (x264_8_me_search_ref, 4.90%), reference frame access (get_ref_avx2, 4.75%), and subpixel refinement (refine_subpel, 4.34%).</text:p>
      <text:p text:style-name="Horizontal_20_Line"/>
      <text:h text:style-name="Heading_20_3" text:outline-level="3">Step 10: Next Steps and Questions</text:h>
      <text:list xml:id="list3779019275" text:style-name="L43">
        <text:list-item>
          <text:p text:style-name="P91"><text:span text:style-name="Strong_20_Emphasis">Share CPU Frequency</text:span>: Run lscpu | grep "CPU MHz" to confirm the total cycle estimate. </text:p>
        </text:list-item>
        <text:list-item>
          <text:p text:style-name="P91"><text:span text:style-name="Strong_20_Emphasis">Optimization</text:span>: Do you want to test the suggested Motion Estimation optimizations (e.g., --me dia, --subme 1)? I can guide you through comparing performance and quality. </text:p>
        </text:list-item>
        <text:list-item>
          <text:p text:style-name="P91"><text:span text:style-name="Strong_20_Emphasis">Further Analysis</text:span>: </text:p>
          <text:list>
            <text:list-item>
              <text:p text:style-name="P91">Want to visualize the data with a flame graph? Install hotspot: </text:p>
              <text:p text:style-name="P91">bash</text:p>
              <text:p text:style-name="P91">Copy</text:p>
              <text:p text:style-name="P98"><text:span text:style-name="Source_20_Text"><text:span text:style-name="T3">sudo apt install hotspot hotspot perf.data</text:span></text:span></text:p>
            </text:list-item>
            <text:list-item>
              <text:p text:style-name="P91">Need a deeper dive into specific functions or module sub-components? </text:p>
            </text:list-item>
          </text:list>
        </text:list-item>
        <text:list-item>
          <text:p text:style-name="P45"><text:span text:style-name="Strong_20_Emphasis">Kernel Warning</text:span>: Should we rerun perf record as root to resolve [unknown] [k] entries? </text:p>
        </text:list-item>
      </text:list>
      <text:p text:style-name="Text_20_body">Please let me know your CPU frequency, any optimization preferences, or additional details (e.g., video content type—static or high motion), and I’ll refine the analysis or assist further!</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ar font-ibm-plex-mono" svg:font-family="'var font-ibm-plex-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12T14:07:51.160901604</meta:creation-date>
    <dc:date>2025-05-12T17:44:30.512716567</dc:date>
    <meta:editing-duration>PT5M18S</meta:editing-duration>
    <meta:editing-cycles>1</meta:editing-cycles>
    <meta:document-statistic meta:table-count="0" meta:image-count="0" meta:object-count="0" meta:page-count="30" meta:paragraph-count="1007" meta:word-count="9434" meta:character-count="69483" meta:non-whitespace-character-count="59047"/>
    <meta:generator>LibreOffice/6.4.7.2$Linux_X86_64 LibreOffice_project/40$Build-2</meta:generator>
  </office:meta>
</office:document-meta>
</file>